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1" style:family="table">
      <style:table-properties style:width="15.981cm" fo:margin-left="-0.191cm" fo:margin-top="0cm" fo:margin-bottom="0cm" table:align="left" style:writing-mode="page"/>
    </style:style>
    <style:style style:name="Tableau1.A" style:family="table-column">
      <style:table-column-properties style:column-width="10.795cm"/>
    </style:style>
    <style:style style:name="Tableau1.B" style:family="table-column">
      <style:table-column-properties style:column-width="5.184cm"/>
    </style:style>
    <style:style style:name="Tableau1.1" style:family="table-row">
      <style:table-row-properties style:min-row-height="0.529cm" fo:keep-together="auto"/>
    </style:style>
    <style:style style:name="Tableau1.A1" style:family="table-cell">
      <style:table-cell-properties fo:padding-left="0.191cm" fo:padding-right="0.191cm" fo:padding-top="0cm" fo:padding-bottom="0cm" fo:border-left="none" fo:border-right="none" fo:border-top="1.5pt solid #000000" fo:border-bottom="1.5pt solid #000000"/>
    </style:style>
    <style:style style:name="Tableau1.A2" style:family="table-cell">
      <style:table-cell-properties fo:padding-left="0.191cm" fo:padding-right="0.191cm" fo:padding-top="0cm" fo:padding-bottom="0cm" fo:border-left="none" fo:border-right="none" fo:border-top="1.5pt solid #000000" fo:border-bottom="none"/>
    </style:style>
    <style:style style:name="Tableau1.A3" style:family="table-cell">
      <style:table-cell-properties fo:padding-left="0.191cm" fo:padding-right="0.191cm" fo:padding-top="0cm" fo:padding-bottom="0cm" fo:border="none"/>
    </style:style>
    <style:style style:name="Tableau1.A5" style:family="table-cell">
      <style:table-cell-properties fo:padding-left="0.191cm" fo:padding-right="0.191cm" fo:padding-top="0cm" fo:padding-bottom="0cm" fo:border-left="none" fo:border-right="none" fo:border-top="none" fo:border-bottom="0.5pt solid #000000"/>
    </style:style>
    <style:style style:name="Tableau1.A6" style:family="table-cell">
      <style:table-cell-properties fo:padding-left="0.191cm" fo:padding-right="0.191cm" fo:padding-top="0cm" fo:padding-bottom="0cm" fo:border-left="none" fo:border-right="none" fo:border-top="0.5pt solid #000000" fo:border-bottom="none"/>
    </style:style>
    <style:style style:name="Tableau1.A10" style:family="table-cell">
      <style:table-cell-properties fo:padding-left="0.191cm" fo:padding-right="0.191cm" fo:padding-top="0cm" fo:padding-bottom="0cm" fo:border-left="none" fo:border-right="none" fo:border-top="none" fo:border-bottom="1.5pt solid #000000"/>
    </style:style>
    <style:style style:name="Tableau2" style:family="table">
      <style:table-properties style:width="15.998cm" fo:margin-left="-0.191cm" fo:margin-top="0cm" fo:margin-bottom="0cm" table:align="left" style:writing-mode="lr-tb"/>
    </style:style>
    <style:style style:name="Tableau2.A" style:family="table-column">
      <style:table-column-properties style:column-width="5.124cm"/>
    </style:style>
    <style:style style:name="Tableau2.B" style:family="table-column">
      <style:table-column-properties style:column-width="3.203cm"/>
    </style:style>
    <style:style style:name="Tableau2.C" style:family="table-column">
      <style:table-column-properties style:column-width="3.438cm"/>
    </style:style>
    <style:style style:name="Tableau2.D" style:family="table-column">
      <style:table-column-properties style:column-width="3.403cm"/>
    </style:style>
    <style:style style:name="Tableau2.E" style:family="table-column">
      <style:table-column-properties style:column-width="0.416cm"/>
    </style:style>
    <style:style style:name="Tableau2.F" style:family="table-column">
      <style:table-column-properties style:column-width="0.413cm"/>
    </style:style>
    <style:style style:name="Tableau2.1" style:family="table-row">
      <style:table-row-properties style:min-row-height="0.529cm" fo:keep-together="auto"/>
    </style:style>
    <style:style style:name="Tableau2.A1" style:family="table-cell">
      <style:table-cell-properties fo:padding-left="0.191cm" fo:padding-right="0.191cm" fo:padding-top="0cm" fo:padding-bottom="0cm" fo:border-left="none" fo:border-right="none" fo:border-top="1.5pt solid #000000" fo:border-bottom="none" style:writing-mode="lr-tb"/>
    </style:style>
    <style:style style:name="Tableau2.E1" style:family="table-cell">
      <style:table-cell-properties fo:padding-left="0.191cm" fo:padding-right="0.191cm" fo:padding-top="0cm" fo:padding-bottom="0cm" fo:border="none" style:writing-mode="lr-tb"/>
    </style:style>
    <style:style style:name="Tableau2.A2" style:family="table-cell">
      <style:table-cell-properties fo:padding-left="0.191cm" fo:padding-right="0.191cm" fo:padding-top="0cm" fo:padding-bottom="0cm" fo:border-left="none" fo:border-right="none" fo:border-top="none" fo:border-bottom="1.5pt solid #000000" style:writing-mode="lr-tb"/>
    </style:style>
    <style:style style:name="Tableau2.3" style:family="table-row">
      <style:table-row-properties style:min-row-height="0.714cm" fo:keep-together="auto"/>
    </style:style>
    <style:style style:name="Tableau2.A3" style:family="table-cell">
      <style:table-cell-properties fo:padding-left="0.191cm" fo:padding-right="0.191cm" fo:padding-top="0cm" fo:padding-bottom="0cm" fo:border-left="none" fo:border-right="none" fo:border-top="1.5pt solid #000000" fo:border-bottom="1.5pt solid #000000" style:writing-mode="lr-tb"/>
    </style:style>
    <style:style style:name="Tableau2.A5" style:family="table-cell">
      <style:table-cell-properties fo:padding-left="0.191cm" fo:padding-right="0.191cm" fo:padding-top="0cm" fo:padding-bottom="0cm" fo:border-left="none" fo:border-right="none" fo:border-top="1.5pt solid #000000" fo:border-bottom="0.5pt solid #000000" style:writing-mode="lr-tb"/>
    </style:style>
    <style:style style:name="Tableau2.A6" style:family="table-cell">
      <style:table-cell-properties fo:padding-left="0.191cm" fo:padding-right="0.191cm" fo:padding-top="0cm" fo:padding-bottom="0cm" fo:border-left="none" fo:border-right="none" fo:border-top="0.5pt solid #000000" fo:border-bottom="none" style:writing-mode="lr-tb"/>
    </style:style>
    <style:style style:name="P1" style:family="paragraph" style:parent-style-name="Preformatted_20_Text">
      <style:paragraph-properties fo:margin-top="0cm" fo:margin-bottom="0cm" style:contextual-spacing="false" fo:line-height="200%" fo:text-align="start" style:justify-single-word="false" fo:orphans="2" fo:widows="2" fo:hyphenation-ladder-count="no-limit"/>
      <style:text-properties style:font-name="Times New Roman" fo:font-size="12pt" fo:language="fr" fo:country="FR" style:letter-kerning="false" style:font-name-asian="Times New Roman1" style:font-size-asian="12pt" style:language-asian="en" style:country-asian="US"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 style:family="paragraph" style:parent-style-name="Preformatted_20_Text">
      <style:paragraph-properties fo:margin-top="0cm" fo:margin-bottom="0cm" style:contextual-spacing="false" fo:line-height="200%" fo:text-align="start" style:justify-single-word="false" fo:orphans="2" fo:widows="2" fo:hyphenation-ladder-count="no-limit"/>
      <style:text-properties style:font-name="Times New Roman" fo:font-size="11pt" fo:language="fr" fo:country="FR" style:letter-kerning="false" style:font-name-asian="Times New Roman1"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3" style:family="paragraph" style:parent-style-name="Preformatted_20_Text">
      <style:paragraph-properties fo:line-height="200%"/>
    </style:style>
    <style:style style:name="P4" style:family="paragraph" style:parent-style-name="Preformatted_20_Text">
      <style:paragraph-properties fo:line-height="200%"/>
      <style:text-properties style:font-name="Times New Roman" fo:font-size="11pt" style:font-name-asian="Times New Roman1" style:font-size-asian="11pt" style:language-asian="en" style:country-asian="US" style:font-name-complex="Times New Roman1" style:font-size-complex="11pt"/>
    </style:style>
    <style:style style:name="P5" style:family="paragraph" style:parent-style-name="Preformatted_20_Text">
      <style:paragraph-properties fo:margin-top="0cm" fo:margin-bottom="0cm" style:contextual-spacing="false" fo:line-height="200%" fo:text-align="start" style:justify-single-word="false" fo:orphans="2" fo:widows="2" fo:hyphenation-ladder-count="no-limit"/>
      <style:text-properties style:font-name="Times New Roman" fo:font-size="11pt" fo:language="fr" fo:country="FR" style:letter-kerning="false" style:font-name-asian="Times New Roman1"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6" style:family="paragraph" style:parent-style-name="Preformatted_20_Text">
      <style:paragraph-properties fo:margin-top="0cm" fo:margin-bottom="0cm" style:contextual-spacing="false" fo:line-height="200%" fo:text-align="start" style:justify-single-word="false" fo:orphans="2" fo:widows="2" fo:hyphenation-ladder-count="no-limit"/>
      <style:text-properties style:font-name="Times New Roman" fo:font-size="12pt" fo:language="fr" fo:country="FR" style:letter-kerning="false" style:font-name-asian="Times New Roman1" style:font-size-asian="12pt" style:language-asian="en" style:country-asian="US"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7" style:family="paragraph" style:parent-style-name="Bibliography_20_1">
      <style:paragraph-properties fo:text-align="justify" style:justify-single-word="false"/>
    </style:style>
    <style:style style:name="P8" style:family="paragraph" style:parent-style-name="Bibliography_20_1">
      <style:paragraph-properties fo:text-align="justify" style:justify-single-word="false"/>
      <style:text-properties officeooo:paragraph-rsid="000a4cf2"/>
    </style:style>
    <style:style style:name="P9" style:family="paragraph" style:parent-style-name="Bibliography_20_1">
      <style:paragraph-properties fo:text-align="justify" style:justify-single-word="false" fo:break-before="page"/>
      <style:text-properties officeooo:paragraph-rsid="000a4cf2"/>
    </style:style>
    <style:style style:name="P10" style:family="paragraph" style:parent-style-name="Heading_20_1" style:list-style-name="">
      <style:paragraph-properties fo:margin-left="0cm" fo:line-height="200%" fo:text-indent="0cm" style:auto-text-indent="false"/>
      <style:text-properties fo:font-size="16pt" style:font-size-asian="16pt" style:font-size-complex="16pt"/>
    </style:style>
    <style:style style:name="P11" style:family="paragraph" style:parent-style-name="Heading_20_1" style:list-style-name="">
      <style:paragraph-properties fo:margin-left="0cm" fo:line-height="200%" fo:text-indent="0cm" style:auto-text-indent="false"/>
    </style:style>
    <style:style style:name="P12" style:family="paragraph" style:parent-style-name="Heading_20_1" style:list-style-name="">
      <style:paragraph-properties fo:margin-left="0cm" fo:margin-top="0cm" fo:margin-bottom="0cm" style:contextual-spacing="false" fo:line-height="200%" fo:text-indent="0cm" style:auto-text-indent="false" fo:break-before="page"/>
    </style:style>
    <style:style style:name="P13" style:family="paragraph" style:parent-style-name="Heading_20_1" style:list-style-name="">
      <style:paragraph-properties fo:margin-left="0cm" fo:margin-top="0cm" fo:margin-bottom="0cm" style:contextual-spacing="false" fo:line-height="200%" fo:text-indent="0cm" style:auto-text-indent="false"/>
    </style:style>
    <style:style style:name="P14" style:family="paragraph" style:parent-style-name="Standard">
      <style:paragraph-properties fo:line-height="200%"/>
    </style:style>
    <style:style style:name="P15" style:family="paragraph" style:parent-style-name="Standard">
      <style:paragraph-properties fo:line-height="200%" fo:text-indent="1.249cm" style:auto-text-indent="false"/>
    </style:style>
    <style:style style:name="P16" style:family="paragraph" style:parent-style-name="Standard">
      <style:paragraph-properties fo:margin-top="0cm" fo:margin-bottom="0cm" style:contextual-spacing="false" fo:line-height="200%"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line-height="200%" fo:text-align="justify" style:justify-single-word="false"/>
    </style:style>
    <style:style style:name="P18" style:family="paragraph" style:parent-style-name="Standard" style:master-page-name="Converted6">
      <style:paragraph-properties fo:line-height="200%" style:page-number="auto"/>
    </style:style>
    <style:style style:name="P19" style:family="paragraph" style:parent-style-name="Standard">
      <style:paragraph-properties fo:line-height="200%"/>
      <style:text-properties officeooo:paragraph-rsid="000a4cf2"/>
    </style:style>
    <style:style style:name="P20" style:family="paragraph" style:parent-style-name="Standard">
      <style:paragraph-properties fo:line-height="200%"/>
      <style:text-properties fo:font-size="12pt" style:font-size-asian="12pt" style:font-size-complex="12pt"/>
    </style:style>
    <style:style style:name="P21" style:family="paragraph" style:parent-style-name="Standard">
      <style:paragraph-properties fo:line-height="200%"/>
      <style:text-properties fo:font-size="12pt" officeooo:paragraph-rsid="000a4cf2" style:font-size-asian="12pt" style:font-size-complex="12pt"/>
    </style:style>
    <style:style style:name="P22" style:family="paragraph" style:parent-style-name="Standard">
      <style:paragraph-properties fo:line-height="150%"/>
    </style:style>
    <style:style style:name="P23" style:family="paragraph" style:parent-style-name="Standard">
      <style:paragraph-properties fo:line-height="200%"/>
      <style:text-properties fo:color="#000000" loext:opacity="100%" fo:font-size="12pt" style:font-size-asian="12pt" style:font-size-complex="12pt"/>
    </style:style>
    <style:style style:name="P24" style:family="paragraph" style:parent-style-name="Standard">
      <style:paragraph-properties fo:line-height="150%"/>
      <style:text-properties fo:color="#000000" loext:opacity="100%" fo:font-size="12pt" style:font-size-asian="12pt" style:font-size-complex="12pt"/>
    </style:style>
    <style:style style:name="P25" style:family="paragraph" style:parent-style-name="Standard">
      <style:paragraph-properties fo:line-height="100%"/>
    </style:style>
    <style:style style:name="P26" style:family="paragraph" style:parent-style-name="Standard">
      <style:paragraph-properties fo:line-height="100%"/>
      <style:text-properties officeooo:paragraph-rsid="000a4cf2"/>
    </style:style>
    <style:style style:name="P27" style:family="paragraph" style:parent-style-name="Standard">
      <style:paragraph-properties fo:margin-top="0cm" fo:margin-bottom="0cm" style:contextual-spacing="false" fo:line-height="200%" fo:orphans="2" fo:widows="2" fo:hyphenation-ladder-count="no-limit"/>
      <style:text-properties style:font-name="Calibri" fo:font-size="12pt" style:letter-kerning="true" style:font-name-asian="Calibri1" style:font-size-asian="12pt" style:language-asian="en" style:country-asian="US" style:font-name-complex="F" style:font-size-complex="12pt" fo:hyphenate="tru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cm" fo:margin-bottom="0cm" style:contextual-spacing="false" fo:line-height="200%" fo:orphans="2" fo:widows="2" fo:hyphenation-ladder-count="no-limit"/>
      <style:text-properties fo:font-size="11pt" fo:font-weight="bold" style:font-size-asian="11pt" style:font-weight-asian="bold" style:font-size-complex="11pt" style:font-weight-complex="bold"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cm" fo:margin-bottom="0cm" style:contextual-spacing="false" fo:line-height="200%" fo:orphans="2" fo:widows="2" fo:hyphenation-ladder-count="no-limit"/>
      <style:text-properties fo:font-size="11pt" style:font-size-asian="11pt" style:font-size-complex="11pt"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master-page-name="Converted4">
      <style:paragraph-properties fo:line-height="200%" style:page-number="auto"/>
      <style:text-properties style:use-window-font-color="true" loext:opacity="0%" style:font-name="Times New Roman" fo:font-size="16pt" fo:language="en" fo:country="US" fo:font-weight="bold" officeooo:paragraph-rsid="000a4cf2" style:letter-kerning="false" style:font-name-asian="Times New Roman1" style:font-size-asian="16pt" style:language-asian="fr" style:country-asian="FR" style:font-weight-asian="bold" style:font-name-complex="Times New Roman1" style:font-size-complex="16pt" style:language-complex="ar" style:country-complex="SA" style:font-weight-complex="bold"/>
    </style:style>
    <style:style style:name="P31" style:family="paragraph" style:parent-style-name="Text_20_body">
      <style:paragraph-properties fo:line-height="200%" fo:text-align="start" style:justify-single-word="false"/>
      <style:text-properties officeooo:paragraph-rsid="000a4cf2"/>
    </style:style>
    <style:style style:name="P32" style:family="paragraph" style:parent-style-name="Text_20_body">
      <style:paragraph-properties fo:line-height="200%"/>
    </style:style>
    <style:style style:name="P33" style:family="paragraph" style:parent-style-name="Text_20_body">
      <style:paragraph-properties fo:margin-top="0cm" fo:margin-bottom="0cm" style:contextual-spacing="false" fo:line-height="200%"/>
    </style:style>
    <style:style style:name="P34" style:family="paragraph" style:parent-style-name="Text_20_body">
      <style:paragraph-properties fo:margin-top="0cm" fo:margin-bottom="0cm" style:contextual-spacing="false" fo:line-height="200%"/>
      <style:text-properties fo:font-size="12pt" style:font-size-asian="12pt" style:font-size-complex="12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4pt" fo:language="en" fo:country="GB" fo:font-weight="bold" style:font-name-asian="F" style:font-size-asian="14pt" style:font-weight-asian="bold" style:font-size-complex="10.5pt"/>
    </style:style>
    <style:style style:name="T4" style:family="text">
      <style:text-properties fo:font-size="14pt" fo:language="en" fo:country="GB" fo:font-weight="bold" style:font-size-asian="14pt" style:font-weight-asian="bold" style:font-size-complex="14pt" style:font-weight-complex="bold"/>
    </style:style>
    <style:style style:name="T5" style:family="text">
      <style:text-properties fo:font-size="12pt" fo:language="fr" fo:country="FR" style:font-size-asian="12pt" style:font-size-complex="12pt"/>
    </style:style>
    <style:style style:name="T6" style:family="text">
      <style:text-properties fo:font-size="12pt" style:font-size-asian="12pt" style:font-size-complex="12pt"/>
    </style:style>
    <style:style style:name="T7" style:family="text">
      <style:text-properties fo:font-size="12pt" style:font-size-asian="12pt" style:font-size-complex="12pt"/>
    </style:style>
    <style:style style:name="T8" style:family="text">
      <style:text-properties fo:font-size="12pt" style:font-size-asian="12pt" style:language-asian="en" style:country-asian="US" style:font-size-complex="12pt"/>
    </style:style>
    <style:style style:name="T9" style:family="text">
      <style:text-properties fo:font-size="12pt" fo:language="es" fo:country="ES" style:font-size-asian="12pt" style:font-size-complex="12pt"/>
    </style:style>
    <style:style style:name="T10" style:family="text">
      <style:text-properties fo:font-size="12pt" style:font-size-complex="12pt"/>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normal" style:font-name-asian="Microsoft YaHei" style:font-size-asian="12pt" style:font-weight-asian="normal" style:font-size-complex="12pt" style:font-weight-complex="normal"/>
    </style:style>
    <style:style style:name="T13" style:family="text">
      <style:text-properties fo:font-size="12pt" style:font-name-asian="Microsoft YaHei" style:font-size-asian="12pt" style:font-size-complex="12pt"/>
    </style:style>
    <style:style style:name="T14" style:family="text">
      <style:text-properties fo:font-size="12pt" fo:font-weight="bold" style:font-name-asian="Microsoft YaHei" style:font-size-asian="12pt" style:font-weight-asian="bold" style:font-size-complex="12pt" style:font-weight-complex="bold"/>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style="italic" style:font-name-asian="Microsoft YaHei" style:font-size-asian="12pt" style:font-style-asian="italic" style:font-size-complex="12pt" style:font-style-complex="italic"/>
    </style:style>
    <style:style style:name="T17" style:family="text">
      <style:text-properties fo:font-size="12pt" fo:font-style="italic" style:font-size-asian="12pt" style:font-style-asian="italic" style:font-size-complex="12pt" style:font-style-complex="italic"/>
    </style:style>
    <style:style style:name="T18" style:family="text">
      <style:text-properties fo:font-size="12pt" fo:font-style="italic" fo:font-weight="bold" style:font-size-asian="12pt" style:font-style-asian="italic" style:font-weight-asian="bold" style:font-size-complex="12pt" style:font-style-complex="italic" style:font-weight-complex="bold"/>
    </style:style>
    <style:style style:name="T19" style:family="text">
      <style:text-properties fo:font-size="12pt" fo:language="en" fo:country="GB" fo:font-weight="bold" style:font-name-asian="F" style:font-size-asian="12pt" style:font-weight-asian="bold"/>
    </style:style>
    <style:style style:name="T20" style:family="text">
      <style:text-properties fo:font-size="12pt" fo:language="en" fo:country="GB" style:font-name-asian="F" style:font-size-asian="12pt"/>
    </style:style>
    <style:style style:name="T21" style:family="text">
      <style:text-properties fo:font-size="12pt" style:letter-kerning="false" style:font-name-asian="Times New Roman1" style:font-size-asian="12pt" style:font-name-complex="Times New Roman1" style:font-size-complex="12pt" style:language-complex="ar" style:country-complex="SA"/>
    </style:style>
    <style:style style:name="T22" style:family="text">
      <style:text-properties style:text-position="super 58%" fo:font-size="12pt" fo:language="fr" fo:country="FR" style:font-size-asian="12pt" style:font-size-complex="12pt"/>
    </style:style>
    <style:style style:name="T23" style:family="text">
      <style:text-properties style:text-position="super 58%" fo:font-size="12pt" fo:language="es" fo:country="ES" style:font-size-asian="12pt" style:font-size-complex="12pt"/>
    </style:style>
    <style:style style:name="T24" style:family="text">
      <style:text-properties style:text-position="super 58%" fo:font-size="12pt" style:font-size-asian="12pt" style:font-size-complex="12pt"/>
    </style:style>
    <style:style style:name="T25" style:family="text">
      <style:text-properties style:text-position="super 58%" fo:font-size="11pt" style:font-size-asian="11pt" style:font-size-complex="11pt"/>
    </style:style>
    <style:style style:name="T26" style:family="text">
      <style:text-properties style:text-position="super 58%" fo:font-size="11pt" style:letter-kerning="false" style:font-name-asian="Times New Roman1" style:font-size-asian="11pt" style:font-name-complex="Times New Roman1" style:font-size-complex="11pt" style:language-complex="ar" style:country-complex="SA"/>
    </style:style>
    <style:style style:name="T27" style:family="text">
      <style:text-properties style:text-position="super 58%" style:font-name="Times New Roman" fo:font-size="12pt" style:font-name-asian="Times New Roman1" style:font-size-asian="12pt" style:language-asian="en" style:country-asian="US" style:font-name-complex="Times New Roman1" style:font-size-complex="12pt"/>
    </style:style>
    <style:style style:name="T28" style:family="text">
      <style:text-properties fo:font-size="16pt" style:font-size-asian="16pt" style:font-size-complex="16pt"/>
    </style:style>
    <style:style style:name="T29" style:family="text">
      <style:text-properties fo:color="#000000" loext:opacity="100%" fo:font-size="12pt" fo:font-weight="bold" style:font-size-asian="12pt" style:font-weight-asian="bold" style:font-size-complex="12pt" style:font-weight-complex="bold"/>
    </style:style>
    <style:style style:name="T30" style:family="text">
      <style:text-properties fo:color="#000000" loext:opacity="100%" fo:font-size="12pt" style:font-size-asian="12pt" style:font-size-complex="12pt"/>
    </style:style>
    <style:style style:name="T31" style:family="text">
      <style:text-properties fo:color="#000000" loext:opacity="100%" fo:font-size="12pt" style:font-size-asian="12pt" style:language-asian="en" style:country-asian="US" style:font-size-complex="12pt"/>
    </style:style>
    <style:style style:name="T32" style:family="text">
      <style:text-properties fo:color="#000000" loext:opacity="100%" fo:font-weight="bold" style:font-weight-asian="bold" style:font-weight-complex="bold"/>
    </style:style>
    <style:style style:name="T33" style:family="text">
      <style:text-properties fo:color="#000000" loext:opacity="100%"/>
    </style:style>
    <style:style style:name="T34" style:family="text">
      <style:text-properties fo:color="#ff0000" loext:opacity="100%" fo:font-size="12pt" style:font-size-asian="12pt" style:font-size-complex="12pt"/>
    </style:style>
    <style:style style:name="T35" style:family="text">
      <style:text-properties fo:color="#ff0000" loext:opacity="100%" fo:font-size="12pt" fo:font-weight="bold" style:font-name-asian="Microsoft YaHei" style:font-size-asian="12pt" style:font-weight-asian="bold" style:font-size-complex="12pt" style:font-weight-complex="bold"/>
    </style:style>
    <style:style style:name="T36" style:family="text">
      <style:text-properties fo:color="#000000" loext:opacity="100%" fo:font-size="12pt" style:font-size-asian="12pt" style:language-asian="en" style:country-asian="US" style:font-size-complex="12pt" fo:background-color="#00ffff">
        <loext:char-complex-color loext:theme-type="dark1" loext:color-type="theme"/>
      </style:text-properties>
    </style:style>
    <style:style style:name="T37" style:family="text">
      <style:text-properties fo:color="#000000" loext:opacity="100%" fo:font-size="12pt" style:font-size-asian="12pt" style:language-asian="en" style:country-asian="US" style:font-size-complex="12pt">
        <loext:char-complex-color loext:theme-type="dark1" loext:color-type="theme"/>
      </style:text-properties>
    </style:style>
    <style:style style:name="T38" style:family="text">
      <style:text-properties fo:color="#000000" loext:opacity="100%" fo:font-size="12pt" style:font-size-asian="12pt" style:font-size-complex="12pt">
        <loext:char-complex-color loext:theme-type="dark1" loext:color-type="theme"/>
      </style:text-properties>
    </style:style>
    <style:style style:name="T39" style:family="text">
      <style:text-properties fo:color="#000000" loext:opacity="100%" fo:font-size="12pt" fo:font-weight="bold" style:font-size-asian="12pt" style:language-asian="en" style:country-asian="US" style:font-weight-asian="bold" style:font-size-complex="12pt" style:font-weight-complex="bold">
        <loext:char-complex-color loext:theme-type="dark1" loext:color-type="theme"/>
      </style:text-properties>
    </style:style>
    <style:style style:name="T40" style:family="text">
      <style:text-properties fo:color="#000000" loext:opacity="100%" fo:font-size="12pt" fo:font-weight="bold" style:font-name-asian="Microsoft YaHei" style:font-size-asian="12pt" style:font-weight-asian="bold" style:font-size-complex="12pt" style:font-weight-complex="bold">
        <loext:char-complex-color loext:theme-type="dark1" loext:color-type="theme"/>
      </style:text-properties>
    </style:style>
    <style:style style:name="T41" style:family="text">
      <style:text-properties fo:color="#000000" loext:opacity="100%" fo:font-size="12pt" fo:font-style="italic" style:font-size-asian="12pt" style:language-asian="en" style:country-asian="US" style:font-style-asian="italic" style:font-size-complex="12pt" style:font-style-complex="italic">
        <loext:char-complex-color loext:theme-type="dark1" loext:color-type="theme"/>
      </style:text-properties>
    </style:style>
    <style:style style:name="T42" style:family="text">
      <style:text-properties fo:color="#000000" loext:opacity="100%" fo:font-size="12pt" fo:font-style="italic" fo:font-weight="bold" style:font-size-asian="12pt" style:font-style-asian="italic" style:font-weight-asian="bold" style:font-size-complex="12pt" style:font-style-complex="italic" style:font-weight-complex="bold">
        <loext:char-complex-color loext:theme-type="dark1" loext:color-type="theme"/>
      </style:text-properties>
    </style:style>
    <style:style style:name="T43" style:family="text">
      <style:text-properties fo:color="#000000" loext:opacity="100%" fo:font-size="11pt" style:letter-kerning="false" style:font-name-asian="Times New Roman1" style:font-size-asian="11pt" style:font-name-complex="Times New Roman1" style:font-size-complex="11pt" style:language-complex="ar" style:country-complex="SA">
        <loext:char-complex-color loext:theme-type="dark1" loext:color-type="theme"/>
      </style:text-properties>
    </style:style>
    <style:style style:name="T44" style:family="text">
      <style:text-properties fo:color="#000000" loext:opacity="100%" fo:font-size="11pt" style:font-size-asian="11pt" style:font-size-complex="11pt">
        <loext:char-complex-color loext:theme-type="dark1" loext:color-type="theme"/>
      </style:text-properties>
    </style:style>
    <style:style style:name="T45" style:family="text">
      <style:text-properties fo:color="#000000" loext:opacity="100%" style:font-name="Times New Roman" fo:font-size="11pt" fo:language="fr" fo:country="FR" style:letter-kerning="false" style:font-name-asian="Times New Roman1" style:font-size-asian="11pt" style:language-asian="en" style:country-asian="US" style:font-name-complex="Times New Roman1" style:font-size-complex="11pt" style:language-complex="ar" style:country-complex="SA">
        <loext:char-complex-color loext:theme-type="dark1" loext:color-type="theme"/>
      </style:text-properties>
    </style:style>
    <style:style style:name="T46" style:family="text">
      <style:text-properties fo:color="#000000" loext:opacity="100%" style:font-name="Times New Roman" fo:font-size="11pt" fo:language="fr" fo:country="FR" fo:font-weight="bold" style:letter-kerning="false" style:font-name-asian="Times New Roman1" style:font-size-asian="11pt" style:language-asian="en" style:country-asian="US" style:font-weight-asian="bold" style:font-name-complex="Times New Roman1" style:font-size-complex="11pt" style:language-complex="ar" style:country-complex="SA" style:font-weight-complex="bold">
        <loext:char-complex-color loext:theme-type="dark1" loext:color-type="theme"/>
      </style:text-properties>
    </style:style>
    <style:style style:name="T47" style:family="text">
      <style:text-properties fo:color="#000000" loext:opacity="100%" style:font-name="Times New Roman" fo:font-size="11pt" style:font-name-asian="Times New Roman1" style:font-size-asian="11pt" style:language-asian="en" style:country-asian="US" style:font-name-complex="Times New Roman1" style:font-size-complex="11pt">
        <loext:char-complex-color loext:theme-type="dark1" loext:color-type="theme"/>
      </style:text-properties>
    </style:style>
    <style:style style:name="T48" style:family="text">
      <style:text-properties fo:color="#000000" loext:opacity="100%" style:font-name="Times New Roman" fo:font-size="11pt" fo:font-weight="bold" style:font-name-asian="Times New Roman1" style:font-size-asian="11pt" style:language-asian="en" style:country-asian="US" style:font-weight-asian="bold" style:font-name-complex="Times New Roman1" style:font-size-complex="11pt" style:font-weight-complex="bold">
        <loext:char-complex-color loext:theme-type="dark1" loext:color-type="theme"/>
      </style:text-properties>
    </style:style>
    <style:style style:name="T49" style:family="text">
      <style:text-properties fo:font-weight="bold" style:font-weight-asian="bold" style:font-weight-complex="bold"/>
    </style:style>
    <style:style style:name="T50" style:family="text">
      <style:text-properties fo:font-weight="bold" officeooo:rsid="000a4cf2" style:font-weight-asian="bold" style:font-weight-complex="bold"/>
    </style:style>
    <style:style style:name="T51" style:family="text">
      <style:text-properties fo:font-size="10.5pt" style:font-size-asian="10.5pt" style:font-size-complex="10.5pt"/>
    </style:style>
    <style:style style:name="T52" style:family="text">
      <style:text-properties fo:color="#ee0000" loext:opacity="100%" fo:font-size="12pt" style:font-size-asian="12pt" style:font-size-complex="12pt"/>
    </style:style>
    <style:style style:name="T53" style:family="text">
      <style:text-properties fo:language="fr" fo:country="FR"/>
    </style:style>
    <style:style style:name="T54" style:family="text">
      <style:text-properties fo:font-style="italic" style:font-style-asian="italic"/>
    </style:style>
    <style:style style:name="T55" style:family="text">
      <style:text-properties fo:font-size="11pt" fo:font-weight="bold" style:font-size-asian="11pt" style:font-weight-asian="bold" style:font-size-complex="11pt" style:font-weight-complex="bold"/>
    </style:style>
    <style:style style:name="T56" style:family="text">
      <style:text-properties fo:font-size="11pt" fo:font-weight="bold" style:letter-kerning="false" style:font-name-asian="Times New Roman1" style:font-size-asian="11pt" style:font-weight-asian="bold" style:font-name-complex="Times New Roman1" style:font-size-complex="11pt" style:language-complex="ar" style:country-complex="SA" style:font-weight-complex="bold"/>
    </style:style>
    <style:style style:name="T57" style:family="text">
      <style:text-properties fo:font-size="11pt" style:font-size-asian="11pt" style:font-size-complex="11pt"/>
    </style:style>
    <style:style style:name="T58" style:family="text">
      <style:text-properties fo:font-size="11pt" fo:font-style="italic" fo:font-weight="bold" style:letter-kerning="false" style:font-name-asian="Times New Roman1" style:font-size-asian="11pt" style:font-style-asian="italic" style:font-weight-asian="bold" style:font-name-complex="Times New Roman1" style:font-size-complex="11pt" style:language-complex="ar" style:country-complex="SA" style:font-style-complex="italic" style:font-weight-complex="bold"/>
    </style:style>
    <style:style style:name="T59" style:family="text">
      <style:text-properties fo:font-size="11pt" style:letter-kerning="false" style:font-name-asian="Times New Roman1" style:font-size-asian="11pt" style:font-name-complex="Times New Roman1" style:font-size-complex="11pt" style:language-complex="ar" style:country-complex="SA"/>
    </style:style>
    <style:style style:name="T60" style:family="text">
      <style:text-properties style:font-name="Times New Roman" fo:font-size="11pt" style:font-name-asian="Times New Roman1" style:font-size-asian="11pt" style:language-asian="en" style:country-asian="US" style:font-name-complex="Times New Roman1" style:font-size-complex="11pt"/>
    </style:style>
    <style:style style:name="T61" style:family="text">
      <style:text-properties style:font-name="Times New Roman" fo:font-size="11pt" style:font-name-asian="Times New Roman1" style:font-size-asian="11pt" style:font-name-complex="Times New Roman1" style:font-size-complex="11pt"/>
    </style:style>
    <style:style style:name="T62" style:family="text">
      <style:text-properties style:font-name="Times New Roman" fo:font-size="11pt" fo:language="fr" fo:country="FR" style:letter-kerning="false" style:font-name-asian="Times New Roman1" style:font-size-asian="11pt" style:language-asian="en" style:country-asian="US" style:font-name-complex="Times New Roman1" style:font-size-complex="11pt" style:language-complex="ar" style:country-complex="SA"/>
    </style:style>
    <style:style style:name="T63" style:family="text">
      <style:text-properties style:font-name="Times New Roman" fo:font-size="11pt" fo:language="fr" fo:country="FR" fo:font-weight="bold" style:letter-kerning="false" style:font-name-asian="Times New Roman1" style:font-size-asian="11pt" style:language-asian="en" style:country-asian="US" style:font-weight-asian="bold" style:font-name-complex="Times New Roman1" style:font-size-complex="11pt" style:language-complex="ar" style:country-complex="SA" style:font-weight-complex="bold"/>
    </style:style>
    <style:style style:name="T64" style:family="text">
      <style:text-properties style:font-name="Times New Roman" fo:font-size="11pt" fo:font-weight="bold" style:font-name-asian="Times New Roman1" style:font-size-asian="11pt" style:language-asian="en" style:country-asian="US" style:font-weight-asian="bold" style:font-name-complex="Times New Roman1" style:font-size-complex="11pt" style:font-weight-complex="bold"/>
    </style:style>
    <style:style style:name="T65" style:family="text">
      <style:text-properties style:font-name="Times New Roman" fo:font-size="12pt" style:font-name-asian="Times New Roman1" style:font-size-asian="12pt" style:language-asian="en" style:country-asian="US" style:font-name-complex="Times New Roman1" style:font-size-complex="12pt"/>
    </style:style>
    <style:style style:name="T66" style:family="text">
      <style:text-properties style:font-name="Times New Roman" fo:font-size="12pt" fo:language="fr" fo:country="FR" style:font-name-asian="Times New Roman1" style:font-size-asian="12pt" style:language-asian="en" style:country-asian="US" style:font-name-complex="Times New Roman1" style:font-size-complex="12pt"/>
    </style:style>
    <style:style style:name="T67" style:family="text">
      <style:text-properties style:font-name="Times New Roman" style:font-name-asian="Times New Roman1" style:language-asian="en" style:country-asian="US" style:font-name-complex="Times New Roman1"/>
    </style:style>
    <style:style style:name="T68" style:family="text">
      <style:text-properties style:font-name="Times New Roman" style:letter-kerning="false" style:font-name-asian="Times New Roman1" style:font-name-complex="Times New Roman1" style:language-complex="ar" style:country-complex="SA"/>
    </style:style>
    <style:style style:name="T69" style:family="text">
      <style:text-properties fo:font-size="13pt" style:font-size-asian="13pt" style:font-size-complex="13pt"/>
    </style:style>
    <style:style style:name="T70" style:family="text">
      <style:text-properties style:font-name="Calibri" fo:font-size="12pt" style:letter-kerning="true" style:font-name-asian="Calibri1" style:font-size-asian="12pt" style:language-asian="en" style:country-asian="US" style:font-name-complex="F" style:font-size-complex="12pt"/>
    </style:style>
    <style:style style:name="T71" style:family="text">
      <style:text-properties style:font-style-asian="italic"/>
    </style:style>
    <style:style style:name="T72" style:family="text">
      <style:text-properties officeooo:rsid="000a4cf2"/>
    </style:style>
    <style:style style:name="T73" style:family="text">
      <style:text-properties style:use-window-font-color="true" loext:opacity="0%" style:font-name="Times New Roman" fo:font-size="16pt" fo:language="en" fo:country="US" fo:font-weight="bold" style:letter-kerning="false" style:font-name-asian="Times New Roman1" style:font-size-asian="16pt" style:language-asian="fr" style:country-asian="FR" style:font-weight-asian="bold" style:font-name-complex="Times New Roman1" style:font-size-complex="16pt" style:language-complex="ar" style:country-complex="SA" style:font-weight-complex="bold"/>
    </style:style>
    <style:style style:name="Sect1" style:family="section">
      <style:section-properties style:writing-mode="lr-tb" style:editable="false">
        <style:columns fo:column-count="1" fo:column-gap="0cm"/>
      </style:section-properties>
    </style:style>
  </office:automatic-styles>
  <office:body>
    <office:text text:use-soft-page-breaks="tru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t;ENInstantFormat&gt;&lt;Enabled&gt;0&lt;/Enabled&gt;&lt;ScanUnformatted&gt;1&lt;/ScanUnformatted&gt;&lt;ScanChanges&gt;1&lt;/ScanChanges&gt;&lt;Suspended&gt;0&lt;/Suspended&gt;&lt;/ENInstantFormat&gt;" text:name="EN.InstantFormat"/>
        <text:user-field-decl office:value-type="string" office:string-value="&lt;ENLayout&gt;&lt;Style&gt;Annals Internal Medicine&lt;/Style&gt;&lt;LeftDelim&gt;{&lt;/LeftDelim&gt;&lt;RightDelim&gt;}&lt;/RightDelim&gt;&lt;FontName&gt;Times New Roman&lt;/FontName&gt;&lt;FontSize&gt;10&lt;/FontSize&gt;&lt;ReflistTitle&gt;&lt;/ReflistTitle&gt;&lt;StartingRefnum&gt;1&lt;/StartingRefnum&gt;&lt;FirstLineIndent&gt;0&lt;/FirstLineIndent&gt;&lt;HangingIndent&gt;720&lt;/HangingIndent&gt;&lt;LineSpacing&gt;0&lt;/LineSpacing&gt;&lt;SpaceAfter&gt;0&lt;/SpaceAfter&gt;&lt;HyperlinksEnabled&gt;0&lt;/HyperlinksEnabled&gt;&lt;HyperlinksVisible&gt;0&lt;/HyperlinksVisible&gt;&lt;EnableBibliographyCategories&gt;0&lt;/EnableBibliographyCategories&gt;&lt;/ENLayout&gt;" text:name="EN.Layout"/>
        <text:user-field-decl office:value-type="string" office:string-value="&lt;Libraries&gt;&lt;item db-id=&quot;2d5z9pvdqtr20je2z955zzx5atfarf92ddf9&quot;&gt;SEM registre modélisation liens physiopathologiques&lt;record-ids&gt;&lt;item&gt;1&lt;/item&gt;&lt;item&gt;2&lt;/item&gt;&lt;item&gt;3&lt;/item&gt;&lt;item&gt;4&lt;/item&gt;&lt;item&gt;5&lt;/item&gt;&lt;item&gt;6&lt;/item&gt;&lt;item&gt;7&lt;/item&gt;&lt;item&gt;8&lt;/item&gt;&lt;item&gt;10&lt;/item&gt;&lt;item&gt;11&lt;/item&gt;&lt;item&gt;12&lt;/item&gt;&lt;item&gt;13&lt;/item&gt;&lt;item&gt;14&lt;/item&gt;&lt;item&gt;15&lt;/item&gt;&lt;item&gt;17&lt;/item&gt;&lt;item&gt;18&lt;/item&gt;&lt;item&gt;19&lt;/item&gt;&lt;item&gt;20&lt;/item&gt;&lt;item&gt;21&lt;/item&gt;&lt;item&gt;22&lt;/item&gt;&lt;item&gt;23&lt;/item&gt;&lt;item&gt;25&lt;/item&gt;&lt;item&gt;26&lt;/item&gt;&lt;item&gt;27&lt;/item&gt;&lt;item&gt;28&lt;/item&gt;&lt;item&gt;29&lt;/item&gt;&lt;item&gt;30&lt;/item&gt;&lt;item&gt;31&lt;/item&gt;&lt;item&gt;32&lt;/item&gt;&lt;item&gt;33&lt;/item&gt;&lt;item&gt;35&lt;/item&gt;&lt;item&gt;38&lt;/item&gt;&lt;item&gt;39&lt;/item&gt;&lt;item&gt;40&lt;/item&gt;&lt;item&gt;41&lt;/item&gt;&lt;item&gt;42&lt;/item&gt;&lt;item&gt;43&lt;/item&gt;&lt;item&gt;44&lt;/item&gt;&lt;item&gt;45&lt;/item&gt;&lt;item&gt;47&lt;/item&gt;&lt;item&gt;48&lt;/item&gt;&lt;item&gt;50&lt;/item&gt;&lt;item&gt;51&lt;/item&gt;&lt;item&gt;52&lt;/item&gt;&lt;item&gt;53&lt;/item&gt;&lt;item&gt;54&lt;/item&gt;&lt;item&gt;55&lt;/item&gt;&lt;item&gt;56&lt;/item&gt;&lt;item&gt;57&lt;/item&gt;&lt;/record-ids&gt;&lt;/item&gt;&lt;/Libraries&gt;" text:name="EN.Libraries"/>
      </text:user-field-decls>
      <text:p text:style-name="P31"><text:span text:style-name="T1"/></text:p>
      <text:p text:style-name="P31"><text:span text:style-name="T1"/></text:p>
      <text:p text:style-name="P31"><text:span text:style-name="T1">Decoding multimorbidity: Understanding cancers, inflammatory chronic diseases contribution to death.</text:span><text:span text:style-name="T2"> </text:span></text:p>
      <text:p text:style-name="P14"><text:span text:style-name="T5">Kelly Larissa Vomo Donfack</text:span><text:span text:style-name="T22">1,2, 3</text:span><text:span text:style-name="T5">, Burak Gönüllu</text:span><text:span text:style-name="T22">4</text:span><text:span text:style-name="T5">, Frédéric Pamoukjian</text:span><text:span text:style-name="T22">3,5</text:span><text:span text:style-name="T5">, Eurydice Angeli</text:span><text:span text:style-name="T22">3,,6</text:span><text:span text:style-name="T5">, Grégory Ginot</text:span><text:span text:style-name="T22">1</text:span><text:span text:style-name="T5">, Ian Morilla</text:span><text:span text:style-name="T22">1,2#</text:span><text:span text:style-name="T5">, Guilhem Bousquet</text:span><text:span text:style-name="T22">3,6#*, </text:span><text:span text:style-name="T5">Géraldine Falgarone</text:span><text:span text:style-name="T22">3,7# </text:span><text:span text:style-name="T5">, </text:span></text:p>
      <text:p text:style-name="P20"/>
      <text:p text:style-name="P14"><text:span text:style-name="T22">1</text:span><text:span text:style-name="T5">Université Sorbonne Paris Nord, LAGA, CNRS, UMR 7539, Laboratoire d'excellence Infibrex, Villetaneuse, France</text:span></text:p>
      <text:p text:style-name="P14"><text:span text:style-name="T23">2</text:span><text:span text:style-name="T9">Instituto de Hortofruticultura Subtropical y Mediterránea “La Mayora” (IHSM), UMA-CSIC, Málaga, Spain </text:span></text:p>
      <text:p text:style-name="P14"><text:span text:style-name="T22">3</text:span><text:span text:style-name="T5">Unité de Recherche SynKoMIC, Université Sorbonne Paris Nord, Bobigny, Fr-93017 France</text:span></text:p>
      <text:p text:style-name="P14"><text:span text:style-name="T24">4</text:span><text:span text:style-name="T6">Faculty of Medicine, Yeditepe University, Istanbul 34755, Turkey</text:span></text:p>
      <text:p text:style-name="P14"><text:span text:style-name="T22">5</text:span><text:span text:style-name="T5">Hôpital Avicenne, APHP, Service de Gériatrie, Bobigny, Fr-93009, France</text:span></text:p>
      <text:p text:style-name="P14"><text:span text:style-name="T22">6</text:span><text:span text:style-name="T5">Hôpital Avicenne, APHP, Service d'Oncologie médicale, Bobigny, FR-93009, France</text:span></text:p>
      <text:p text:style-name="P14"><text:span text:style-name="T22">7</text:span><text:span text:style-name="T5">Hôpital Avicenne, APHP, Unité de Médecine Ambulatoire (UMA), Bobigny, FR-93009 France</text:span></text:p>
      <text:p text:style-name="P14"><text:span text:style-name="T24">#</text:span><text:span text:style-name="T6">co-senior authorship</text:span></text:p>
      <text:p text:style-name="P14"><text:span text:style-name="T5">*Correspondence: Professor Guilhem Bousquet, Université Sorbonne Paris Nord, UFR SMBH, 1 rue Chablis 93000 Bobigny. E-mail: (guilhem.bousquet@aphp.fr), ORCID: 0000-0001-5594-6694. Telephone: +33681845379</text:span></text:p>
      <text:p text:style-name="Text_20_body"/>
      <text:p text:style-name="P14"><text:span text:style-name="T6">The authors have declared that no conflict of interest exists </text:span></text:p>
      <text:p text:style-name="P20"/>
      <text:section text:style-name="Sect1" text:name="TextSection">
        <text:h text:style-name="P10" text:outline-level="1"><text:soft-page-break/></text:h>
        <text:p text:style-name="Text_20_body"/>
        <text:h text:style-name="P11" text:outline-level="1"><text:span text:style-name="T28">Abstract</text:span></text:h>
        <text:p text:style-name="P22"><text:span text:style-name="T29">Importance</text:span></text:p>
        <text:p text:style-name="P14"><text:span text:style-name="T30">Thanks to Structural equation modeling (SEM), showing importance of complex interaction among genetic predisposition, chronic diseases and aging-related inflammation that influences cancer outcome and/or death, why these relationships are difficult to study using conventional statistical methods.</text:span></text:p>
        <text:p text:style-name="P23"/>
        <text:p text:style-name="P22"><text:span text:style-name="T29">Objective</text:span></text:p>
        <text:p text:style-name="P14"><text:span text:style-name="T30">Construct and validate latent variables representing inflammaging, familial cancer risk, familial vascular risk, and early chronic disease, and to evaluate their relationships with cancer severity, metastasis, and mortality.</text:span></text:p>
        <text:p text:style-name="P22"><text:span text:style-name="T30"><text:s/></text:span></text:p>
        <text:p text:style-name="P22"><text:span text:style-name="T29">Design, Setting, and Participants</text:span></text:p>
        <text:p text:style-name="P14"><text:span text:style-name="T30">This prospective, monocentric cohort study includes 677 adult patients with cancer enrolled between January 2016 and December 2022. Patients were followed for a median of 2.14 years and subsequently 3.03 years. SEM was used to analyze relationships among clinical, <text:s/>behavioral, and familial variables. Sex-stratified analyses were also performed.</text:span></text:p>
        <text:p text:style-name="P24"/>
        <text:p text:style-name="P22"><text:span text:style-name="T29">Exposures</text:span></text:p>
        <text:p text:style-name="P14"><text:span text:style-name="T30">Sex, smoking history, body mass index (BMI), personal and familial history of cancer, autoimmune diseases, cardiovascular diseases, and cardiovascular risk factors where collected.</text:span></text:p>
        <text:p text:style-name="P23"/>
        <text:p text:style-name="P22"><text:span text:style-name="T29">Main Outcomes and Measures</text:span></text:p>
        <text:p text:style-name="P14"><text:soft-page-break/><text:span text:style-name="T30">Cancer severity (early or multiple cancers), metastatic disease, and mortality.</text:span></text:p>
        <text:p text:style-name="P24"/>
        <text:p text:style-name="P14"><text:span text:style-name="T29">Results</text:span><text:span text:style-name="T33"><text:line-break/></text:span><text:span text:style-name="T30">Four latent variables—Inflammaging, Familial Cancer Risk, Familial Vascular Risk, and Early Chronic Disease—showed good statistical reliability and model fit (comparative fit index [CFI] up to 0.926; root mean square error of approximation (RMSEA) as low as 0.043). Inflammaging, defined using sex, smoking, and BMI, was strongly associated with cancer (loading, 0.80) and significantly associated with metastatic disease and mortality at shorter follow-up. Familial Vascular Risk was associated with Familial Cancer Risk, which in turn was associated with Inflammaging. Sex-specific analyses revealed distinct pathways in women, in whom familial risk and early chronic disease directly contributed to metastatic disease and death, while Inflammaging was directly associated with mortality.</text:span></text:p>
        <text:p text:style-name="P24"/>
        <text:p text:style-name="P22"><text:span text:style-name="T29">Conclusions and Relevance</text:span></text:p>
        <text:p text:style-name="P14"><text:span text:style-name="T30">Latent clinical constructs integrating familial risk, chronic disease, and aging-related factors provide a coherent framework for understanding cancer outcomes. Marked sex-specific differences suggest that genetic predisposition and chronic disease burden play a central role in cancer progression in women.</text:span></text:p>
        <text:h text:style-name="P12" text:outline-level="1"><text:span text:style-name="T2">Introduction</text:span></text:h>
        <text:p text:style-name="P14"><text:span text:style-name="T6">With the population ageing, cancers and cardiovascular diseases are the main causes of mortality worldwide and major public health concerns, requiring to better understand their pathophysiology and links, beyond cardiotoxicity, to identify new therapeutic targets (1). </text:span></text:p>
        <text:p text:style-name="P20"/>
        <text:p text:style-name="P14"><text:span text:style-name="T6">The co-occurrence of 2 or more chronic conditions in the same individual, named multimorbidity, is the dominant pattern of disease in ageing populations and is associated with reduced quality of life, treatment burden, and premature mortality. Beyond simple disease counts, multimorbidity reflects dynamic interactions among genetic susceptibility, lifetime environmental exposures, and social determinants of health. A recent viewpoint characterized multimorbidity as a complex, person-level challenge that demands integrated models able to capture shared risk factors, disease clustering, and heterogeneous trajectories over the life course (2). </text:span></text:p>
        <text:p text:style-name="P14"><text:span text:style-name="T6"><text:s/></text:span></text:p>
        <text:p text:style-name="P14"><text:span text:style-name="T6"><text:s/>Most diseases are the product of a balance between constitutional genetic mutations and gene expression modulation through life due to environmental factor exposure while complex genetic traits are frequent with an association of low penetrance gene </text:span><field:fieldmark-start text:name="Bookmark Copie 1" field:type="vnd.oasis.opendocument.field.UNHANDLED"><field:param field:name="vnd.oasis.opendocument.field.code" field:value="ADDIN EN.CITE"/></field:fieldmark-start><field:fieldmark-start text:name="Bookmark" field:type="vnd.oasis.opendocument.field.UNHANDLED"><field:param field:name="vnd.oasis.opendocument.field.code" field:value="ADDIN EN.CITE.DATA"/></field:fieldmark-start><field:fieldmark-separator/><field:fieldmark-end/><field:fieldmark-separator/><text:span text:style-name="T6">(3,4)</text:span><field:fieldmark-end/><text:span text:style-name="T6">, making it difficult to identify. </text:span></text:p>
        <text:p text:style-name="P14"><text:span text:style-name="T6"><text:s/>Using an individual genetic approach combined with an original transgenic mouse model, our research team has demonstrated a genetic link between malignancies and auto-immune diseases (5)</text:span><field:fieldmark-start text:name="Bookmark Copie 2" field:type="vnd.oasis.opendocument.field.UNHANDLED"/><field:fieldmark-separator/><field:fieldmark-end/><text:span text:style-name="T6">. Yet, the biological demonstration of the functional value of most genetic variants remains a considerable challenge, particularly when polygeny is suspected. </text:span></text:p>
        <text:p text:style-name="P14"><text:span text:style-name="T6">Traditional statistical approaches often struggle to capture the complex, interdependent nature of these relationships, where biological pathways intersect and influence one another through both direct and indirect effects. This underscores the need for advanced analytical approaches, </text:span><text:soft-page-break/><text:span text:style-name="T6">especially in multimorbidity to understand latent factors.</text:span><text:span text:style-name="T34"> </text:span><text:span text:style-name="T6">Structural Equation Modeling (SEM) is a powerful multivariate statistical tool that allows researchers to examine complex relationships among observed and latent variables (6–9)</text:span><field:fieldmark-start text:name="Bookmark Copie 3" field:type="vnd.oasis.opendocument.field.UNHANDLED"><field:param field:name="vnd.oasis.opendocument.field.code" field:value="ADDIN EN.CITE"/></field:fieldmark-start><field:fieldmark-separator/><field:fieldmark-end/><text:span text:style-name="T36">.</text:span><text:span text:style-name="T37"> </text:span></text:p>
        <text:p text:style-name="P32"><text:span text:style-name="T37">In the context of aging and to understand the links between cancers and chronic diseases, we hypothesized that the balance between constitutional and acquired genetic abnormalities could be model into two latent variables called “constitutional genetics” and “inflammaging” (Fig.1). Inflammaging refers to low-level chronic inflammation linked to ageing and leading to gene mutations, cell senescence, and immunity dysfunction associated with most aging-related diseases</text:span><text:span text:style-name="T6"> </text:span><field:fieldmark-start text:name="Bookmark Copie 4" field:type="vnd.oasis.opendocument.field.UNHANDLED"><field:param field:name="vnd.oasis.opendocument.field.code" field:value="ADDIN EN.CITE &lt;EndNote&gt;&lt;Cite&gt;&lt;Author&gt;Lopez-Otin&lt;/Author&gt;&lt;Year&gt;2013&lt;/Year&gt;&lt;RecNum&gt;11&lt;/RecNum&gt;&lt;DisplayText&gt;(14)&lt;/DisplayText&gt;&lt;record&gt;&lt;rec-number&gt;11&lt;/rec-number&gt;&lt;foreign-keys&gt;&lt;key app=&quot;EN&quot; db-id=&quot;2d5z9pvdqtr20je2z955zzx5atfarf92ddf9&quot; timestamp=&quot;1746004407&quot;&gt;11&lt;/key&gt;&lt;/foreign-keys&gt;&lt;ref-type name=&quot;Journal Article&quot;&gt;17&lt;/ref-type&gt;&lt;contributors&gt;&lt;authors&gt;&lt;author&gt;Lopez-Otin, C.&lt;/author&gt;&lt;author&gt;Blasco, M. A.&lt;/author&gt;&lt;author&gt;Partridge, L.&lt;/author&gt;&lt;author&gt;Serrano, M.&lt;/author&gt;&lt;author&gt;Kroemer, G.&lt;/author&gt;&lt;/authors&gt;&lt;/contributors&gt;&lt;auth-address&gt;Departamento de Bioquimica y Biologia Molecular, Instituto Universitario de Oncologia (IUOPA), Universidad de Oviedo, Oviedo, Spain.&lt;/auth-address&gt;&lt;titles&gt;&lt;title&gt;The hallmarks of aging&lt;/title&gt;&lt;secondary-title&gt;Cell&lt;/secondary-title&gt;&lt;/titles&gt;&lt;periodical&gt;&lt;full-title&gt;Cell&lt;/full-title&gt;&lt;/periodical&gt;&lt;pages&gt;1194-217&lt;/pages&gt;&lt;volume&gt;153&lt;/volume&gt;&lt;number&gt;6&lt;/number&gt;&lt;keywords&gt;&lt;keyword&gt;*Aging/genetics/metabolism/pathology&lt;/keyword&gt;&lt;keyword&gt;Animals&lt;/keyword&gt;&lt;keyword&gt;*Cellular Senescence&lt;/keyword&gt;&lt;keyword&gt;Epigenesis, Genetic&lt;/keyword&gt;&lt;keyword&gt;Genomic Instability&lt;/keyword&gt;&lt;keyword&gt;Humans&lt;/keyword&gt;&lt;keyword&gt;Telomere/genetics/metabolism&lt;/keyword&gt;&lt;/keywords&gt;&lt;dates&gt;&lt;year&gt;2013&lt;/year&gt;&lt;pub-dates&gt;&lt;date&gt;Jun 6&lt;/date&gt;&lt;/pub-dates&gt;&lt;/dates&gt;&lt;isbn&gt;1097-4172 (Electronic)&amp;#xD;0092-8674 (Print)&amp;#xD;0092-8674 (Linking)&lt;/isbn&gt;&lt;accession-num&gt;23746838&lt;/accession-num&gt;&lt;urls&gt;&lt;related-urls&gt;&lt;url&gt;https://www.ncbi.nlm.nih.gov/pubmed/23746838&lt;/url&gt;&lt;/related-urls&gt;&lt;/urls&gt;&lt;custom2&gt;PMC3836174&lt;/custom2&gt;&lt;electronic-resource-num&gt;10.1016/j.cell.2013.05.039&lt;/electronic-resource-num&gt;&lt;remote-database-name&gt;Medline&lt;/remote-database-name&gt;&lt;remote-database-provider&gt;NLM&lt;/remote-database-provider&gt;&lt;/record&gt;&lt;/Cite&gt;&lt;/EndNote&gt;"/></field:fieldmark-start><field:fieldmark-separator/><text:span text:style-name="T37">(10)</text:span><field:fieldmark-end/><text:span text:style-name="T37">. It is also favored by age-independent exposition factors such as cigarette smoke or pollution </text:span><field:fieldmark-start text:name="Bookmark Copie 6" field:type="vnd.oasis.opendocument.field.UNHANDLED"><field:param field:name="vnd.oasis.opendocument.field.code" field:value="ADDIN EN.CITE"/></field:fieldmark-start><field:fieldmark-start text:name="Bookmark Copie 5" field:type="vnd.oasis.opendocument.field.UNHANDLED"><field:param field:name="vnd.oasis.opendocument.field.code" field:value="ADDIN EN.CITE.DATA"/></field:fieldmark-start><field:fieldmark-separator/><field:fieldmark-end/><field:fieldmark-separator/><text:span text:style-name="T37">(11</text:span><text:span text:style-name="T6">–13)</text:span><field:fieldmark-end/><field:fieldmark-start text:name="Bookmark Copie 8" field:type="vnd.oasis.opendocument.field.UNHANDLED"><field:param field:name="vnd.oasis.opendocument.field.code" field:value="vnd.oasis.opendocument.field.UNHANDLED"/></field:fieldmark-start><field:fieldmark-start text:name="Bookmark Copie 7" field:type="vnd.oasis.opendocument.field.UNHANDLED"><field:param field:name="vnd.oasis.opendocument.field.code" field:value="vnd.oasis.opendocument.field.UNHANDLED"/></field:fieldmark-start><field:fieldmark-separator/><field:fieldmark-end/><field:fieldmark-separator/><field:fieldmark-end/><text:span text:style-name="T37">, and by other factors like obesity (14). Since there is data suggesting a genetic determinism of age-related biological hallmarks </text:span><field:fieldmark-start text:name="Bookmark Copie 10" field:type="vnd.oasis.opendocument.field.UNHANDLED"><field:param field:name="vnd.oasis.opendocument.field.code" field:value="ADDIN EN.CITE"/></field:fieldmark-start><field:fieldmark-start text:name="Bookmark Copie 9" field:type="vnd.oasis.opendocument.field.UNHANDLED"><field:param field:name="vnd.oasis.opendocument.field.code" field:value="ADDIN EN.CITE.DATA"/></field:fieldmark-start><field:fieldmark-separator/><field:fieldmark-end/><field:fieldmark-separator/><text:span text:style-name="T37">(15,16)</text:span><field:fieldmark-end/><text:span text:style-name="T37">, we assumed that constitutional genetics not only influence all diseases but the inflammaging itself.</text:span></text:p>
        <text:p text:style-name="P33"><text:span text:style-name="T31">It is unknown whether inflammaging can be validly operationalized as a latent clinical construct using routinely collected variables rather than biological biomarkers, and whether such a construct meaningfully contributes to cancer severity and mortality. Moreover, familial cancer risk and familial vascular risk are generally studied independently, and their potential interdependence in shaping cancer outcomes has not been formally tested. Early-onset autoimmune and cardiovascular diseases are typically treated as confounders rather than as indicators of constitutional vulnerability, and it remains unclear whether these early chronic diseases constitute a distinct latent domain. Finally, whether the structural relationships linking familial risk, chronic disease, and inflammaging to cancer outcomes differ by sex has not been systematically evaluated.</text:span></text:p>
        <text:h text:style-name="P13" text:outline-level="1"><text:span text:style-name="T11">Using data from a unique and rare cohort of cancer patients displaying severe and/or early onset diseases, we used SEM’s ability to test theoretical models and validate causal hypotheses to decipher the interconnected pathophysiological mechanisms driving these </text:span><text:soft-page-break/><text:span text:style-name="T11">conditions. Indeed, we took advantage of the expression of severe and chronic diseases in other members of the family of each index-case cancer patient to estimate the impact of chronic diseases expressed in relatives of next generations.</text:span></text:h>
        <text:p text:style-name="Text_20_body"/>
        <text:h text:style-name="P13" text:outline-level="1"><text:span text:style-name="T2">Methods</text:span></text:h>
        <text:h text:style-name="P13" text:outline-level="1"><text:span text:style-name="T12">As this is a cohort of patients with all types of cancers and other pathologies, both men and women were included. Insofar as there are known differences in the prevalence of diseases between the two sexes, particularly cardiovascular and autoimmune diseases, we chose to use sex as a biological variable in our analysis and in one of the SEM models.</text:span></text:h>
        <text:h text:style-name="P13" text:outline-level="1"><text:span text:style-name="T13">A monocentric prospective cohort</text:span></text:h>
        <text:p text:style-name="P14"><text:span text:style-name="T8">In this monocentric study, patients were prospectively and consecutively included in registry from January 2016 to December 2022 in Avicenne hospital (APHP, France). All patients were referred to a medical oncologist </text:span><text:span text:style-name="T37">(GB) for a cancer diagnosis, and underwent comprehensive clinical evaluation. At the time of the first consultation, personal and family history data intended to be as exhaustive as possible. Genealogical trees were built for relevant cases (see examples in Supplementary Fig.1).</text:span></text:p>
        <text:p text:style-name="P14"><text:span text:style-name="T37">For cancer diagnosis, we considered the age cut-off less than 50 years for individual or familial genetic predisposition risk</text:span><text:span text:style-name="T6"> </text:span><text:span text:style-name="T37">(17</text:span><text:span text:style-name="T6">–19)</text:span><text:span text:style-name="T37"> Cancer types were defined as individual categories when they represented more than 5% of the total cohort.</text:span></text:p>
        <text:p text:style-name="P14"><text:span text:style-name="T39">Data collected</text:span></text:p>
        <text:p text:style-name="P14"><text:span text:style-name="T37">The following cardiovascular diseases (CVD) were considered: stroke, myocardial infarction/acute coronary syndrome, venous thromboembolism, arrhythmia, peripheral artery disease, cardiomyopathy of any origin. We retained the cut-off of 50 years to define early events and consider a genetic predisposition risk (20,21), this cut-off representing usually less than 10% of events in a global population</text:span><text:span text:style-name="T6"> (22)</text:span><text:span text:style-name="T37">. Cardiovascular risk factors (CVFR) included </text:span><text:soft-page-break/><text:span text:style-name="T37">arterial hypertension, obesity, smoking, dyslipidemia, and diabetes. Smoking, determined by multiplying the number of cigarettes smoked per day by the number of years of smoking, was categorized into no smoking (smoking index = 0), moderate smoking (0 &lt; smoking &lt; 10), and severe smoking (smoking <text:s/>10). Obesity was assessed by the body mass index (BMI). Here, we considered BMI as a binary variable: <text:s/>40 and &gt; 40 kg/m² which corresponds to people with very high BMI where excess adiposity is assumed</text:span><text:span text:style-name="T6"> </text:span><field:fieldmark-start text:name="Bookmark Copie 12" field:type="vnd.oasis.opendocument.field.UNHANDLED"><field:param field:name="vnd.oasis.opendocument.field.code" field:value="ADDIN EN.CITE"/></field:fieldmark-start><field:fieldmark-start text:name="Bookmark Copie 11" field:type="vnd.oasis.opendocument.field.UNHANDLED"><field:param field:name="vnd.oasis.opendocument.field.code" field:value="ADDIN EN.CITE.DATA"/></field:fieldmark-start><field:fieldmark-separator/><field:fieldmark-end/><field:fieldmark-separator/><text:span text:style-name="T37">(23)</text:span><field:fieldmark-end/><text:span text:style-name="T37">.</text:span></text:p>
        <text:p text:style-name="P14"><text:span text:style-name="T37">Auto-immune disease (AID) was defined as severe when at least one complication occurred, and as an early form when it occurred before 30 years for Hashimoto’s thyroiditis</text:span><text:span text:style-name="T6"> (24)</text:span><text:span text:style-name="T37">, before 20 years for Crohn disease(25), before 40 years for rheumatoid arthritis</text:span><text:span text:style-name="T6"> (26,27)</text:span><text:span text:style-name="T38">, before 25 years for ankylosing spondylitis</text:span><text:span text:style-name="T6"> </text:span><field:fieldmark-start text:name="Bookmark Copie 14" field:type="vnd.oasis.opendocument.field.UNHANDLED"><field:param field:name="vnd.oasis.opendocument.field.code" field:value="ADDIN EN.CITE"/></field:fieldmark-start><field:fieldmark-start text:name="Bookmark Copie 13" field:type="vnd.oasis.opendocument.field.UNHANDLED"><field:param field:name="vnd.oasis.opendocument.field.code" field:value="ADDIN EN.CITE.DATA"/></field:fieldmark-start><field:fieldmark-separator/><field:fieldmark-end/><field:fieldmark-separator/><text:span text:style-name="T38">(28)</text:span><field:fieldmark-end/><text:span text:style-name="T38">, and before 25 years for systemic lupus erythematosus</text:span><text:span text:style-name="T6"> </text:span><field:fieldmark-start text:name="Bookmark Copie 16" field:type="vnd.oasis.opendocument.field.UNHANDLED"><field:param field:name="vnd.oasis.opendocument.field.code" field:value="ADDIN EN.CITE"/></field:fieldmark-start><field:fieldmark-start text:name="Bookmark Copie 15" field:type="vnd.oasis.opendocument.field.UNHANDLED"><field:param field:name="vnd.oasis.opendocument.field.code" field:value="ADDIN EN.CITE.DATA"/></field:fieldmark-start><field:fieldmark-separator/><field:fieldmark-end/><field:fieldmark-separator/><text:span text:style-name="T38">(29)</text:span><field:fieldmark-end/><text:span text:style-name="T38">.</text:span></text:p>
        <text:p text:style-name="P14"><text:span text:style-name="T37">For Familial Vascular Risk, a first-degree relative includes a parent, a sibling, or a child while the second-degree relative includes an aunt, an uncle, a grandparent, a grandchild, a niece, a nephew or a half-sibling of the patient. <text:s text:c="3"/></text:span></text:p>
        <text:p text:style-name="P14"><text:span text:style-name="T37">According to French law, all patients were informed of the use of their clinical data collected during routine care and did not oppose to it.</text:span></text:p>
        <text:p text:style-name="P33"><text:span text:style-name="T40">Data</text:span><text:span text:style-name="T35"> </text:span><text:span text:style-name="T14">analysis</text:span></text:p>
        <text:p text:style-name="P33"><text:span text:style-name="T37">A conceptual model was developed from literature and personal analysis before data analysis. We used Python for data cleaning, recodes, and descriptive analysis, and STATA for all model construction and testing.</text:span></text:p>
        <text:p text:style-name="P33"><text:span text:style-name="T16">Presentation of the dataset</text:span></text:p>
        <text:p text:style-name="P33"><text:span text:style-name="T37">The dataset consists of 677 entries and 28 variables, including </text:span><text:span text:style-name="T41">age</text:span><text:span text:style-name="T37">, </text:span><text:span text:style-name="T41">sex</text:span><text:span text:style-name="T37">, </text:span><text:span text:style-name="T41">BMI</text:span><text:span text:style-name="T37">, </text:span><text:span text:style-name="T41">cancer site</text:span><text:span text:style-name="T37">, as well as self-reported and transgenerational information on cancer, autoimmune diseases, cardiovascular diseases, and mortality. </text:span></text:p>
        <text:p text:style-name="P33"><text:span text:style-name="T16">Data cleaning and processing</text:span></text:p>
        <text:p text:style-name="P33"><text:soft-page-break/><text:span text:style-name="T37">Before beginning the analysis, we performed several data preprocessing steps: i) Handling missing values, observed in columns such as </text:span><text:span text:style-name="T41">smoking</text:span><text:span text:style-name="T37">, </text:span><text:span text:style-name="T41">age at first cancer diagnosis </text:span><text:span text:style-name="T37">and </text:span><text:span text:style-name="T41">early or multiple cancer</text:span><text:span text:style-name="T37"> (Suppl.Fig.2). We imputed the missing values using iterative imputer; ii) data transformation</text:span><text:span text:style-name="T39">:</text:span><text:span text:style-name="T37"> to enhance model performance, we standardized all continuous variables, including </text:span><text:span text:style-name="T41">age, smoking status, BMI</text:span><text:span text:style-name="T37">, and </text:span><text:span text:style-name="T41">age at first cancer diagnosis</text:span><text:span text:style-name="T37">. No outlier was observed in the data set.</text:span></text:p>
        <text:p text:style-name="P33"><text:span text:style-name="T16">Exploratory Data Analysis</text:span></text:p>
        <text:p text:style-name="P33"><text:span text:style-name="T6">Categorical variables were summarized using counts and percentages, while continuous variables were summarized either as the mean ± standard deviation (SD) or as the median with the interquartile range (IQR).</text:span></text:p>
        <text:p text:style-name="P33"><text:span text:style-name="T17">Correlations</text:span><text:span text:style-name="T6">: We created a correlation matrix with observed variables using Cramer’s V test. </text:span></text:p>
        <text:p text:style-name="P33"><text:span text:style-name="T17">Confirmatory factor analysis (CFA)</text:span><text:span text:style-name="T6">: latent variables were included in the CFA. To obtain estimates, standard errors, and standardized coefficients, we used the maximum likelihood.</text:span></text:p>
        <text:p text:style-name="P33"><text:span text:style-name="T15">Model modification strategies</text:span></text:p>
        <text:p text:style-name="P32"><text:span text:style-name="T6">Throughout the model building process, we evaluated various models and modifications to ensure both statistical and conceptual fit. We performed a confirmatory factor analysis to affirm the observed variables for each latent variable. In our model analysis, we chose the maximum likelihood chi-square estimation method. Model goodness of fit was assessed using chi-square, comparative fit index (CFI), the root mean square error of approximation (RMSEA), standardized root mean square residual (SRMSR), and the maximum likelihood. The cutoff criteria for the model goodness of fit were as follows: chi-square score with </text:span><text:span text:style-name="T17">P</text:span><text:span text:style-name="T6">-value&gt;0.05, CFI&gt;0.90, RMSEA&lt;0.06, SRMR&lt;0.08 (30). </text:span></text:p>
        <text:p text:style-name="P33"><text:span text:style-name="T6">For more clarity, observed variables were written in italic while latent variables were written in bold italic and capitalized first letter.</text:span></text:p>
        <text:p text:style-name="P34"/>
        <text:p text:style-name="P33"><text:soft-page-break/><text:span text:style-name="T1">Results</text:span></text:p>
        <text:p text:style-name="P14"><text:span text:style-name="T15">Prospective cohort and patients’ characteristics</text:span></text:p>
        <text:p text:style-name="P14"><text:span text:style-name="T6">From January 2016 to December 2022, 677 patients have been prospectively included in our monocentric cohort. Their characteristics are detailed in Table 1 and Supp.Table 1. Briefly, 81% were women with a mean age of 63 years. </text:span><text:span text:style-name="T17">Smoking </text:span><text:span text:style-name="T6">was low, and only 13% of patients smoked more than 10 packet-years at the time of inclusion in this register. The mean </text:span><text:span text:style-name="T17">BMI </text:span><text:span text:style-name="T6">was 27±6 kg/m² for the whole cohort, 26 patients (4%) with extreme class III obesity (BMI &gt; 40). Regarding constitutional genetics of high penetrance, 3% of patients (19/677) had an identified mutation.</text:span></text:p>
        <text:p text:style-name="P14"><text:span text:style-name="T6">The mean</text:span><text:span text:style-name="T17"> </text:span><text:span text:style-name="T6">age at first cancer diagnosis was 60±17</text:span><text:span text:style-name="T8"> </text:span><text:span text:style-name="T6">years, and 18% of patients had at least 2 different cancers. Considering all 711 </text:span><text:span text:style-name="T17">cancers</text:span><text:span text:style-name="T6">, 30 different types have been included in this cohort, mainly women cancers (74%) (Supp.Table 2). Thirty-three percent of patients had at least two cancers or a first diagnosis before the age of 50 years, namely </text:span><text:span text:style-name="T17">early or multiple cancers</text:span><text:span text:style-name="T6">. In addition, 53% of patients had a </text:span><text:span text:style-name="T17">metastatic disease</text:span><text:span text:style-name="T6">, either at initial diagnosis or during follow-up, which is the main characteristic of our cohort of severe cancers.</text:span></text:p>
        <text:p text:style-name="P14"><text:span text:style-name="T6">Sixteen percent of patients also had an AID (autoimmune disease), 23% had a CVD (cardiovascular disease), and 38% had an associated CVRF (cardiovascular risk factor). These pathologies occurred early for 10%, 3%, and 17% of patients, respectively. In addition, 2.5 % of the cohort had a severe autoimmune disease.</text:span></text:p>
        <text:p text:style-name="P14"><text:span text:style-name="T6">Considering familial history of diseases, 14% of patients had a family history of cancer and 12% with </text:span><text:span text:style-name="T17">at least two first-degree cancers</text:span><text:span text:style-name="T6">. Family histories of other chronic disease were sparser, including 5% of patients with at least one first-degree AID or CVD, and 8% of patients with one first-degree CVRF (Table 1).</text:span></text:p>
        <text:p text:style-name="P14"><text:span text:style-name="T6">When analyses were performed after 2 years or 3 years of median follow-up, 70% and 65% of patients were alive, respectively.</text:span></text:p>
        <text:p text:style-name="P14"><text:soft-page-break/><text:span text:style-name="T15">Correlation matrix</text:span></text:p>
        <text:p text:style-name="P14"><text:span text:style-name="T6">To understand the relationship between variables as shown in Fig.2A, we used the Crammer's V test. In particular, the observed variable </text:span><text:span text:style-name="T17">early or multiple cancer </text:span><text:span text:style-name="T6">was positively correlated with the variable </text:span><text:span text:style-name="T17">familial cancer</text:span><text:span text:style-name="T6">, so that we used them to feed the same latent variable. In the same way, </text:span><text:span text:style-name="T17">early AID</text:span><text:span text:style-name="T6"> was positively correlated with </text:span><text:span text:style-name="T17">severe AID</text:span><text:span text:style-name="T6">, and also with </text:span><text:span text:style-name="T17">early CVD</text:span><text:span text:style-name="T6"> and </text:span><text:span text:style-name="T17">early CVRF.</text:span><text:span text:style-name="T6"> Finaly, </text:span><text:span text:style-name="T17">early familial CVRF</text:span><text:span text:style-name="T6"> was positively correlated with </text:span><text:span text:style-name="T17">familial CVRF,</text:span><text:span text:style-name="T6"> </text:span><text:span text:style-name="T17">early familial CVD </text:span><text:span text:style-name="T6">and </text:span><text:span text:style-name="T17">familial CVD.</text:span><text:span text:style-name="T6"> </text:span></text:p>
        <text:p text:style-name="P14"><text:span text:style-name="T15">Latent variable construction</text:span></text:p>
        <text:p text:style-name="P14"><text:span text:style-name="T6">To improve goodness of fit of our initial model (Fig.1), we decided to divide “constitutional genetics” into two variables linked to a familial risk of disease: </text:span><text:span text:style-name="T18">Familial Cancer Risk</text:span><text:span text:style-name="T6"> and </text:span><text:span text:style-name="T18">Familial Vascular Risk</text:span><text:span text:style-name="T6">. Conversely, early auto-immune and cardiovascular diseases were fused into a unique variable called </text:span><text:span text:style-name="T18">Early Chronic Disease</text:span><text:span text:style-name="T6">. We finally kept four latent variables to test their statistical reliability: </text:span><text:span text:style-name="T18">Inflammaging</text:span><text:span text:style-name="T6">, </text:span><text:span text:style-name="T18">Familial Cancer Risk</text:span><text:span text:style-name="T6">, </text:span><text:span text:style-name="T18">Familial Vascular Risk</text:span><text:span text:style-name="T6">, and </text:span><text:span text:style-name="T18">Early Chronic Disease </text:span><text:span text:style-name="T6">(Fig.2A to 2D, Suppl.Table 3)</text:span><text:span text:style-name="T18">.</text:span></text:p>
        <text:p text:style-name="P14"><text:span text:style-name="T6">For each latent variable, a minimum of 5 models has been tested to optimize statistical parameters. Typically, we hypothesized that </text:span><text:span text:style-name="T17">sex</text:span><text:span text:style-name="T6">, </text:span><text:span text:style-name="T17">smoking </text:span><text:span text:style-name="T6">and </text:span><text:span text:style-name="T17">BMI </text:span><text:span text:style-name="T6">should be strongly related to </text:span><text:span text:style-name="T18">Inflammaging </text:span><text:span text:style-name="T6">(Fig.2B). The model was identified as just, meaning that our model perfectly fitted. The CFI and RMSEA were 1 and 0 respectively. In particular, </text:span><text:span text:style-name="T17">smoking </text:span><text:span text:style-name="T6">was strongly related to the latent variable </text:span><text:span text:style-name="T18">Inflammaging</text:span><text:span text:style-name="T6">, with a loading R of 0.81, implying that 65% (R</text:span><text:span text:style-name="T24">2</text:span><text:span text:style-name="T6">) of the variance in smoking was explained by </text:span><text:span text:style-name="T18">Inflammaging</text:span><text:span text:style-name="T6">. For </text:span><text:span text:style-name="T17">sex</text:span><text:span text:style-name="T6">, this link was moderate since 25% of the variance explained </text:span><text:span text:style-name="T18">Inflammaging</text:span><text:span text:style-name="T6">. For </text:span><text:span text:style-name="T17">BMI</text:span><text:span text:style-name="T6">, the link was weak with a loading of 0.04. Overall, 69% of the variance in </text:span><text:span text:style-name="T17">smoking</text:span><text:span text:style-name="T6">, </text:span><text:span text:style-name="T17">BMI </text:span><text:span text:style-name="T6">and </text:span><text:span text:style-name="T17">sex </text:span><text:span text:style-name="T6">was captured by </text:span><text:span text:style-name="T18">Inflammaging</text:span><text:span text:style-name="T6">. </text:span></text:p>
        <text:p text:style-name="P14"><text:span text:style-name="T18">Familial Vascular Risk</text:span><text:span text:style-name="T6"> was fed by the observed variables </text:span><text:span text:style-name="T17">familial CVD</text:span><text:span text:style-name="T6">, </text:span><text:span text:style-name="T17">early familial</text:span><text:span text:style-name="T6"> </text:span><text:span text:style-name="T17">CVD</text:span><text:span text:style-name="T6">, </text:span><text:span text:style-name="T17">familial CVFR</text:span><text:span text:style-name="T6"> and </text:span><text:span text:style-name="T17">early CVFR</text:span><text:span text:style-name="T6">. </text:span><text:span text:style-name="T18">Early Chronic Disease</text:span><text:span text:style-name="T6"> was fed using </text:span><text:span text:style-name="T17">early AID</text:span><text:span text:style-name="T6">, </text:span><text:span text:style-name="T17">severe AID</text:span><text:span text:style-name="T6">, </text:span><text:soft-page-break/><text:span text:style-name="T17">early CVD</text:span><text:span text:style-name="T6"> and </text:span><text:span text:style-name="T17">early CVFR</text:span><text:span text:style-name="T6"> as observed variables (Fig.2D), and the observed variables </text:span><text:span text:style-name="T17">familial cancer</text:span><text:span text:style-name="T6"> and </text:span><text:span text:style-name="T17">early familial cancer</text:span><text:span text:style-name="T6"> were used to define </text:span><text:span text:style-name="T18">Familial Cancer Risk </text:span><text:span text:style-name="T6">(Fig.2E). </text:span></text:p>
        <text:p text:style-name="P14"><text:span text:style-name="T6">All four selected latent variables were thus plausible.</text:span></text:p>
        <text:p text:style-name="P14"><text:span text:style-name="T15">Description of the links between cancers, inflammaging and chronic diseases </text:span></text:p>
        <text:p text:style-name="P14"><text:span text:style-name="T6">After a median follow-up of 2.14 years and 30.5% deaths, the first model retained was over-identified with a degree of freedom of 121. The chi-square relative to the degree of freedom statistic was significant, </text:span><text:span text:style-name="T5">χ</text:span><text:span text:style-name="T24">2</text:span><text:span text:style-name="T6"> = 281, </text:span><text:span text:style-name="T17">P</text:span><text:span text:style-name="T6">&lt;0.001 (Supp.Fig.3) and 4 for examples of preliminary models). The model showed a goodness of fit with a RMSEA of 0.044 and a CFI of 0.918. Figure 3A illustrates the corresponding recursive SEM diagram, where we explain the endogenous outcome variable </text:span><text:span text:style-name="T17">death </text:span><text:span text:style-name="T6">and the relevant pathways leading to death in the context of cancer disease. </text:span><text:span text:style-name="T18">Familial Vascular Risk </text:span><text:span text:style-name="T6">was significantly associated with</text:span><text:span text:style-name="T18"> Familial Cancer Risk </text:span><text:span text:style-name="T6">which itself was significantly associated with </text:span><text:span text:style-name="T18">Inflammaging. </text:span><text:span text:style-name="T6">Furthermore, </text:span><text:span text:style-name="T18">Inflammaging </text:span><text:span text:style-name="T6">was strongly associated with </text:span><text:span text:style-name="T17">cancer </text:span><text:span text:style-name="T6">(loading factor of 0.8)</text:span><text:span text:style-name="T17"> </text:span><text:span text:style-name="T6">and notably associated with </text:span><text:span text:style-name="T17">metastatic disease</text:span><text:span text:style-name="T6"> (0.14, </text:span><text:span text:style-name="T17">P</text:span><text:span text:style-name="T6">&lt;0.035) and death (0.54, </text:span><text:span text:style-name="T17">P</text:span><text:span text:style-name="T6">&lt;0.01). </text:span></text:p>
        <text:p text:style-name="P14"><text:span text:style-name="T6">Interestingly, the latent variable </text:span><text:span text:style-name="T18">Early Chronic Disease </text:span><text:span text:style-name="T6">was negatively associated with </text:span><text:span text:style-name="T17">early AID</text:span><text:span text:style-name="T6">, </text:span><text:span text:style-name="T17">severe AID</text:span><text:span text:style-name="T6">, </text:span><text:span text:style-name="T17">early CVD</text:span><text:span text:style-name="T6"> and </text:span><text:span text:style-name="T17">early CVRF </text:span><text:span text:style-name="T6">(Supp.Table5)</text:span><text:span text:style-name="T17">.</text:span><text:span text:style-name="T18"> Inflammaging</text:span><text:span text:style-name="T6">, </text:span><text:span text:style-name="T17">early or multiple cancers</text:span><text:span text:style-name="T6"> and </text:span><text:span text:style-name="T18">Familial Vascular Risk</text:span><text:span text:style-name="T17"> </text:span><text:span text:style-name="T6">were also negatively associated to </text:span><text:span text:style-name="T18">Early Chronic Disease. </text:span></text:p>
        <text:p text:style-name="P14"><text:span text:style-name="T6">With a longer median follow-up of 3.03 years and 5.5% additional dead patients, the performance was slightly better with a CFI of 0.926 and RMSEA of 0.043 (Fig.3B). The latent variable </text:span><text:span text:style-name="T18">Inflammaging</text:span><text:span text:style-name="T6"> was not anymore directly associated with </text:span><text:span text:style-name="T17">death </text:span><text:span text:style-name="T6">(</text:span><text:span text:style-name="T17">P</text:span><text:span text:style-name="T6">=0.08).</text:span></text:p>
        <text:p text:style-name="P14"><text:span text:style-name="T6">We wanted to test if adding a fifth latent variable, </text:span><text:span text:style-name="T18">Late Chronic Disease, </text:span><text:span text:style-name="T6">loaded with two other observed variables – </text:span><text:span text:style-name="T17">at least 2 CVRF</text:span><text:span text:style-name="T18"> </text:span><text:span text:style-name="T6">and </text:span><text:span text:style-name="T17">at least 1 AID</text:span><text:span text:style-name="T6"> – corresponding to personal but not familial disease, would improve the model. </text:span><text:span text:style-name="T38">We separated early diseases (</text:span><text:span text:style-name="T42">Early Chronic Disease</text:span><text:span text:style-name="T38">) from late diseases (</text:span><text:span text:style-name="T42">Late Chronic Disease</text:span><text:span text:style-name="T38">) to test the hypothesis of constitutional </text:span><text:soft-page-break/><text:span text:style-name="T38">genetics influence for the first variable and of environmental factors like smoking for the second one.</text:span><text:span text:style-name="T52"> </text:span><text:span text:style-name="T6">This model was also plausible (RMSEA of 0.042, CFI of 0.91), but did not add any information since </text:span><text:span text:style-name="T18">Inflammaging</text:span><text:span text:style-name="T6"> was not associated with </text:span><text:span text:style-name="T18">Late Chronic disease</text:span><text:span text:style-name="T6"> (Fig.4A, Supp.Table 4 and 5 for model fit and comparisons). </text:span></text:p>
        <text:p text:style-name="P14"><text:span text:style-name="T15">Women with severe cancer history are prone to develop multiple diseases with marked genetic predisposition</text:span></text:p>
        <text:p text:style-name="P14"><text:span text:style-name="T6">When we considered men and women separately, respectively 127 and 550 patients, we evidenced several differences between the two populations: smoking was 2.5 more frequent in men whereas obesity (BMI &gt;30 kg/m2) was more frequent in women (28% </text:span><text:span text:style-name="T17">vs.</text:span><text:span text:style-name="T6"> 18%, respectively) (Table 2 and Supp.Table 6). Metastatic diseases were particularly frequent in men compared to women (71% vs. 43%, mostly explained by cancer types, </text:span><text:span text:style-name="T17">P</text:span><text:span text:style-name="T6">&lt;0.01). As expected, AID were 2.6-times more frequent in women (</text:span><text:span text:style-name="T17">P</text:span><text:span text:style-name="T6">=0.02) and CVD 1.7-times more frequent in men (</text:span><text:span text:style-name="T17">P</text:span><text:span text:style-name="T6">&lt;0.01), while early CVRF were unexpectedly more frequent in women (18% vs. 11%). Finally, all familial histories of diseases were more frequent in women, including early familial cancers that occurred 2.7-times more often than in men (</text:span><text:span text:style-name="T17">P</text:span><text:span text:style-name="T6">=0.01)(Table 2).</text:span></text:p>
        <text:p text:style-name="P14"><text:span text:style-name="T6">When we applied our three SEM models for the woman population, they did not fit. With some ameliorations of the second model, we obtained a goodness of fit with a RMSEA of 0.045 and a CFI of 0.901 (Fig.4B). In particular, the variables </text:span><text:span text:style-name="T17">smoking</text:span><text:span text:style-name="T6"> and </text:span><text:span text:style-name="T17">BMI</text:span><text:span text:style-name="T6"> were then considered as continuous and not categorial variables as it was previously the case. The latent variable </text:span><text:span text:style-name="T18">Familial Vascular Risk </text:span><text:span text:style-name="T6">was still associated with </text:span><text:span text:style-name="T18">Familial Cancer Risk</text:span><text:span text:style-name="T6"> that was now negatively associated with </text:span><text:span text:style-name="T18">Inflammaging</text:span><text:span text:style-name="T6">. Conversely, </text:span><text:span text:style-name="T18">Familial Vascular Risk </text:span><text:span text:style-name="T6">was from now positively</text:span><text:span text:style-name="T17"> </text:span><text:span text:style-name="T6">associated with </text:span><text:span text:style-name="T18">Early Chronic Disease</text:span><text:span text:style-name="T6"> but also with </text:span><text:span text:style-name="T17">early or multiple cancers </text:span><text:span text:style-name="T6">in a pathway directly leading to </text:span><text:span text:style-name="T17">metastatic disease</text:span><text:span text:style-name="T6"> and thus to </text:span><text:span text:style-name="T17">death</text:span><text:span text:style-name="T6">. The latent variable Inflammaging was no longer a mediator of death, but directly and significantly associated </text:span><text:soft-page-break/><text:span text:style-name="T6">with death. In addition, </text:span><text:span text:style-name="T18">Inflammaging</text:span><text:span text:style-name="T6"> was then significantly associated with the very old </text:span><text:span text:style-name="T17">age </text:span><text:span text:style-name="T6">and negatively with </text:span><text:span text:style-name="T17">BMI</text:span><text:span text:style-name="T6">, but no longer with </text:span><text:span text:style-name="T17">smoking</text:span><text:span text:style-name="T6">.</text:span></text:p>
        <text:p text:style-name="P14"/>
        <text:p text:style-name="P14"><text:span text:style-name="T1">Discussion</text:span></text:p>
        <text:p text:style-name="P14"><text:span text:style-name="T6">This study represents the first successful application of SEM to elucidate the interconnected pathways linking familial vascular risk, inflammaging, cancer, and chronic inflammatory diseases. Biology alone would not permit to define all the existing links between biological processes, highlighting the added-value of complementary </text:span><text:span text:style-name="T17">in silico</text:span><text:span text:style-name="T6"> approaches. SEM provides a powerful tool to navigate into the "black box" of disease interactions. By formalizing latent constructs like </text:span><text:span text:style-name="T18">Inflammaging</text:span><text:span text:style-name="T6">, </text:span><text:span text:style-name="T18">Familial Vascular Risk </text:span><text:span text:style-name="T6">and </text:span><text:span text:style-name="T18">Early Chronic Disease</text:span><text:span text:style-name="T6">, we moved beyond correlation to infer causal links, accounting for measurement error and bidirectional effects that traditional regression models overlook (31–33). Recently, SEM has been applied to genetics data to better decipher the links between complex genetic traits </text:span><field:fieldmark-start text:name="Bookmark Copie 18" field:type="vnd.oasis.opendocument.field.UNHANDLED"><field:param field:name="vnd.oasis.opendocument.field.code" field:value="ADDIN EN.CITE"/></field:fieldmark-start><field:fieldmark-start text:name="Bookmark Copie 17" field:type="vnd.oasis.opendocument.field.UNHANDLED"><field:param field:name="vnd.oasis.opendocument.field.code" field:value="ADDIN EN.CITE.DATA"/></field:fieldmark-start><field:fieldmark-separator/><field:fieldmark-end/><field:fieldmark-separator/><text:span text:style-name="T6">(34)</text:span><field:fieldmark-end/><text:span text:style-name="T6">. In our study, regardless of genetic data, we showed that familial early and/or severe cardiovascular diseases and cancers, which represent some part of the constitutional genetics, are strongly interconnected. Our results based on SEM reinforce the hypothesis that when severe polypathological associations occur at a young age, there are most likely common constitutional genetic factors that contribute to the development of the different diseases leading to metastatic cancer and to cancer death. To our knowledge, this is the first mathematical demonstration of such links. </text:span></text:p>
        <text:p text:style-name="P14"><text:span text:style-name="T6">The construction of our latent variables allows us to demonstrate their links but also their direct role in the patients’ death. We show interactions beyond common pathophysiological knowledge, in particular in the close links between cancers and chronic inflammatory diseases, reinforcing the need for more systematic constitution genetic analyses, in routine care, to identify new therapeutic targets in a personalized medicine framework (35)</text:span><field:fieldmark-start text:name="Bookmark Copie 19" field:type="vnd.oasis.opendocument.field.UNHANDLED"/><field:fieldmark-separator/><field:fieldmark-end/><text:span text:style-name="T6">.</text:span></text:p>
        <text:p text:style-name="P14"><text:soft-page-break/><text:span text:style-name="T6">Interestingly, our different models illustrate both population heterogeneity and ageing heterogeneity, with singular pathways leading to death among women. For the whole population, the path to death is through </text:span><text:span text:style-name="T18">Inflammaging</text:span><text:span text:style-name="T6">, while in women it is the polypathological association of severe diseases that promotes metastatic evolution and leads to death, except probably for very old women with low BMI. An explanation why the variable </text:span><text:span text:style-name="T18">Inflammaging</text:span><text:span text:style-name="T6"> is no longer a main mediator towards cancer death in our female population could be the fact that immunosenescence, meaning immune system aging, is less marked in women than in men (36)</text:span><field:fieldmark-start text:name="Bookmark Copie 20" field:type="vnd.oasis.opendocument.field.UNHANDLED"/><field:fieldmark-separator/><field:fieldmark-end/><text:span text:style-name="T6">. In very old women with metastatic cancer, the low BMI usually corresponds to cachexia and sarcopenia that are associated with inflammation and an increased risk of specific death (37). In older women with cancer, but not men, obesity has been reported as a protective factor in the absence of significant weight loss (38)</text:span><field:fieldmark-start text:name="Bookmark Copie 21" field:type="vnd.oasis.opendocument.field.UNHANDLED"/><field:fieldmark-separator/><field:fieldmark-end/><text:span text:style-name="T6">, which <text:s/>supports the use of continuous variable for obesity (14–23).</text:span></text:p>
        <text:p text:style-name="P14"><text:span text:style-name="T6">The gender disequilibrium partly explains the high frequency of AIDs, but not the frequency of CVDs and CVRFs. The higher incidence of AID in women than in men is well-known, with the possible implication of sex hormones or X chromosome-linked genetics determinants </text:span><field:fieldmark-start text:name="Bookmark Copie 22" field:type="vnd.oasis.opendocument.field.UNHANDLED"><field:param field:name="vnd.oasis.opendocument.field.code" field:value="ADDIN EN.CITE &lt;EndNote&gt;&lt;Cite&gt;&lt;Author&gt;Ortona&lt;/Author&gt;&lt;Year&gt;2016&lt;/Year&gt;&lt;RecNum&gt;38&lt;/RecNum&gt;&lt;DisplayText&gt;(43)&lt;/DisplayText&gt;&lt;record&gt;&lt;rec-number&gt;38&lt;/rec-number&gt;&lt;foreign-keys&gt;&lt;key app=&quot;EN&quot; db-id=&quot;2d5z9pvdqtr20je2z955zzx5atfarf92ddf9&quot; timestamp=&quot;1746270767&quot;&gt;38&lt;/key&gt;&lt;/foreign-keys&gt;&lt;ref-type name=&quot;Journal Article&quot;&gt;17&lt;/ref-type&gt;&lt;contributors&gt;&lt;authors&gt;&lt;author&gt;Ortona, E.&lt;/author&gt;&lt;author&gt;Pierdominici, M.&lt;/author&gt;&lt;author&gt;Maselli, A.&lt;/author&gt;&lt;author&gt;Veroni, C.&lt;/author&gt;&lt;author&gt;Aloisi, F.&lt;/author&gt;&lt;author&gt;Shoenfeld, Y.&lt;/author&gt;&lt;/authors&gt;&lt;/contributors&gt;&lt;auth-address&gt;Dipartimento di Biologia Cellulare e Neuroscienze, Istituto Superiore di Sanita, Rome, Italy.&amp;#xD;Dipartimento del Farmaco, Istituto Superiore di Sanita, Rome, Italy.&amp;#xD;Zabludowicz Center for Autoimmune Diseases, Sheba Medical Center (affiliated to Tel-Aviv University), Tel-Hashomer, Israel.&lt;/auth-address&gt;&lt;titles&gt;&lt;title&gt;Sex-based differences in autoimmune diseases&lt;/title&gt;&lt;secondary-title&gt;Ann Ist Super Sanita&lt;/secondary-title&gt;&lt;/titles&gt;&lt;periodical&gt;&lt;full-title&gt;Ann Ist Super Sanita&lt;/full-title&gt;&lt;/periodical&gt;&lt;pages&gt;205-12&lt;/pages&gt;&lt;volume&gt;52&lt;/volume&gt;&lt;number&gt;2&lt;/number&gt;&lt;keywords&gt;&lt;keyword&gt;Autoimmune Diseases/epidemiology/*genetics/microbiology/*physiopathology&lt;/keyword&gt;&lt;keyword&gt;Female&lt;/keyword&gt;&lt;keyword&gt;Gonadal Steroid Hormones&lt;/keyword&gt;&lt;keyword&gt;Humans&lt;/keyword&gt;&lt;keyword&gt;Male&lt;/keyword&gt;&lt;keyword&gt;Microbiota&lt;/keyword&gt;&lt;keyword&gt;*Sex Characteristics&lt;/keyword&gt;&lt;keyword&gt;Sex Factors&lt;/keyword&gt;&lt;/keywords&gt;&lt;dates&gt;&lt;year&gt;2016&lt;/year&gt;&lt;pub-dates&gt;&lt;date&gt;Apr-Jun&lt;/date&gt;&lt;/pub-dates&gt;&lt;/dates&gt;&lt;isbn&gt;2384-8553 (Electronic)&amp;#xD;0021-2571 (Linking)&lt;/isbn&gt;&lt;accession-num&gt;27364395&lt;/accession-num&gt;&lt;urls&gt;&lt;related-urls&gt;&lt;url&gt;https://www.ncbi.nlm.nih.gov/pubmed/27364395&lt;/url&gt;&lt;/related-urls&gt;&lt;/urls&gt;&lt;electronic-resource-num&gt;10.4415/ANN_16_02_12&lt;/electronic-resource-num&gt;&lt;remote-database-name&gt;Medline&lt;/remote-database-name&gt;&lt;remote-database-provider&gt;NLM&lt;/remote-database-provider&gt;&lt;/record&gt;&lt;/Cite&gt;&lt;/EndNote&gt;"/></field:fieldmark-start><field:fieldmark-separator/><text:span text:style-name="T6">(39)</text:span><field:fieldmark-end/><text:span text:style-name="T6">. In contrast, premenopausal women are theoretically protected from an increased vascular risk compared to men </text:span><field:fieldmark-start text:name="Bookmark Copie 24" field:type="vnd.oasis.opendocument.field.UNHANDLED"><field:param field:name="vnd.oasis.opendocument.field.code" field:value="ADDIN EN.CITE"/></field:fieldmark-start><field:fieldmark-start text:name="Bookmark Copie 23" field:type="vnd.oasis.opendocument.field.UNHANDLED"><field:param field:name="vnd.oasis.opendocument.field.code" field:value="ADDIN EN.CITE.DATA"/></field:fieldmark-start><field:fieldmark-separator/><field:fieldmark-end/><field:fieldmark-separator/><text:span text:style-name="T6">(20)</text:span><field:fieldmark-end/><text:span text:style-name="T6">, but also from the physiological processes of aging </text:span><field:fieldmark-start text:name="Bookmark Copie 26" field:type="vnd.oasis.opendocument.field.UNHANDLED"><field:param field:name="vnd.oasis.opendocument.field.code" field:value="ADDIN EN.CITE"/></field:fieldmark-start><field:fieldmark-start text:name="Bookmark Copie 25" field:type="vnd.oasis.opendocument.field.UNHANDLED"><field:param field:name="vnd.oasis.opendocument.field.code" field:value="vnd.oasis.opendocument.field.UNHANDLED"/></field:fieldmark-start><field:fieldmark-separator/><field:fieldmark-end/><field:fieldmark-separator/><text:span text:style-name="T6">(40)</text:span><field:fieldmark-end/><text:span text:style-name="T6">. This vascular risk advantage disappears in case of obesity (20)}, which may be an explanation of the high incidence of CVD and CVRF in our women population since obesity affects 26% of them, and more often than men as usually observed in modern countries (20). It is also acknowledged that there are some disparities in diagnosis and treatment of cardiovascular diseases in women (41). All these risk factors combined, in addition to a certain genetic determinism common to advanced cancers, autoimmune diseases and severe cardiovascular diseases, explains why the path to death found for our woman cohort passes through these polypathological associations favoring the metastatic evolution of cancer. Despite the fact that </text:span><text:soft-page-break/><text:span text:style-name="T6">biological pathways are still to be fully deciphered, there are growing preclinical evidences that severe cardiovascular diseases favor tumor growth, metastatic spread and specific death </text:span><field:fieldmark-start text:name="Bookmark Copie 28" field:type="vnd.oasis.opendocument.field.UNHANDLED"><field:param field:name="vnd.oasis.opendocument.field.code" field:value="ADDIN EN.CITE"/></field:fieldmark-start><field:fieldmark-start text:name="Bookmark Copie 27" field:type="vnd.oasis.opendocument.field.UNHANDLED"><field:param field:name="vnd.oasis.opendocument.field.code" field:value="ADDIN EN.CITE.DATA"/></field:fieldmark-start><field:fieldmark-separator/><field:fieldmark-end/><field:fieldmark-separator/><text:span text:style-name="T6">(42)</text:span><field:fieldmark-end/><text:span text:style-name="T6">.  To this point of view, our model contributes to demonstrate the preponderant impact of gene in polypathology associations.  </text:span></text:p>
        <text:p text:style-name="P14"><text:span text:style-name="T6">One major strength of our study is the fact that patients were prospectively and consecutively included in registry with very few missing data. The systematic collection of the medical family histories, which are hardly exhaustive in individual medical reports when patients are not specifically referred for genetic counselling, offers mathematical power. Patients of our cohort were initially referred to an oncologist, mainly with a severe form since 53% of patients had cancer metastases and were 60 of aged at cancer diagnosis, that is lower than the average age of cancer disease in France. Metastatic disease is the main factor of death in our study, but in general, the proportion of metastatic patients is much lower so that less than 30% of patients die because of their cancer, and even less than 15% when only breast and genital cancers are considered (43). Interestingly, in our study, we observed that early or severe auto-immune diseases and cardiovascular risk factors were also directly associated with mortality, multiple severe diseases altogether contributing to the patient’s death.</text:span></text:p>
        <text:p text:style-name="P32"><text:span text:style-name="T6">A limitation of our study is the fact that familial histories where self-reported (as usual in genealogy description) and may be partial or even subjected to bias. We could also improve the definition of the latent variable inflammaging by including, for example, biological markers. Moreoer, some associations such as negative relationships involving chronic disease, were unexpected and should be interpreted cautiously. This is possible, because with SEM, results depend on model specification, and alternative plausible model can not be excluded. There was also a lack of biological data for constitutional genetics, since less than 3% of patients in our series had an identified mutation in high penetrance genes, much lower than the prevalence found in high-</text:span><text:soft-page-break/><text:span text:style-name="T6">risk populations (44) or when using whole-genome sequencing on constitutional DNA (45). In fact, the proportion of patients who were referred to a genetic council was small due to cost issues, with a limited number of genes tested. Considering the weight of familial factors in our SEM approach, such research should be considered much more often and with larger gene panels.  </text:span></text:p>
        <text:p text:style-name="P15"><text:span text:style-name="T6">In conclusion, in women with an association of severe cancer and chronic inflammatory disease, regardless of age, our results support the hypothesis of a significant cancer progression and that is link to genetic progression and we think it is associated with the weight of low-to moderate penetrance constitutional genetics, and the interest of more systematic genetic analyses for the understanding of common pathophysiology’s, the identification of new therapeutic targets to improve their survival.</text:span></text:p>
      </text:section>
      <text:section text:style-name="Sect1" text:name="Section1">
        <text:p text:style-name="P14"><text:span text:style-name="T19">Data availability </text:span></text:p>
        <text:p text:style-name="P14"><text:span text:style-name="T6">De-identified data supporting this study are available from the corresponding author upon reasonable request, pending ethical approvals. </text:span></text:p>
      </text:section>
      <text:section text:style-name="Sect1" text:name="Section2">
        <text:p text:style-name="P17"><text:span text:style-name="T3">Authors’ contributions</text:span></text:p>
        <text:p text:style-name="P17"><text:span text:style-name="T20">Conception and design: GB, GF, IM, GG </text:span></text:p>
        <text:p text:style-name="P17"><text:span text:style-name="T20">Development of methodology: KLVD, FP </text:span></text:p>
        <text:p text:style-name="P17"><text:span text:style-name="T20">Acquisition of data: GB, EA, BG</text:span></text:p>
        <text:p text:style-name="P17"><text:span text:style-name="T20">Analyses and interpretation of data: KLVD, GB, GF, FP</text:span></text:p>
        <text:p text:style-name="P17"><text:span text:style-name="T20">Drafting, review: KLVD, GB, GF, IM, FP</text:span></text:p>
        <text:p text:style-name="P17"><text:span text:style-name="T20">Revision of the manuscript: All authors</text:span></text:p>
        <text:p text:style-name="P17"><text:span text:style-name="T20">Material support: GB, GG</text:span></text:p>
        <text:p text:style-name="P17"><text:span text:style-name="T20">Administrative and technical: GB, GG</text:span></text:p>
        <text:p text:style-name="P17"><text:span text:style-name="T20">Study supervision: GB, GF, IM</text:span></text:p>
        <text:p text:style-name="P17"><text:span text:style-name="T3">Funding support</text:span></text:p>
        <text:p text:style-name="P17"><text:soft-page-break/><text:span text:style-name="T20">No external funding. Kelly Larissa Vomo Donfack received a Ph.D. Grant from Sorbonne Paris Nord University.</text:span></text:p>
        <text:p text:style-name="P17"/>
        <text:p text:style-name="P17"><text:span text:style-name="T4">References</text:span></text:p>
        <text:p text:style-name="P8"><field:fieldmark-start text:name="Bookmark Copie 29" field:type="vnd.oasis.opendocument.field.UNHANDLED"><field:param field:name="vnd.oasis.opendocument.field.code" field:value="ADDIN EN.REFLIST"/></field:fieldmark-start><field:fieldmark-separator/><text:span text:style-name="T53">1.</text:span><text:tab/>Molnár AÁ, Birgés K, Surman A, Merkely B. The Complex Connection Between Myocardial Dysfunction and Cancer Beyond Cardiotoxicity: Shared Risk Factors and Common Molecular Pathways. Int J Mol Sci. 2024 Dec 8;25(23):13185. <text:span text:style-name="T10">1.</text:span><text:tab/>Molnár AÁ, Birgés K, Surman A, Merkely B. The Complex Connection Between Myocardial Dysfunction and Cancer Beyond Cardiotoxicity: Shared Risk Factors and Common Molecular Pathways. Int J Mol Sci. 2024 Dec 8;25(23):13185. </text:p>
        <text:p text:style-name="P7">2.<text:tab/>eBioMedicine. Multimorbidity: a complex challenge to support and optimise individual health. eBioMedicine. 2024 Jan;99:104973. </text:p>
        <text:p text:style-name="P7">3.<text:tab/>Hamdan D, Nguyen VT, Paris J, Leboeuf C, El Bouchtaoui M, Espié M, et al. The germline genetics of mild-to-moderate penetrance: An intriguing role of <text:span text:style-name="T54">PRAME</text:span> in multiple carcinogenesis. Genes Dis. 2024 May 1;11(3):101003. </text:p>
        <text:p text:style-name="P7">4.<text:tab/>Weale ME, Riveros-Mckay F, Selzam S, Seth P, Moore R, Tarran WA, et al. Validation of an Integrated Risk Tool, Including Polygenic Risk Score, for Atherosclerotic Cardiovascular Disease in Multiple Ethnicities and Ancestries. Am J Cardiol. 2021 Jun 1;148:157–64. </text:p>
        <text:p text:style-name="P7">5.<text:tab/>El Bouchtaoui M, Do Cruzeiro M, Leboeuf C, Loisel-Ferreira I, Fedronie C, Ferreira C, et al. A Constitutional Activating MET Mutation Makes the Genetic Link between Malignancies and Chronic Inflammatory Diseases. Clin Cancer Res. 2019 Jul 15;25(14):4504–15. </text:p>
        <text:p text:style-name="P7">6.<text:tab/>Allen C, Waters EA, Hamilton JG, Vu M, Gabriel J, Roberts MC. Multifactorial causal beliefs and colorectal cancer screening: A structural equation modeling investigation. J Health Psychol. 2022 Sep;27(11):2463–77. </text:p>
        <text:p text:style-name="P7">7.<text:tab/>Bountress KE, Cusack SE, Hawn SE, Grotzinger A, Bustamante D, Kirkpatrick RM, et al. Genetic associations between alcohol phenotypes and life satisfaction: a genomic structural equation modelling approach. Sci Rep. 2023 Aug 18;13:13443. </text:p>
        <text:p text:style-name="P7">8.<text:tab/>Pamoukdjian F, Laurent M, Martinez-Tapia C, Rolland Y, Paillaud E, Canoui-Poitrine F. Frailty Parameters, Morbidity and Mortality in Older Adults with Cancer: A Structural Equation Modelling Approach Based on the Fried Phenotype. J Clin Med. 2020 Jun 11;9(6):1826. </text:p>
        <text:p text:style-name="P7">9.<text:tab/>Schreiber JB. Issues and recommendations for exploratory factor analysis and principal component analysis. Res Soc Adm Pharm. 2021 May 1;17(5):1004–11. </text:p>
        <text:p text:style-name="P7">10.<text:tab/>López-Otín C, Blasco MA, Partridge L, Serrano M, Kroemer G. The hallmarks of aging. Cell. 2013 Jun 6;153(6):1194–217. </text:p>
        <text:p text:style-name="P7">11.<text:tab/>Babizhayev MA, Savel’yeva EL, Moskvina SN, Yegorov YE. Telomere Length is a Biomarker of Cumulative Oxidative Stress, Biologic Age, and an Independent Predictor of Survival and Therapeutic Treatment Requirement Associated With Smoking Behavior. Am J Ther. 2011 Nov;18(6):e209–26. </text:p>
        <text:p text:style-name="P7">12.<text:tab/>MacNee W. Aging, inflammation, and emphysema. Am J Respir Crit Care Med. 2011 Dec 15;184(12):1327–9. </text:p>
        <text:p text:style-name="P7">13.<text:tab/>Zhao B, Vo HQ, Johnston FH, Negishi K. Air pollution and telomere length: a systematic review of 12,058 subjects. Cardiovasc Diagn Ther. 2018 Aug;8(4):480–92. </text:p>
        <text:p text:style-name="P7">14.<text:tab/>Franceschi C, Garagnani P, Parini P, Giuliani C, Santoro A. Inflammaging: a new immune–metabolic viewpoint for age-related diseases. Nat Rev Endocrinol. 2018 Oct;14(10):576–90. </text:p>
        <text:p text:style-name="P7">15.<text:tab/>Clark J, Reddy S, Zheng K, Betensky RA, Simon DK. Association of PGC-1alpha polymorphisms with age of onset and risk of Parkinson’s disease. BMC Med Genet. 2011 May 19;12:69. </text:p>
        <text:p text:style-name="P7">16.<text:tab/>Codd V, Nelson CP, Albrecht E, Mangino M, Deelen J, Buxton JL, et al. Identification of seven loci affecting mean telomere length and their association with disease. Nat Genet. 2013 Apr;45(4):422-427e2. </text:p>
        <text:p text:style-name="P7">17.<text:tab/>Kiser D, Elhanan G, Bolze A, Neveux I, Schlauch KA, Metcalf WJ, et al. Screening Familial Risk for Hereditary Breast and Ovarian Cancer. JAMA Netw Open. 2024 Sep 25;7(9):e2435901. </text:p>
        <text:p text:style-name="P7"><text:soft-page-break/>18.<text:tab/>Mauri G, Sartore‐Bianchi A, Russo A, Marsoni S, Bardelli A, Siena S. Early‐onset colorectal cancer in young individuals. Mol Oncol. 2019 Feb;13(2):109–31. </text:p>
        <text:p text:style-name="P7">19.<text:tab/>Porter N, Laheru D, Lau B, He J, Zheng L, Narang A, et al. Risk of Pancreatic Cancer in the Long-Term Prospective Follow-Up of Familial Pancreatic Cancer Kindreds. JNCI J Natl Cancer Inst. 2022 Aug 27;114(12):1681–8. </text:p>
        <text:p text:style-name="P7">20.<text:tab/>Colafella KMM, Denton KM. Sex-specific differences in hypertension and associated cardiovascular disease. Nat Rev Nephrol. 2018 Mar;14(3):185–201. </text:p>
        <text:p text:style-name="P7">21.<text:tab/>Vasan RS, Song RJ, van den Heuvel ER. Temporal Trends in Incidence of Premature Cardiovascular Disease Over the Past 7 Decades: The Framingham Heart Study. J Am Heart Assoc Cardiovasc Cerebrovasc Dis. 2022 Sep 29;11(19):e026497. </text:p>
        <text:p text:style-name="P7">22.<text:tab/>Conrad N, Molenberghs G, Verbeke G, Zaccardi F, Lawson C, Friday JM, et al. Trends in cardiovascular disease incidence among 22 million people in the UK over 20 years: population based study. The BMJ. 2024 Jun 26;385:e078523. </text:p>
        <text:p text:style-name="P7">23.<text:tab/>Rubino F, Cummings DE, Eckel RH, Cohen RV, Wilding JPH, Brown WA, et al. Definition and diagnostic criteria of clinical obesity. Lancet Diabetes Endocrinol. 2025 Mar 1;13(3):221–62. </text:p>
        <text:p text:style-name="P7">24.<text:tab/>Kaur J, Vadakekut ES. Hashimoto Thyroiditis. In: StatPearls [Internet]. Treasure Island (FL): StatPearls Publishing; 2025 [cited 2026 Jan 14]. Available from: http://www.ncbi.nlm.nih.gov/books/NBK459262/</text:p>
        <text:p text:style-name="P7">25.<text:tab/>Shivashankar R, Tremaine WJ, Harmsen WS, Loftus EV. Incidence and Prevalence of Crohn’s Disease and Ulcerative Colitis in Olmsted County, Minnesota From 1970 Through 2010. Clin Gastroenterol Hepatol Off Clin Pract J Am Gastroenterol Assoc. 2017 Jun;15(6):857–63. </text:p>
        <text:p text:style-name="P7">26.<text:tab/>Eriksson JK, Neovius M, Ernestam S, Lindblad S, Simard JF, Askling J. Incidence of rheumatoid arthritis in Sweden: a nationwide population-based assessment of incidence, its determinants, and treatment penetration. Arthritis Care Res. 2013 Jun;65(6):870–8. </text:p>
        <text:p text:style-name="P7">27.<text:tab/>Myasoedova E, Crowson CS, Kremers HM, Therneau TM, Gabriel SE. Is the incidence of rheumatoid arthritis rising? Results from Olmsted County, Minnesota, 1955-2007. Arthritis Rheum. 2010 Jun;62(6):1576–82. </text:p>
        <text:p text:style-name="P7">28.<text:tab/>Boel A, López-Medina C, van der Heijde DMFM, van Gaalen FA. Age at onset in axial spondyloarthritis around the world: data from the Assessment in SpondyloArthritis international Society Peripheral Involvement in Spondyloarthritis study. Rheumatol Oxf Engl. 2022 Apr 11;61(4):1468–75. </text:p>
        <text:p text:style-name="P7">29.<text:tab/>Fatoye F, Gebrye T, Mbada C. Global and regional prevalence and incidence of systemic lupus erythematosus in low-and-middle income countries: a systematic review and meta-analysis. Rheumatol Int. 2022;42(12):2097–107. </text:p>
        <text:p text:style-name="P7">30.<text:tab/>Alan C. Acock. Stata Bookstore: Discovering Structural Equation Modeling Using Stata, Revised Edition [Internet]. Stata Press; 2013 [cited 2026 Jan 14]. Available from: https://www.stata.com/bookstore/discovering-structural-equation-modeling-using-stata/</text:p>
        <text:p text:style-name="P7">31.<text:tab/>Minoura A, Sugiyama T, Koyama T, Yoshioka T, Tabuchi T. Structural equation modeling of the effects of psychological distress and a fear of coronavirus disease 2019 on diabetes care in Japan: a cross-sectional study. Sci Rep. 2022 Sep 27;12(1):16142. </text:p>
        <text:p text:style-name="P7">32.<text:tab/>Schreiber JB. Core reporting practices in structural equation modeling. Res Soc Adm Pharm. 2008 Jun;4(2):83–97. </text:p>
        <text:p text:style-name="P7">33.<text:tab/>EGG Consortium, Warrington NM, Beaumont RN, Horikoshi M, Day FR, Helgeland Ø, et al. Maternal and fetal genetic effects on birth weight and their relevance to cardio-metabolic risk factors. Nat Genet. 2019 May;51(5):804–14. </text:p>
        <text:p text:style-name="P7">34.<text:tab/>Grotzinger AD, Rhemtulla M, De Vlaming R, Ritchie SJ, Mallard TT, Hill WD, et al. Genomic structural equation modelling provides insights into the multivariate genetic architecture of complex traits. Nat Hum Behav. 2019 Apr 8;3(5):513–25. </text:p>
        <text:p text:style-name="P7">35.<text:tab/>Hamdan D, Marisa L, Tlemsani C, Angeli E, Soussan M, Derive N, et al. Olaparib in the Setting of Radiotherapy-Associated Sarcoma: What Can Precision Medicine Offer For Rare Cancers? JCO Precis Oncol. 2023 Feb;7:e2200582. </text:p>
        <text:p text:style-name="P7">36.<text:tab/>Calabrò A, Accardi G, Aiello A, Caruso C, Candore G. Sex and gender affect immune aging. Front Aging. 2023 Nov 28;4:1272118. </text:p>
        <text:p text:style-name="P7"><text:soft-page-break/>37.<text:tab/>Shachar SS, Williams GR, Muss HB, Nishijima TF. Prognostic value of sarcopenia in adults with solid tumours: A meta-analysis and systematic review. Eur J Cancer. 2016 Apr;57:58–67. </text:p>
        <text:p text:style-name="P7">38.<text:tab/>Martinez-Tapia C, Diot T, Oubaya N, Paillaud E, Poisson J, Gisselbrecht M, et al. The obesity paradox for mid- and long-term mortality in older cancer patients: a prospective multicenter cohort study. Am J Clin Nutr. 2021 Jan;113(1):129–41. </text:p>
        <text:p text:style-name="P7">39.<text:tab/>E O, M P, A M, C V, F A, Y S. Sex-based differences in autoimmune diseases. Ann Ist Super Sanita [Internet]. 2016 Jun [cited 2026 Jan 14];52(2). Available from: https://pubmed.ncbi.nlm.nih.gov/27364395/</text:p>
        <text:p text:style-name="P7">40.<text:tab/>Lopez-Lee C, Torres ERS, Carling G, Gan L. Mechanisms of sex differences in Alzheimer’s disease. Neuron. 2024 Apr;112(8):1208–21. </text:p>
        <text:p text:style-name="P7">41.<text:tab/>Vogel B, Acevedo M, Appelman Y, Bairey Merz CN, Chieffo A, Figtree GA, et al. The Lancet women and cardiovascular disease Commission: reducing the global burden by 2030. The Lancet. 2021 Jun;397(10292):2385–438. </text:p>
        <text:p text:style-name="P7">42.<text:tab/>Newman AAC, Dalman JM, Moore KJ. Cardiovascular Disease and Cancer: A Dangerous Liaison. Arterioscler Thromb Vasc Biol. 2025 Mar;45(3):359–71. </text:p>
        <text:p text:style-name="P7">43.<text:tab/>Siegel RL, Giaquinto AN, Jemal A. Cancer statistics, 2024. CA Cancer J Clin. 2024 Jan;74(1):12–49. </text:p>
        <text:p text:style-name="P7">44.<text:tab/>Pearlman R, Frankel WL, Swanson B, Zhao W, Yilmaz A, Miller K, et al. Prevalence and Spectrum of Germline Cancer Susceptibility Gene Mutations Among Patients With Early-Onset Colorectal Cancer. JAMA Oncol. 2017 Apr 1;3(4):464. </text:p>
        <text:p text:style-name="P8">45.<text:tab/>Mandelker D, Donoghue M, Talukdar S, Bandlamudi C, Srinivasan P, Vivek M, et al. Germline-focussed analysis of tumour-only sequencing: recommendations from the ESMO Precision Medicine Working Group. Ann Oncol. 2019 Aug;30(8):1221–31. <field:fieldmark-end/></text:p>
        <text:p text:style-name="P8"><text:span text:style-name="T10"/></text:p>
        <text:p text:style-name="P8"><text:span text:style-name="T10"/></text:p>
        <text:p text:style-name="P8"><text:span text:style-name="T10"/></text:p>
        <text:p text:style-name="P9"><text:span text:style-name="T10"/></text:p>
        <text:p text:style-name="P8"><text:span text:style-name="T73">Figures</text:span></text:p>
      </text:section>
      <text:p text:style-name="P26"><text:span text:style-name="T6">Figure 1: Theoretical model with latent variables (orange disks) and observed variables (green rectangles).</text:span></text:p>
      <text:p text:style-name="P19"><text:span text:style-name="T6"/></text:p>
      <text:p text:style-name="P26"><text:span text:style-name="T6">Figure 2: Construction of latent variables. A panel shows the correlation matrix between the different variables using Crammer's V test. B, C, D and E panels shows the four latent variables (blue disks) selected for the final models, with the respective observed variables (green rectangles) and with the corresponding global statistical parameters. β coefficients have been transformed as odd-ratios.</text:span></text:p>
      <text:p text:style-name="P25"><text:span text:style-name="T6">BMI: body mass index; AID: autoimmune disease; CVRF: cardiovascular risk factors; CVD: cardiovascular disease; RMSEA: root mean square error of approximation: CFI: comparative fit index; TLI: Tucker-Lewis indice; SRMR: standardized root mean square residual.</text:span></text:p>
      <text:p text:style-name="P25"><text:span text:style-name="T6">*</text:span><text:span text:style-name="T17">P</text:span><text:span text:style-name="T6"> &lt; 0.05, **</text:span><text:span text:style-name="T17">P</text:span><text:span text:style-name="T6"> &lt; 0.01.</text:span></text:p>
      <text:p text:style-name="Standard"/>
      <text:p text:style-name="P25"><text:span text:style-name="T6">Figure 3: Schematic representation of models 1 (A) and 2 (B), after a median follow-up of 2 years and 3 years, respectively. Age is an exogenous variable feeding the latent inflammaging variable. The significant variations between the two models are highlighted in red. </text:span></text:p>
      <text:p text:style-name="P25"><text:span text:style-name="T6">*</text:span><text:span text:style-name="T17">P</text:span><text:span text:style-name="T6"> &lt; 0.05, **</text:span><text:span text:style-name="T17">P</text:span><text:span text:style-name="T6"> &lt; 0.01.</text:span></text:p>
      <text:p text:style-name="Standard"/>
      <text:p text:style-name="Standard"><text:span text:style-name="T6">Figure 4: Schematic representation of models 3 (A) and 4 (B), both performed using data obtained after a median follow-up of 3 years. Model 3 includes a fifth latent variable, namely </text:span><text:span text:style-name="T18">Late Chronic Disease</text:span><text:span text:style-name="T6">. Model 4 includes only women. The loading factors that are significantly modified when compared with model 1 are written in red.</text:span></text:p>
      <text:p text:style-name="P30">Tables</text:p>
      <text:p text:style-name="P14"><text:span text:style-name="T6">Table 1: Baseline characteristics of the study population (n = 677)</text:span></text:p>
      <table:table table:name="Tableau1" table:style-name="Tableau1">
        <table:table-column table:style-name="Tableau1.A"/>
        <table:table-column table:style-name="Tableau1.B"/>
        <table:table-row table:style-name="Tableau1.1">
          <table:table-cell table:style-name="Tableau1.A1" office:value-type="string">
            <text:p text:style-name="P14"><text:span text:style-name="T55">Variables</text:span></text:p>
          </table:table-cell>
          <table:table-cell table:style-name="Tableau1.A1" office:value-type="string">
            <text:p text:style-name="P14"><text:span text:style-name="T55">Mean ± SD or N (%)</text:span></text:p>
          </table:table-cell>
        </table:table-row>
        <table:table-row table:style-name="Tableau1.1">
          <table:table-cell table:style-name="Tableau1.A2" office:value-type="string">
            <text:p text:style-name="P14"><text:span text:style-name="T57">Age (y)</text:span></text:p>
          </table:table-cell>
          <table:table-cell table:style-name="Tableau1.A2" office:value-type="string">
            <text:p text:style-name="P14"><text:span text:style-name="T57">62.5 ± 17.0</text:span></text:p>
          </table:table-cell>
        </table:table-row>
        <table:table-row table:style-name="Tableau1.1">
          <table:table-cell table:style-name="Tableau1.A3" office:value-type="string">
            <text:p text:style-name="P14"><text:span text:style-name="T57">Sex (women)</text:span></text:p>
          </table:table-cell>
          <table:table-cell table:style-name="Tableau1.A3" office:value-type="string">
            <text:p text:style-name="P14"><text:span text:style-name="T57">550 (81.2)</text:span></text:p>
          </table:table-cell>
        </table:table-row>
        <table:table-row table:style-name="Tableau1.1">
          <table:table-cell table:style-name="Tableau1.A3" office:value-type="string">
            <text:p text:style-name="P3"><text:span text:style-name="T60">Smoking (pack /year)</text:span></text:p>
            <text:p text:style-name="P3"><text:span text:style-name="T60"><text:s text:c="9"/>No smoking</text:span></text:p>
            <text:p text:style-name="P3"><text:span text:style-name="T60"><text:s text:c="9"/>&lt; 10 pack/year</text:span></text:p>
            <text:p text:style-name="P3"><text:span text:style-name="T60"><text:s text:c="9"/>≥ 10 pack/year</text:span></text:p>
          </table:table-cell>
          <table:table-cell table:style-name="Tableau1.A3" office:value-type="string">
            <text:p text:style-name="P14"><text:span text:style-name="T57">6.2 ± 14.0</text:span></text:p>
            <text:p text:style-name="P14"><text:span text:style-name="T57">479 (71)</text:span></text:p>
            <text:p text:style-name="P14"><text:span text:style-name="T57">106 (16)</text:span></text:p>
            <text:p text:style-name="P14"><text:span text:style-name="T57">92 (13)</text:span></text:p>
          </table:table-cell>
        </table:table-row>
        <table:table-row table:style-name="Tableau1.1">
          <table:table-cell table:style-name="Tableau1.A5" office:value-type="string">
            <text:p text:style-name="P3"><text:span text:style-name="T60">Body Mass Index (BMI)</text:span></text:p>
            <text:p text:style-name="P3"><text:span text:style-name="T60"><text:s text:c="10"/>&lt; 19</text:span></text:p>
            <text:p text:style-name="P3"><text:span text:style-name="T60"><text:s text:c="9"/>19 – 25</text:span></text:p>
            <text:p text:style-name="P3"><text:span text:style-name="T60"><text:s text:c="9"/>25 – 30</text:span></text:p>
            <text:p text:style-name="P3"><text:span text:style-name="T60"><text:s text:c="9"/>30 – 35</text:span></text:p>
            <text:p text:style-name="P3"><text:span text:style-name="T60"><text:s text:c="9"/>35 - 40</text:span></text:p>
            <text:p text:style-name="P3"><text:span text:style-name="T60"><text:s text:c="9"/>≥ 40</text:span></text:p>
          </table:table-cell>
          <table:table-cell table:style-name="Tableau1.A5" office:value-type="string">
            <text:p text:style-name="P14"><text:span text:style-name="T57">27.2 ± 5.7</text:span></text:p>
            <text:p text:style-name="P14"><text:span text:style-name="T57">25 (4)</text:span></text:p>
            <text:p text:style-name="P14"><text:span text:style-name="T57">232 (34)</text:span></text:p>
            <text:p text:style-name="P14"><text:span text:style-name="T57">256 (38)</text:span></text:p>
            <text:p text:style-name="P14"><text:span text:style-name="T57">97 (14)</text:span></text:p>
            <text:p text:style-name="P14"><text:span text:style-name="T57">41 (6)</text:span></text:p>
            <text:p text:style-name="P14"><text:span text:style-name="T57">26 (4)</text:span></text:p>
          </table:table-cell>
        </table:table-row>
        <table:table-row table:style-name="Tableau1.1">
          <table:table-cell table:style-name="Tableau1.A6" office:value-type="string">
            <text:p text:style-name="P14"><text:span text:style-name="T57">Age at first cancer diagnosis</text:span></text:p>
          </table:table-cell>
          <table:table-cell table:style-name="Tableau1.A6" office:value-type="string">
            <text:p text:style-name="P3"><text:span text:style-name="T60">60.3 ± 17.0</text:span></text:p>
          </table:table-cell>
        </table:table-row>
        <table:table-row table:style-name="Tableau1.1">
          <table:table-cell table:style-name="Tableau1.A3" office:value-type="string">
            <text:p text:style-name="P3"><text:span text:style-name="T61">Woman cancers</text:span></text:p>
            <text:p text:style-name="P3"><text:span text:style-name="T61"><text:s text:c="9"/>Breast</text:span></text:p>
            <text:p text:style-name="P3"><text:span text:style-name="T61"><text:s text:c="9"/>Cervix</text:span></text:p>
            <text:p text:style-name="P3"><text:span text:style-name="T61"><text:s text:c="9"/>Ovary</text:span></text:p>
            <text:p text:style-name="P3"><text:span text:style-name="T61"><text:s text:c="9"/>Endometrium</text:span></text:p>
            <text:p text:style-name="P3"><text:span text:style-name="T61">Other cancers</text:span></text:p>
          </table:table-cell>
          <table:table-cell table:style-name="Tableau1.A3" office:value-type="string">
            <text:p text:style-name="P3"><text:span text:style-name="T60">503 (74)</text:span></text:p>
            <text:p text:style-name="P3"><text:span text:style-name="T60">381 (56)</text:span></text:p>
            <text:p text:style-name="P3"><text:span text:style-name="T60">45 (7)</text:span></text:p>
            <text:p text:style-name="P3"><text:span text:style-name="T60">43 (6)</text:span></text:p>
            <text:p text:style-name="P3"><text:span text:style-name="T60">34 (5)</text:span></text:p>
            <text:p text:style-name="P3"><text:span text:style-name="T60">174 (26)</text:span></text:p>
          </table:table-cell>
        </table:table-row>
        <table:table-row table:style-name="Tableau1.1">
          <table:table-cell table:style-name="Tableau1.A3" office:value-type="string">
            <text:p text:style-name="P14"><text:span text:style-name="T57">Metastatic disease</text:span></text:p>
          </table:table-cell>
          <table:table-cell table:style-name="Tableau1.A3" office:value-type="string">
            <text:p text:style-name="P4"/>
          </table:table-cell>
        </table:table-row>
        <table:table-row table:style-name="Tableau1.1">
          <table:table-cell table:style-name="Tableau1.A3" office:value-type="string">
            <text:p text:style-name="P14"><text:span text:style-name="T57"><text:s text:c="9"/>At 2 years of follow-up</text:span></text:p>
          </table:table-cell>
          <table:table-cell table:style-name="Tableau1.A3" office:value-type="string">
            <text:p text:style-name="P3"><text:span text:style-name="T60">317 (47)</text:span></text:p>
          </table:table-cell>
        </table:table-row>
        <table:table-row table:style-name="Tableau1.1">
          <table:table-cell table:style-name="Tableau1.A10" office:value-type="string">
            <text:p text:style-name="P14"><text:span text:style-name="T57"><text:s text:c="9"/>At 3 years of follow-up</text:span></text:p>
          </table:table-cell>
          <table:table-cell table:style-name="Tableau1.A10" office:value-type="string">
            <text:p text:style-name="P3"><text:span text:style-name="T60">324 (48)</text:span></text:p>
          </table:table-cell>
        </table:table-row>
        <table:table-row table:style-name="Tableau1.1">
          <table:table-cell table:style-name="Tableau1.A2" office:value-type="string">
            <text:p text:style-name="P14"><text:span text:style-name="T57">AID</text:span></text:p>
            <text:p text:style-name="P14"><text:soft-page-break/><text:span text:style-name="T57"><text:s text:c="8"/>Severe AID</text:span></text:p>
            <text:p text:style-name="P14"><text:span text:style-name="T57"><text:s text:c="8"/>Early AID</text:span></text:p>
            <text:p text:style-name="P14"><text:span text:style-name="T57">CVD</text:span></text:p>
            <text:p text:style-name="P14"><text:span text:style-name="T57"><text:s text:c="8"/>Early CVD</text:span></text:p>
          </table:table-cell>
          <table:table-cell table:style-name="Tableau1.A2" office:value-type="string">
            <text:p text:style-name="P3"><text:span text:style-name="T60">108 (16)</text:span></text:p>
            <text:p text:style-name="P3"><text:soft-page-break/><text:span text:style-name="T60">17 (2.5)</text:span></text:p>
            <text:p text:style-name="P3"><text:span text:style-name="T60">73 (10)</text:span></text:p>
            <text:p text:style-name="P3"><text:span text:style-name="T60">156 (23)</text:span></text:p>
            <text:p text:style-name="P3"><text:span text:style-name="T60">22 (3)</text:span></text:p>
          </table:table-cell>
        </table:table-row>
        <table:table-row table:style-name="Tableau1.1">
          <table:table-cell table:style-name="Tableau1.A3" office:value-type="string">
            <text:p text:style-name="P14"><text:span text:style-name="T57">CVRF</text:span></text:p>
          </table:table-cell>
          <table:table-cell table:style-name="Tableau1.A3" office:value-type="string">
            <text:p text:style-name="P3"><text:span text:style-name="T60">258 (38)</text:span></text:p>
          </table:table-cell>
        </table:table-row>
        <table:table-row table:style-name="Tableau1.1">
          <table:table-cell table:style-name="Tableau1.A3" office:value-type="string">
            <text:p text:style-name="P3"><text:span text:style-name="T60"><text:s text:c="8"/>Early CVRF</text:span></text:p>
          </table:table-cell>
          <table:table-cell table:style-name="Tableau1.A3" office:value-type="string">
            <text:p text:style-name="P3"><text:span text:style-name="T60">114 (17)</text:span></text:p>
          </table:table-cell>
        </table:table-row>
        <table:table-row table:style-name="Tableau1.1">
          <table:table-cell table:style-name="Tableau1.A6" office:value-type="string">
            <text:p text:style-name="P14"><text:span text:style-name="T57">Early or multiple cancers</text:span></text:p>
          </table:table-cell>
          <table:table-cell table:style-name="Tableau1.A6" office:value-type="string">
            <text:p text:style-name="P3"><text:span text:style-name="T60">222 (33)</text:span></text:p>
          </table:table-cell>
        </table:table-row>
        <table:table-row table:style-name="Tableau1.1">
          <table:table-cell table:style-name="Tableau1.A3" office:value-type="string">
            <text:p text:style-name="P14"><text:span text:style-name="T57">Early familial cancer</text:span></text:p>
          </table:table-cell>
          <table:table-cell table:style-name="Tableau1.A3" office:value-type="string">
            <text:p text:style-name="P3"><text:span text:style-name="T60">96 (14.5)</text:span></text:p>
          </table:table-cell>
        </table:table-row>
        <table:table-row table:style-name="Tableau1.1">
          <table:table-cell table:style-name="Tableau1.A3" office:value-type="string">
            <text:p text:style-name="P14"><text:span text:style-name="T57">At least 2 cancers at 1</text:span><text:span text:style-name="T25">st</text:span><text:span text:style-name="T57"> degree</text:span></text:p>
          </table:table-cell>
          <table:table-cell table:style-name="Tableau1.A3" office:value-type="string">
            <text:p text:style-name="P3"><text:span text:style-name="T60">79 (11.5)</text:span></text:p>
          </table:table-cell>
        </table:table-row>
        <table:table-row table:style-name="Tableau1.1">
          <table:table-cell table:style-name="Tableau1.A3" office:value-type="string">
            <text:p text:style-name="P14"><text:span text:style-name="T57">Familial AID</text:span></text:p>
          </table:table-cell>
          <table:table-cell table:style-name="Tableau1.A3" office:value-type="string">
            <text:p text:style-name="P3"><text:span text:style-name="T60">34 (5)</text:span></text:p>
          </table:table-cell>
        </table:table-row>
        <table:table-row table:style-name="Tableau1.1">
          <table:table-cell table:style-name="Tableau1.A3" office:value-type="string">
            <text:p text:style-name="P14"><text:span text:style-name="T57"><text:s text:c="8"/>Early familial AID</text:span></text:p>
          </table:table-cell>
          <table:table-cell table:style-name="Tableau1.A3" office:value-type="string">
            <text:p text:style-name="P3"><text:span text:style-name="T60">20 (3)</text:span></text:p>
          </table:table-cell>
        </table:table-row>
        <table:table-row table:style-name="Tableau1.1">
          <table:table-cell table:style-name="Tableau1.A3" office:value-type="string">
            <text:p text:style-name="P14"><text:span text:style-name="T57">Familial CVD</text:span></text:p>
          </table:table-cell>
          <table:table-cell table:style-name="Tableau1.A3" office:value-type="string">
            <text:p text:style-name="P3"><text:span text:style-name="T60">34 (5)</text:span></text:p>
          </table:table-cell>
        </table:table-row>
        <table:table-row table:style-name="Tableau1.1">
          <table:table-cell table:style-name="Tableau1.A3" office:value-type="string">
            <text:p text:style-name="P14"><text:span text:style-name="T57"><text:s text:c="8"/>Early familial CVD</text:span></text:p>
          </table:table-cell>
          <table:table-cell table:style-name="Tableau1.A3" office:value-type="string">
            <text:p text:style-name="P3"><text:span text:style-name="T60">20 (3)</text:span></text:p>
          </table:table-cell>
        </table:table-row>
        <table:table-row table:style-name="Tableau1.1">
          <table:table-cell table:style-name="Tableau1.A3" office:value-type="string">
            <text:p text:style-name="P14"><text:span text:style-name="T57">Familial CVRF</text:span></text:p>
          </table:table-cell>
          <table:table-cell table:style-name="Tableau1.A3" office:value-type="string">
            <text:p text:style-name="P3"><text:span text:style-name="T60">51 (7.5)</text:span></text:p>
          </table:table-cell>
        </table:table-row>
        <table:table-row table:style-name="Tableau1.1">
          <table:table-cell table:style-name="Tableau1.A10" office:value-type="string">
            <text:p text:style-name="P14"><text:span text:style-name="T57"><text:s text:c="8"/>Early familial CVRF</text:span></text:p>
          </table:table-cell>
          <table:table-cell table:style-name="Tableau1.A10" office:value-type="string">
            <text:p text:style-name="P3"><text:span text:style-name="T60">24 (3.5)</text:span></text:p>
          </table:table-cell>
        </table:table-row>
        <table:table-row table:style-name="Tableau1.1">
          <table:table-cell table:style-name="Tableau1.A2" office:value-type="string">
            <text:p text:style-name="P3"><text:span text:style-name="T60">Number of deaths at the time of analysis</text:span></text:p>
          </table:table-cell>
          <table:table-cell table:style-name="Tableau1.A2" office:value-type="string">
            <text:p text:style-name="P4"/>
          </table:table-cell>
        </table:table-row>
        <table:table-row table:style-name="Tableau1.1">
          <table:table-cell table:style-name="Tableau1.A3" office:value-type="string">
            <text:p text:style-name="P14"><text:span text:style-name="T57"><text:s text:c="9"/>At 2 years of follow-up</text:span></text:p>
          </table:table-cell>
          <table:table-cell table:style-name="Tableau1.A3" office:value-type="string">
            <text:p text:style-name="P3"><text:span text:style-name="T60">207 (30.5)</text:span></text:p>
          </table:table-cell>
        </table:table-row>
        <table:table-row table:style-name="Tableau1.1">
          <table:table-cell table:style-name="Tableau1.A10" office:value-type="string">
            <text:p text:style-name="P14"><text:span text:style-name="T57"><text:s text:c="9"/>At 3 years of follow-up</text:span></text:p>
          </table:table-cell>
          <table:table-cell table:style-name="Tableau1.A10" office:value-type="string">
            <text:p text:style-name="P3"><text:span text:style-name="T60">244 (36)</text:span></text:p>
          </table:table-cell>
        </table:table-row>
      </table:table>
      <text:p text:style-name="P22"/>
      <text:p text:style-name="Standard"><text:span text:style-name="T6">severe AID = at least 1 auto immune disease personal severe</text:span></text:p>
      <text:p text:style-name="Standard"><text:span text:style-name="T6">early AID = at least 1 auto immune disease personal early</text:span></text:p>
      <text:p text:style-name="Preformatted_20_Text"><text:span text:style-name="T65">early CVD = at least 1 personal cardiovascular disease before 50 years</text:span></text:p>
      <text:p text:style-name="Preformatted_20_Text"><text:span text:style-name="T65">early CVRF = at least 1 personal cardiovascular risk factor before 50 years</text:span></text:p>
      <text:p text:style-name="Standard"><text:span text:style-name="T6">early or multiple cancer = first cancer before 50 years and or at least 2 personal cancers</text:span></text:p>
      <text:p text:style-name="Standard"><text:span text:style-name="T6">early familial cancer = cancer before 50 years 1</text:span><text:span text:style-name="T24">st</text:span><text:span text:style-name="T6"> or 2</text:span><text:span text:style-name="T24">nd</text:span><text:span text:style-name="T6"> degree family</text:span></text:p>
      <text:p text:style-name="Preformatted_20_Text"><text:span text:style-name="T65">familial AID = at least 2 AID 1</text:span><text:span text:style-name="T27">st</text:span><text:span text:style-name="T65"> and 2</text:span><text:span text:style-name="T27">nd</text:span><text:span text:style-name="T65"> degree</text:span></text:p>
      <text:p text:style-name="Preformatted_20_Text"><text:span text:style-name="T65">early familial AID = at least 1 AID 1</text:span><text:span text:style-name="T27">st</text:span><text:span text:style-name="T65"> degree before 50 years</text:span></text:p>
      <text:p text:style-name="Standard"><text:span text:style-name="T6">familial </text:span><text:span text:style-name="T8">cardiovascular </text:span><text:span text:style-name="T6">disease = at least 2 CVD 1</text:span><text:span text:style-name="T24">st</text:span><text:span text:style-name="T6"> or 2</text:span><text:span text:style-name="T24">nd</text:span><text:span text:style-name="T6"> degree family</text:span></text:p>
      <text:p text:style-name="Standard"><text:span text:style-name="T6">early familial </text:span><text:span text:style-name="T8">cardiovascular </text:span><text:span text:style-name="T6">disease = at least 1 CVD 1</text:span><text:span text:style-name="T24">st</text:span><text:span text:style-name="T6"> degree before 50 years</text:span></text:p>
      <text:p text:style-name="Standard"><text:span text:style-name="T6">familial vascular risk factor = at least 2 CVRF 1</text:span><text:span text:style-name="T24">st</text:span><text:span text:style-name="T6"> or 2</text:span><text:span text:style-name="T24">nd</text:span><text:span text:style-name="T6"> degree family</text:span></text:p>
      <text:p text:style-name="Standard"><text:span text:style-name="T6">early familial risk factor = at least 1 CVRF before 50 years 1</text:span><text:span text:style-name="T24">st</text:span><text:span text:style-name="T6"> degree family</text:span></text:p>
      <text:p text:style-name="Preformatted_20_Text"><text:span text:style-name="T67"><text:s/></text:span></text:p>
      <text:p text:style-name="P18"><text:span text:style-name="T6">Table 2: Comparison of baseline characteristics between men and women</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office:value-type="string">
            <text:p text:style-name="P16"><text:span text:style-name="T56">Variables</text:span></text:p>
          </table:table-cell>
          <table:table-cell table:style-name="Tableau2.A1" table:number-columns-spanned="2" office:value-type="string">
            <text:p text:style-name="P16"><text:span text:style-name="T56">Mean ± SD or N (%)</text:span></text:p>
          </table:table-cell>
          <table:covered-table-cell/>
          <table:table-cell table:style-name="Tableau2.A1" office:value-type="string">
            <text:p text:style-name="P16"><text:span text:style-name="T58">P-</text:span><text:span text:style-name="T56">value</text:span></text:p>
          </table:table-cell>
          <table:table-cell table:style-name="Tableau2.E1" office:value-type="string">
            <text:p text:style-name="P27"/>
          </table:table-cell>
          <table:table-cell table:style-name="Tableau2.E1" office:value-type="string">
            <text:p text:style-name="P27"/>
          </table:table-cell>
        </table:table-row>
        <table:table-row table:style-name="Tableau2.1">
          <table:table-cell table:style-name="Tableau2.A2" office:value-type="string">
            <text:p text:style-name="P28"/>
          </table:table-cell>
          <table:table-cell table:style-name="Tableau2.A2" office:value-type="string">
            <text:p text:style-name="P16"><text:span text:style-name="T21">Men (N = 127)</text:span></text:p>
          </table:table-cell>
          <table:table-cell table:style-name="Tableau2.A2" office:value-type="string">
            <text:p text:style-name="P16"><text:span text:style-name="T59">Women (N = 550)</text:span></text:p>
          </table:table-cell>
          <table:table-cell table:style-name="Tableau2.A2" office:value-type="string">
            <text:p text:style-name="P29"/>
          </table:table-cell>
          <table:table-cell table:style-name="Tableau2.E1" office:value-type="string">
            <text:p text:style-name="P27"/>
          </table:table-cell>
          <table:table-cell table:style-name="Tableau2.E1" office:value-type="string">
            <text:p text:style-name="P27"/>
          </table:table-cell>
        </table:table-row>
        <table:table-row table:style-name="Tableau2.3">
          <table:table-cell table:style-name="Tableau2.A3" office:value-type="string">
            <text:p text:style-name="P16"><text:span text:style-name="T59">Age (y)</text:span></text:p>
          </table:table-cell>
          <table:table-cell table:style-name="Tableau2.A3" office:value-type="string">
            <text:p text:style-name="P16"><text:span text:style-name="T59">63.37 ± 18.43</text:span></text:p>
          </table:table-cell>
          <table:table-cell table:style-name="Tableau2.A3" office:value-type="string">
            <text:p text:style-name="P16"><text:span text:style-name="T59">62.5 ± 17.0</text:span></text:p>
          </table:table-cell>
          <table:table-cell table:style-name="Tableau2.A3" office:value-type="string">
            <text:p text:style-name="P16"><text:span text:style-name="T59">0.52</text:span></text:p>
          </table:table-cell>
          <table:table-cell table:style-name="Tableau2.E1" office:value-type="string">
            <text:p text:style-name="P27"/>
          </table:table-cell>
          <table:table-cell table:style-name="Tableau2.E1" office:value-type="string">
            <text:p text:style-name="P27"/>
          </table:table-cell>
        </table:table-row>
        <table:table-row table:style-name="Tableau2.1">
          <table:table-cell table:style-name="Tableau2.A3" office:value-type="string">
            <text:p text:style-name="P1"><text:span text:style-name="T62">Smoking (pack /year)</text:span></text:p>
            <text:p text:style-name="P1"><text:span text:style-name="T62"><text:s text:c="9"/>No smoking</text:span></text:p>
            <text:p text:style-name="P1"><text:span text:style-name="T62"><text:s text:c="9"/>&lt; 10 pack/year</text:span></text:p>
            <text:p text:style-name="P1"><text:span text:style-name="T62"><text:s text:c="9"/>≥ 10 pack/year</text:span></text:p>
          </table:table-cell>
          <table:table-cell table:style-name="Tableau2.A3" office:value-type="string">
            <text:p text:style-name="P16"><text:span text:style-name="T59">16 ± 18.49</text:span></text:p>
            <text:p text:style-name="P16"><text:span text:style-name="T59">41 (32)</text:span></text:p>
            <text:p text:style-name="P16"><text:span text:style-name="T59">35 (28)</text:span></text:p>
            <text:p text:style-name="P16"><text:span text:style-name="T59">51 (40)</text:span></text:p>
          </table:table-cell>
          <table:table-cell table:style-name="Tableau2.A3" office:value-type="string">
            <text:p text:style-name="P16"><text:span text:style-name="T59">3.9 ± 11.5</text:span></text:p>
            <text:p text:style-name="P16"><text:span text:style-name="T59">438 (80)</text:span></text:p>
            <text:p text:style-name="P16"><text:span text:style-name="T59">57 (10)</text:span></text:p>
            <text:p text:style-name="P16"><text:span text:style-name="T59">55 (10)</text:span></text:p>
          </table:table-cell>
          <table:table-cell table:style-name="Tableau2.A3" office:value-type="string">
            <text:p text:style-name="P16"><text:span text:style-name="T56">0.0</text:span></text:p>
            <text:p text:style-name="P29"/>
            <text:p text:style-name="P29"/>
          </table:table-cell>
          <table:table-cell table:style-name="Tableau2.E1" office:value-type="string">
            <text:p text:style-name="P27"/>
          </table:table-cell>
          <table:table-cell table:style-name="Tableau2.E1" office:value-type="string">
            <text:p text:style-name="P27"/>
          </table:table-cell>
        </table:table-row>
        <table:table-row table:style-name="Tableau2.1">
          <table:table-cell table:style-name="Tableau2.A5" office:value-type="string">
            <text:p text:style-name="P1"><text:span text:style-name="T62">Body Mass Index (BMI)</text:span></text:p>
            <text:p text:style-name="P1"><text:span text:style-name="T62"><text:s text:c="10"/>&lt; 19</text:span></text:p>
            <text:p text:style-name="P1"><text:span text:style-name="T62"><text:s text:c="9"/>19 – 25</text:span></text:p>
            <text:p text:style-name="P1"><text:span text:style-name="T62"><text:s text:c="9"/>25 – 30</text:span></text:p>
            <text:p text:style-name="P1"><text:span text:style-name="T62"><text:s text:c="9"/>30 – 35</text:span></text:p>
            <text:p text:style-name="P1"><text:span text:style-name="T62"><text:s text:c="9"/>35 - 40</text:span></text:p>
            <text:p text:style-name="P1"><text:span text:style-name="T62"><text:s text:c="9"/>≥ 40</text:span></text:p>
          </table:table-cell>
          <table:table-cell table:style-name="Tableau2.A5" office:value-type="string">
            <text:p text:style-name="P16"><text:span text:style-name="T59">26.7 ± 5.0</text:span></text:p>
            <text:p text:style-name="P16"><text:span text:style-name="T59">5 (4)</text:span></text:p>
            <text:p text:style-name="P16"><text:span text:style-name="T59">44 (35)</text:span></text:p>
            <text:p text:style-name="P16"><text:span text:style-name="T59">55 (43)</text:span></text:p>
            <text:p text:style-name="P16"><text:span text:style-name="T59">15 (12)</text:span></text:p>
            <text:p text:style-name="P16"><text:span text:style-name="T59">4 (3)</text:span></text:p>
            <text:p text:style-name="P16"><text:span text:style-name="T59">4 (3)</text:span></text:p>
          </table:table-cell>
          <table:table-cell table:style-name="Tableau2.A5" office:value-type="string">
            <text:p text:style-name="P16"><text:span text:style-name="T59">26.6 ± 5.0</text:span></text:p>
            <text:p text:style-name="P16"><text:span text:style-name="T59">20 (4)</text:span></text:p>
            <text:p text:style-name="P16"><text:span text:style-name="T59">188 (34)</text:span></text:p>
            <text:p text:style-name="P16"><text:span text:style-name="T59">201 (36)</text:span></text:p>
            <text:p text:style-name="P16"><text:span text:style-name="T59">82 (15)</text:span></text:p>
            <text:p text:style-name="P16"><text:span text:style-name="T59">37 (7)</text:span></text:p>
            <text:p text:style-name="P16"><text:span text:style-name="T59">22 (4)</text:span></text:p>
          </table:table-cell>
          <table:table-cell table:style-name="Tableau2.A5" office:value-type="string">
            <text:p text:style-name="P16"><text:span text:style-name="T59">0.20</text:span></text:p>
          </table:table-cell>
          <table:table-cell table:style-name="Tableau2.E1" office:value-type="string">
            <text:p text:style-name="P27"/>
          </table:table-cell>
          <table:table-cell table:style-name="Tableau2.E1" office:value-type="string">
            <text:p text:style-name="P27"/>
          </table:table-cell>
        </table:table-row>
        <table:table-row table:style-name="Tableau2.1">
          <table:table-cell table:style-name="Tableau2.A6" office:value-type="string">
            <text:p text:style-name="P16"><text:span text:style-name="T59">Age at first cancer diagnosis</text:span></text:p>
          </table:table-cell>
          <table:table-cell table:style-name="Tableau2.A6" office:value-type="string">
            <text:p text:style-name="P1"><text:span text:style-name="T62">60.4 ± 17.6</text:span></text:p>
          </table:table-cell>
          <table:table-cell table:style-name="Tableau2.A6" office:value-type="string">
            <text:p text:style-name="P1"><text:span text:style-name="T62">60.3 ± 16.3</text:span></text:p>
          </table:table-cell>
          <table:table-cell table:style-name="Tableau2.A6" office:value-type="string">
            <text:p text:style-name="P1"><text:span text:style-name="T62">0.96</text:span></text:p>
          </table:table-cell>
          <table:table-cell table:style-name="Tableau2.E1" office:value-type="string">
            <text:p text:style-name="P27"/>
          </table:table-cell>
          <table:table-cell table:style-name="Tableau2.E1" office:value-type="string">
            <text:p text:style-name="P27"/>
          </table:table-cell>
        </table:table-row>
        <table:table-row table:style-name="Tableau2.1">
          <table:table-cell table:style-name="Tableau2.E1" office:value-type="string">
            <text:p text:style-name="P16"><text:span text:style-name="T59">Metastatic disease</text:span></text:p>
          </table:table-cell>
          <table:table-cell table:style-name="Tableau2.E1" office:value-type="string">
            <text:p text:style-name="P2"/>
          </table:table-cell>
          <table:table-cell table:style-name="Tableau2.E1" office:value-type="string">
            <text:p text:style-name="P2"/>
          </table:table-cell>
          <table:table-cell table:style-name="Tableau2.E1" office:value-type="string">
            <text:p text:style-name="P2"/>
          </table:table-cell>
          <table:table-cell table:style-name="Tableau2.E1" office:value-type="string">
            <text:p text:style-name="P27"/>
          </table:table-cell>
          <table:table-cell table:style-name="Tableau2.E1" office:value-type="string">
            <text:p text:style-name="P27"/>
          </table:table-cell>
        </table:table-row>
        <table:table-row table:style-name="Tableau2.1">
          <table:table-cell table:style-name="Tableau2.E1" office:value-type="string">
            <text:p text:style-name="P16"><text:span text:style-name="T59"><text:s text:c="9"/>At 2 years of follow-up</text:span></text:p>
          </table:table-cell>
          <table:table-cell table:style-name="Tableau2.E1" office:value-type="string">
            <text:p text:style-name="P1"><text:span text:style-name="T62">87 (69)</text:span></text:p>
          </table:table-cell>
          <table:table-cell table:style-name="Tableau2.E1" office:value-type="string">
            <text:p text:style-name="P1"><text:span text:style-name="T62">230 (41)</text:span></text:p>
          </table:table-cell>
          <table:table-cell table:style-name="Tableau2.E1" office:value-type="string">
            <text:p text:style-name="P1"><text:span text:style-name="T63">0.00</text:span></text:p>
          </table:table-cell>
          <table:table-cell table:style-name="Tableau2.E1" office:value-type="string">
            <text:p text:style-name="P27"/>
          </table:table-cell>
          <table:table-cell table:style-name="Tableau2.E1" office:value-type="string">
            <text:p text:style-name="P27"/>
          </table:table-cell>
        </table:table-row>
        <table:table-row table:style-name="Tableau2.1">
          <table:table-cell table:style-name="Tableau2.A2" office:value-type="string">
            <text:p text:style-name="P16"><text:span text:style-name="T59"><text:s text:c="9"/>At 3 years of follow-up</text:span></text:p>
          </table:table-cell>
          <table:table-cell table:style-name="Tableau2.A2" office:value-type="string">
            <text:p text:style-name="P1"><text:span text:style-name="T62">90 (71)</text:span></text:p>
          </table:table-cell>
          <table:table-cell table:style-name="Tableau2.A2" office:value-type="string">
            <text:p text:style-name="P1"><text:span text:style-name="T62">234 (43)</text:span></text:p>
          </table:table-cell>
          <table:table-cell table:style-name="Tableau2.A2" office:value-type="string">
            <text:p text:style-name="P1"><text:span text:style-name="T63">0.00</text:span></text:p>
          </table:table-cell>
          <table:table-cell table:style-name="Tableau2.E1" office:value-type="string">
            <text:p text:style-name="P27"/>
          </table:table-cell>
          <table:table-cell table:style-name="Tableau2.E1" office:value-type="string">
            <text:p text:style-name="P27"/>
          </table:table-cell>
        </table:table-row>
        <table:table-row table:style-name="Tableau2.1">
          <table:table-cell table:style-name="Tableau2.A1" office:value-type="string">
            <text:p text:style-name="P16"><text:span text:style-name="T59">AID</text:span></text:p>
            <text:p text:style-name="P16"><text:span text:style-name="T59"><text:s text:c="8"/>Severe AID</text:span></text:p>
            <text:p text:style-name="P16"><text:span text:style-name="T59"><text:s text:c="8"/>Early AID</text:span></text:p>
            <text:p text:style-name="P16"><text:span text:style-name="T59">CVD</text:span></text:p>
            <text:p text:style-name="P16"><text:span text:style-name="T59"><text:s text:c="8"/></text:span><text:span text:style-name="T43">Early CVD</text:span></text:p>
          </table:table-cell>
          <table:table-cell table:style-name="Tableau2.A1" office:value-type="string">
            <text:p text:style-name="P1"><text:span text:style-name="T62">9 (7)</text:span></text:p>
            <text:p text:style-name="P1"><text:span text:style-name="T62">1 (1)</text:span></text:p>
            <text:p text:style-name="P1"><text:span text:style-name="T62">1 (1)</text:span></text:p>
            <text:p text:style-name="P1"><text:span text:style-name="T62">45 (34)</text:span></text:p>
            <text:p text:style-name="P1"><text:span text:style-name="T62">2 (2)</text:span></text:p>
          </table:table-cell>
          <table:table-cell table:style-name="Tableau2.A1" office:value-type="string">
            <text:p text:style-name="P1"><text:span text:style-name="T62">99 (18)</text:span></text:p>
            <text:p text:style-name="P1"><text:span text:style-name="T62">14 (3)</text:span></text:p>
            <text:p text:style-name="P1"><text:span text:style-name="T62">38 (7)</text:span></text:p>
            <text:p text:style-name="P1"><text:span text:style-name="T62">111 (20)</text:span></text:p>
            <text:p text:style-name="P1"><text:span text:style-name="T62">20 (4)</text:span></text:p>
          </table:table-cell>
          <table:table-cell table:style-name="Tableau2.A1" office:value-type="string">
            <text:p text:style-name="P1"><text:span text:style-name="T63">0.02</text:span></text:p>
            <text:p text:style-name="P1"><text:span text:style-name="T62">0.37</text:span></text:p>
            <text:p text:style-name="P1"><text:span text:style-name="T63">0.01</text:span></text:p>
            <text:p text:style-name="P1"><text:span text:style-name="T63">0.00</text:span></text:p>
            <text:p text:style-name="P1"><text:span text:style-name="T62">0.36</text:span></text:p>
          </table:table-cell>
          <table:table-cell table:style-name="Tableau2.E1" office:value-type="string">
            <text:p text:style-name="P27"/>
          </table:table-cell>
          <table:table-cell table:style-name="Tableau2.E1" office:value-type="string">
            <text:p text:style-name="P27"/>
          </table:table-cell>
        </table:table-row>
        <table:table-row table:style-name="Tableau2.1">
          <table:table-cell table:style-name="Tableau2.E1" office:value-type="string">
            <text:p text:style-name="P16"><text:span text:style-name="T59">CVRF</text:span></text:p>
          </table:table-cell>
          <table:table-cell table:style-name="Tableau2.E1" office:value-type="string">
            <text:p text:style-name="P1"><text:span text:style-name="T62">45 (35)</text:span></text:p>
          </table:table-cell>
          <table:table-cell table:style-name="Tableau2.E1" office:value-type="string">
            <text:p text:style-name="P1"><text:span text:style-name="T62">213 (39)</text:span></text:p>
          </table:table-cell>
          <table:table-cell table:style-name="Tableau2.E1" office:value-type="string">
            <text:p text:style-name="P1"><text:span text:style-name="T62">0.56</text:span></text:p>
          </table:table-cell>
          <table:table-cell table:style-name="Tableau2.E1" office:value-type="string">
            <text:p text:style-name="P27"/>
          </table:table-cell>
          <table:table-cell table:style-name="Tableau2.E1" office:value-type="string">
            <text:p text:style-name="P27"/>
          </table:table-cell>
        </table:table-row>
        <table:table-row table:style-name="Tableau2.1">
          <table:table-cell table:style-name="Tableau2.E1" office:value-type="string">
            <text:p text:style-name="P1"><text:span text:style-name="T62"><text:s text:c="8"/>Early CVRF</text:span></text:p>
          </table:table-cell>
          <table:table-cell table:style-name="Tableau2.E1" office:value-type="string">
            <text:p text:style-name="P1"><text:span text:style-name="T62">14 (11)</text:span></text:p>
          </table:table-cell>
          <table:table-cell table:style-name="Tableau2.E1" office:value-type="string">
            <text:p text:style-name="P1"><text:span text:style-name="T62">100 (18)</text:span></text:p>
          </table:table-cell>
          <table:table-cell table:style-name="Tableau2.E1" office:value-type="string">
            <text:p text:style-name="P1"><text:span text:style-name="T62">0.07</text:span></text:p>
          </table:table-cell>
          <table:table-cell table:style-name="Tableau2.E1" office:value-type="string">
            <text:p text:style-name="P27"/>
          </table:table-cell>
          <table:table-cell table:style-name="Tableau2.E1" office:value-type="string">
            <text:p text:style-name="P27"/>
          </table:table-cell>
        </table:table-row>
        <text:soft-page-break/>
        <table:table-row table:style-name="Tableau2.1">
          <table:table-cell table:style-name="Tableau2.A6" office:value-type="string">
            <text:p text:style-name="P16"><text:span text:style-name="T59">Early or multiple cancers</text:span></text:p>
          </table:table-cell>
          <table:table-cell table:style-name="Tableau2.A6" office:value-type="string">
            <text:p text:style-name="P1"><text:span text:style-name="T62">39 (31)</text:span></text:p>
          </table:table-cell>
          <table:table-cell table:style-name="Tableau2.A6" office:value-type="string">
            <text:p text:style-name="P1"><text:span text:style-name="T62">183 (33)</text:span></text:p>
          </table:table-cell>
          <table:table-cell table:style-name="Tableau2.A6" office:value-type="string">
            <text:p text:style-name="P1"><text:span text:style-name="T62">0.65</text:span></text:p>
          </table:table-cell>
          <table:table-cell table:style-name="Tableau2.E1" office:value-type="string">
            <text:p text:style-name="P27"/>
          </table:table-cell>
          <table:table-cell table:style-name="Tableau2.E1" office:value-type="string">
            <text:p text:style-name="P27"/>
          </table:table-cell>
        </table:table-row>
        <table:table-row table:style-name="Tableau2.1">
          <table:table-cell table:style-name="Tableau2.E1" office:value-type="string">
            <text:p text:style-name="P16"><text:span text:style-name="T59">Early familial cancer</text:span></text:p>
          </table:table-cell>
          <table:table-cell table:style-name="Tableau2.E1" office:value-type="string">
            <text:p text:style-name="P1"><text:span text:style-name="T62">8 (6)</text:span></text:p>
          </table:table-cell>
          <table:table-cell table:style-name="Tableau2.E1" office:value-type="string">
            <text:p text:style-name="P1"><text:span text:style-name="T62">88 (16.0)</text:span></text:p>
          </table:table-cell>
          <table:table-cell table:style-name="Tableau2.E1" office:value-type="string">
            <text:p text:style-name="P1"><text:span text:style-name="T63">0.01</text:span></text:p>
          </table:table-cell>
          <table:table-cell table:style-name="Tableau2.E1" office:value-type="string">
            <text:p text:style-name="P27"/>
          </table:table-cell>
          <table:table-cell table:style-name="Tableau2.E1" office:value-type="string">
            <text:p text:style-name="P27"/>
          </table:table-cell>
        </table:table-row>
        <table:table-row table:style-name="Tableau2.1">
          <table:table-cell table:style-name="Tableau2.E1" office:value-type="string">
            <text:p text:style-name="P16"><text:span text:style-name="T59">At least 2 cancers at 1</text:span><text:span text:style-name="T26">st</text:span><text:span text:style-name="T59"> degree</text:span></text:p>
          </table:table-cell>
          <table:table-cell table:style-name="Tableau2.E1" office:value-type="string">
            <text:p text:style-name="P1"><text:span text:style-name="T62">11 (9)</text:span></text:p>
          </table:table-cell>
          <table:table-cell table:style-name="Tableau2.E1" office:value-type="string">
            <text:p text:style-name="P1"><text:span text:style-name="T62">68 (12)</text:span></text:p>
          </table:table-cell>
          <table:table-cell table:style-name="Tableau2.E1" office:value-type="string">
            <text:p text:style-name="P1"><text:span text:style-name="T62">0.31</text:span></text:p>
          </table:table-cell>
          <table:table-cell table:style-name="Tableau2.E1" office:value-type="string">
            <text:p text:style-name="P27"/>
          </table:table-cell>
          <table:table-cell table:style-name="Tableau2.E1" office:value-type="string">
            <text:p text:style-name="P27"/>
          </table:table-cell>
        </table:table-row>
        <table:table-row table:style-name="Tableau2.1">
          <table:table-cell table:style-name="Tableau2.E1" office:value-type="string">
            <text:p text:style-name="P16"><text:span text:style-name="T43">Familial AID</text:span></text:p>
          </table:table-cell>
          <table:table-cell table:style-name="Tableau2.E1" office:value-type="string">
            <text:p text:style-name="P1"><text:span text:style-name="T45">0 (0)</text:span></text:p>
          </table:table-cell>
          <table:table-cell table:style-name="Tableau2.E1" office:value-type="string">
            <text:p text:style-name="P1"><text:span text:style-name="T45">24 (4)</text:span></text:p>
          </table:table-cell>
          <table:table-cell table:style-name="Tableau2.E1" office:value-type="string">
            <text:p text:style-name="P1"><text:span text:style-name="T46">0.03</text:span></text:p>
          </table:table-cell>
          <table:table-cell table:style-name="Tableau2.E1" office:value-type="string">
            <text:p text:style-name="P27"/>
          </table:table-cell>
          <table:table-cell table:style-name="Tableau2.E1" office:value-type="string">
            <text:p text:style-name="P27"/>
          </table:table-cell>
        </table:table-row>
        <table:table-row table:style-name="Tableau2.1">
          <table:table-cell table:style-name="Tableau2.E1" office:value-type="string">
            <text:p text:style-name="P16"><text:span text:style-name="T43"><text:s text:c="8"/>Early familial AID</text:span></text:p>
          </table:table-cell>
          <table:table-cell table:style-name="Tableau2.E1" office:value-type="string">
            <text:p text:style-name="P1"><text:span text:style-name="T45">-</text:span></text:p>
          </table:table-cell>
          <table:table-cell table:style-name="Tableau2.E1" office:value-type="string">
            <text:p text:style-name="P1"><text:span text:style-name="T45">-</text:span></text:p>
          </table:table-cell>
          <table:table-cell table:style-name="Tableau2.E1" office:value-type="string">
            <text:p text:style-name="P1"><text:span text:style-name="T45">-</text:span></text:p>
          </table:table-cell>
          <table:table-cell table:style-name="Tableau2.E1" office:value-type="string">
            <text:p text:style-name="P27"/>
          </table:table-cell>
          <table:table-cell table:style-name="Tableau2.E1" office:value-type="string">
            <text:p text:style-name="P27"/>
          </table:table-cell>
        </table:table-row>
        <table:table-row table:style-name="Tableau2.1">
          <table:table-cell table:style-name="Tableau2.E1" office:value-type="string">
            <text:p text:style-name="P16"><text:span text:style-name="T59">Familial CVD</text:span></text:p>
          </table:table-cell>
          <table:table-cell table:style-name="Tableau2.E1" office:value-type="string">
            <text:p text:style-name="P1"><text:span text:style-name="T62">2 (2)</text:span></text:p>
          </table:table-cell>
          <table:table-cell table:style-name="Tableau2.E1" office:value-type="string">
            <text:p text:style-name="P1"><text:span text:style-name="T62">32 (6)</text:span></text:p>
          </table:table-cell>
          <table:table-cell table:style-name="Tableau2.E1" office:value-type="string">
            <text:p text:style-name="P1"><text:span text:style-name="T62">0.08</text:span></text:p>
          </table:table-cell>
          <table:table-cell table:style-name="Tableau2.E1" office:value-type="string">
            <text:p text:style-name="P27"/>
          </table:table-cell>
          <table:table-cell table:style-name="Tableau2.E1" office:value-type="string">
            <text:p text:style-name="P27"/>
          </table:table-cell>
        </table:table-row>
        <table:table-row table:style-name="Tableau2.1">
          <table:table-cell table:style-name="Tableau2.E1" office:value-type="string">
            <text:p text:style-name="P16"><text:span text:style-name="T59"><text:s text:c="8"/>Early familial CVD</text:span></text:p>
          </table:table-cell>
          <table:table-cell table:style-name="Tableau2.E1" office:value-type="string">
            <text:p text:style-name="P1"><text:span text:style-name="T62">3 (2)</text:span></text:p>
          </table:table-cell>
          <table:table-cell table:style-name="Tableau2.E1" office:value-type="string">
            <text:p text:style-name="P1"><text:span text:style-name="T62">17 (3)</text:span></text:p>
          </table:table-cell>
          <table:table-cell table:style-name="Tableau2.E1" office:value-type="string">
            <text:p text:style-name="P1"><text:span text:style-name="T62">0.88</text:span></text:p>
          </table:table-cell>
          <table:table-cell table:style-name="Tableau2.E1" office:value-type="string">
            <text:p text:style-name="P27"/>
          </table:table-cell>
          <table:table-cell table:style-name="Tableau2.E1" office:value-type="string">
            <text:p text:style-name="P27"/>
          </table:table-cell>
        </table:table-row>
        <table:table-row table:style-name="Tableau2.1">
          <table:table-cell table:style-name="Tableau2.E1" office:value-type="string">
            <text:p text:style-name="P16"><text:span text:style-name="T59">Familial CVRF</text:span></text:p>
          </table:table-cell>
          <table:table-cell table:style-name="Tableau2.E1" office:value-type="string">
            <text:p text:style-name="P1"><text:span text:style-name="T62">5 (4)</text:span></text:p>
          </table:table-cell>
          <table:table-cell table:style-name="Tableau2.E1" office:value-type="string">
            <text:p text:style-name="P1"><text:span text:style-name="T62">46 (8)</text:span></text:p>
          </table:table-cell>
          <table:table-cell table:style-name="Tableau2.E1" office:value-type="string">
            <text:p text:style-name="P1"><text:span text:style-name="T62">0.109</text:span></text:p>
          </table:table-cell>
          <table:table-cell table:style-name="Tableau2.E1" office:value-type="string">
            <text:p text:style-name="P27"/>
          </table:table-cell>
          <table:table-cell table:style-name="Tableau2.E1" office:value-type="string">
            <text:p text:style-name="P27"/>
          </table:table-cell>
        </table:table-row>
        <table:table-row table:style-name="Tableau2.1">
          <table:table-cell table:style-name="Tableau2.A2" office:value-type="string">
            <text:p text:style-name="P16"><text:span text:style-name="T59"><text:s text:c="8"/>Early familial CVRF</text:span></text:p>
          </table:table-cell>
          <table:table-cell table:style-name="Tableau2.A2" office:value-type="string">
            <text:p text:style-name="P1"><text:span text:style-name="T62">1 (1)</text:span></text:p>
          </table:table-cell>
          <table:table-cell table:style-name="Tableau2.A2" office:value-type="string">
            <text:p text:style-name="P1"><text:span text:style-name="T62">23 (3)</text:span></text:p>
          </table:table-cell>
          <table:table-cell table:style-name="Tableau2.A2" office:value-type="string">
            <text:p text:style-name="P1"><text:span text:style-name="T62">0.11</text:span></text:p>
          </table:table-cell>
          <table:table-cell table:style-name="Tableau2.E1" office:value-type="string">
            <text:p text:style-name="P27"/>
          </table:table-cell>
          <table:table-cell table:style-name="Tableau2.E1" office:value-type="string">
            <text:p text:style-name="P27"/>
          </table:table-cell>
        </table:table-row>
        <table:table-row table:style-name="Tableau2.1">
          <table:table-cell table:style-name="Tableau2.A1" office:value-type="string">
            <text:p text:style-name="P1"><text:span text:style-name="T62">Number of deaths at the time of analysis</text:span></text:p>
          </table:table-cell>
          <table:table-cell table:style-name="Tableau2.A1" office:value-type="string">
            <text:p text:style-name="P2"/>
          </table:table-cell>
          <table:table-cell table:style-name="Tableau2.A1" office:value-type="string">
            <text:p text:style-name="P2"/>
          </table:table-cell>
          <table:table-cell table:style-name="Tableau2.A1" office:value-type="string">
            <text:p text:style-name="P2"/>
          </table:table-cell>
          <table:table-cell table:style-name="Tableau2.E1" office:value-type="string">
            <text:p text:style-name="P27"/>
          </table:table-cell>
          <table:table-cell table:style-name="Tableau2.E1" office:value-type="string">
            <text:p text:style-name="P27"/>
          </table:table-cell>
        </table:table-row>
        <table:table-row table:style-name="Tableau2.1">
          <table:table-cell table:style-name="Tableau2.E1" office:value-type="string">
            <text:p text:style-name="P16"><text:span text:style-name="T59"><text:s text:c="9"/>At 2 years of follow-up</text:span></text:p>
          </table:table-cell>
          <table:table-cell table:style-name="Tableau2.E1" office:value-type="string">
            <text:p text:style-name="P1"><text:span text:style-name="T62">61 (48)</text:span></text:p>
          </table:table-cell>
          <table:table-cell table:style-name="Tableau2.E1" office:value-type="string">
            <text:p text:style-name="P1"><text:span text:style-name="T62">146 (25)</text:span></text:p>
          </table:table-cell>
          <table:table-cell table:style-name="Tableau2.E1" office:value-type="string">
            <text:p text:style-name="P1"><text:span text:style-name="T62">0.00</text:span></text:p>
          </table:table-cell>
          <table:table-cell table:style-name="Tableau2.E1" office:value-type="string">
            <text:p text:style-name="P27"/>
          </table:table-cell>
          <table:table-cell table:style-name="Tableau2.E1" office:value-type="string">
            <text:p text:style-name="P27"/>
          </table:table-cell>
        </table:table-row>
        <table:table-row table:style-name="Tableau2.1">
          <table:table-cell table:style-name="Tableau2.A2" office:value-type="string">
            <text:p text:style-name="P16"><text:span text:style-name="T59"><text:s text:c="9"/>At 3 years of follow-up</text:span></text:p>
          </table:table-cell>
          <table:table-cell table:style-name="Tableau2.A2" office:value-type="string">
            <text:p text:style-name="P1"><text:span text:style-name="T62">74 (58)</text:span></text:p>
          </table:table-cell>
          <table:table-cell table:style-name="Tableau2.A2" office:value-type="string">
            <text:p text:style-name="P1"><text:span text:style-name="T62">170 (31)</text:span></text:p>
          </table:table-cell>
          <table:table-cell table:style-name="Tableau2.A2" office:value-type="string">
            <text:p text:style-name="P1"><text:span text:style-name="T62">0.00</text:span></text:p>
          </table:table-cell>
          <table:table-cell table:style-name="Tableau2.E1" office:value-type="string">
            <text:p text:style-name="P27"/>
          </table:table-cell>
          <table:table-cell table:style-name="Tableau2.E1" office:value-type="string">
            <text:p text:style-name="P27"/>
          </table:table-cell>
        </table:table-row>
      </table:table>
      <text:p text:style-name="Standard"><text:span text:style-name="T17">P</text:span><text:span text:style-name="T6">-values derived from Student’s t-test for continuous variables and Chi-square test for categorical variables.</text:span></text:p>
      <text:section text:style-name="Sect1" text:name="Section3">
        <text:p text:style-name="Standard"/>
        <text:p text:style-name="P21"/>
        <text:p text:style-name="P21"><text:a xlink:type="simple" xlink:href="https://www.zotero.org/" text:style-name="Internet_20_link" text:visited-style-name="Visited_20_Internet_20_Link"/></text:p>
        <text:p text:style-name="P21"><text:a xlink:type="simple" xlink:href="https://www.zotero.org/" text:style-name="Internet_20_link" text:visited-style-name="Visited_20_Internet_20_Link"/></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false" style:font-name-asian="Times New Roman1" style:font-size-asian="12pt" style:language-asian="en" style:country-asian="US"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2pt" fo:language="fr" fo:country="FR" style:letter-kerning="false" style:font-name-asian="Times New Roman1" style:font-size-asian="12pt" style:language-asian="en" style:country-asian="US"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text-properties style:font-name-complex="Arial" style:font-family-complex="Arial" style:font-family-generic-complex="system" style:font-pitch-complex="variable"/>
    </style:style>
    <style:style style:name="Heading_20_1" style:display-name="Heading 1" style:family="paragraph" style:parent-style-name="Standard"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Standard"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caption1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caption111" style:family="paragraph" style:parent-style-name="Standard">
      <style:paragraph-properties fo:margin-top="0.212cm" fo:margin-bottom="0.212cm" style:contextual-spacing="false"/>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top="0cm" fo:margin-bottom="0cm" style:contextual-spacing="true"/>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Table_20_Contents" style:display-name="Table Contents" style:family="paragraph" style:parent-style-name="Standard" style:class="extra">
      <style:paragraph-properties fo:orphans="0" fo:widows="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notation_20_text" style:display-name="annotation text" style:family="paragraph" style:parent-style-name="Standard" loext:linked-style-name="Commentaire_20_Car">
      <style:paragraph-properties fo:line-height="100%"/>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EndNote_20_Bibliography_20_Title" style:display-name="EndNote Bibliography Title" style:family="paragraph" style:parent-style-name="Standard" loext:linked-style-name="EndNote_20_Bibliography_20_Title_20_Car">
      <style:paragraph-properties fo:text-align="center" style:justify-single-word="false"/>
      <style:text-properties fo:language="fr" fo:country="FR"/>
    </style:style>
    <style:style style:name="EndNote_20_Bibliography" style:display-name="EndNote Bibliography" style:family="paragraph" style:parent-style-name="Standard" loext:linked-style-name="EndNote_20_Bibliography_20_Car">
      <style:paragraph-properties fo:line-height="100%"/>
      <style:text-properties fo:language="fr" fo:country="FR"/>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line-height="100%">
        <style:tab-stops>
          <style:tab-stop style:position="8.001cm" style:type="center"/>
          <style:tab-stop style:position="16.002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style:style>
    <style:style style:name="Bibliography_20_1" style:display-name="Bibliography 1" style:family="paragraph" style:parent-style-name="Index" style:class="index">
      <style:paragraph-properties>
        <style:tab-stops>
          <style:tab-stop style:position="15.998cm" style:type="right" style:leader-style="dotted" style:leader-text="."/>
        </style:tab-stops>
      </style:paragraph-properties>
    </style:style>
    <style:style style:name="Default_20_Paragraph_20_Font_20__28_WW_29_" style:display-name="Default Paragraph Font (WW)" style:family="text"/>
    <style:style style:name="Numbering_20_Symbols" style:display-name="Numbering Symbols" style:family="text"/>
    <style:style style:name="annotation_20_reference" style:display-name="annotation reference" style:family="text" style:parent-style-name="Default_20_Paragraph_20_Font_20__28_WW_29_">
      <style:text-properties fo:font-size="8pt" style:font-size-asian="8pt" style:font-size-complex="8pt"/>
    </style:style>
    <style:style style:name="Commentaire_20_Car" style:display-name="Commentaire Car" style:family="text" style:parent-style-name="Default_20_Paragraph_20_Font_20__28_WW_29_" loext:linked-style-name="annotation_20_text">
      <style:text-properties fo:font-size="10pt" fo:language="en" fo:country="US" style:font-size-asian="10pt" style:language-asian="fr" style:country-asian="FR" style:font-size-complex="10pt"/>
    </style:style>
    <style:style style:name="Objet_20_du_20_commentaire_20_Car" style:display-name="Objet du commentaire Car" style:family="text" style:parent-style-name="Commentaire_20_Car" loext:linked-style-name="annotation_20_subject">
      <style:text-properties fo:font-size="10pt" fo:language="en" fo:country="US" fo:font-weight="bold" style:font-size-asian="10pt" style:language-asian="fr" style:country-asian="FR" style:font-weight-asian="bold" style:font-size-complex="10pt" style:font-weight-complex="bold"/>
    </style:style>
    <style:style style:name="EndNote_20_Bibliography_20_Title_20_Car" style:display-name="EndNote Bibliography Title Car" style:family="text" style:parent-style-name="Default_20_Paragraph_20_Font_20__28_WW_29_" loext:linked-style-name="EndNote_20_Bibliography_20_Title">
      <style:text-properties fo:font-size="10pt" style:font-size-asian="10pt" style:language-asian="fr" style:country-asian="FR" style:font-size-complex="10pt"/>
    </style:style>
    <style:style style:name="EndNote_20_Bibliography_20_Car" style:display-name="EndNote Bibliography Car" style:family="text" style:parent-style-name="Default_20_Paragraph_20_Font_20__28_WW_29_" loext:linked-style-name="EndNote_20_Bibliography">
      <style:text-properties fo:font-size="10pt" style:font-size-asian="10pt" style:language-asian="fr" style:country-asian="FR" style:font-size-complex="10pt"/>
    </style:style>
    <style:style style:name="docsum-pmid" style:family="text" style:parent-style-name="Default_20_Paragraph_20_Font_20__28_WW_29_"/>
    <style:style style:name="id-label" style:family="text" style:parent-style-name="Default_20_Paragraph_20_Font_20__28_WW_29_"/>
    <style:style style:name="Strong_20_Emphasis" style:display-name="Strong Emphasis" style:family="text" style:parent-style-name="Default_20_Paragraph_20_Font_20__28_WW_29_">
      <style:text-properties fo:font-weight="bold" style:font-weight-asian="bold" style:font-weight-complex="bold"/>
    </style:style>
    <style:style style:name="ts-alignment-element" style:family="text" style:parent-style-name="Default_20_Paragraph_20_Font_20__28_WW_29_"/>
    <style:style style:name="authors-list-item" style:family="text" style:parent-style-name="Default_20_Paragraph_20_Font_20__28_WW_29_"/>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style>
    <style:style style:name="author-sup-separator" style:family="text" style:parent-style-name="Default_20_Paragraph_20_Font_20__28_WW_29_"/>
    <style:style style:name="comma" style:family="text" style:parent-style-name="Default_20_Paragraph_20_Font_20__28_WW_29_"/>
    <style:style style:name="identifier" style:family="text" style:parent-style-name="Default_20_Paragraph_20_Font_20__28_WW_29_"/>
    <style:style style:name="En-tête_20_Car" style:display-name="En-tête Car" style:family="text" style:parent-style-name="Default_20_Paragraph_20_Font_20__28_WW_29_">
      <style:text-properties fo:font-size="10pt" fo:language="en" fo:country="US" style:font-size-asian="10pt" style:language-asian="fr" style:country-asian="FR" style:font-size-complex="10pt"/>
    </style:style>
    <style:style style:name="Pied_20_de_20_page_20_Car" style:display-name="Pied de page Car" style:family="text" style:parent-style-name="Default_20_Paragraph_20_Font_20__28_WW_29_">
      <style:text-properties fo:font-size="10pt" fo:language="en" fo:country="US" style:font-size-asian="10pt" style:language-asian="fr" style:country-asian="FR" style:font-size-complex="10pt"/>
    </style:style>
    <style:style style:name="page_20_number" style:display-name="page number" style:family="text" style:parent-style-name="Default_20_Paragraph_20_Font_20__28_WW_29_"/>
    <style:style style:name="line_20_number1" style:display-name="line number1" style:family="text"/>
    <style:style style:name="Line_20_numbering" style:display-name="Line numbering"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635cm" fo:margin-left="1.27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635cm" fo:margin-left="1.905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635cm" fo:margin-left="2.54cm"/>
        </style:list-level-properties>
      </text:outline-level-style>
      <text:outline-level-style text:level="4" text:style-name="ListLabel_20_4" style:num-format="">
        <style:list-level-properties text:list-level-position-and-space-mode="label-alignment">
          <style:list-level-label-alignment text:label-followed-by="nothing"/>
        </style:list-level-properties>
      </text:outline-level-style>
      <text:outline-level-style text:level="5" text:style-name="ListLabel_20_5" style:num-format="">
        <style:list-level-properties text:list-level-position-and-space-mode="label-alignment">
          <style:list-level-label-alignment text:label-followed-by="nothing"/>
        </style:list-level-properties>
      </text:outline-level-style>
      <text:outline-level-style text:level="6" text:style-name="ListLabel_20_6" style:num-format="">
        <style:list-level-properties text:list-level-position-and-space-mode="label-alignment">
          <style:list-level-label-alignment text:label-followed-by="nothing"/>
        </style:list-level-properties>
      </text:outline-level-style>
      <text:outline-level-style text:level="7" text:style-name="ListLabel_20_7" style:num-format="">
        <style:list-level-properties text:list-level-position-and-space-mode="label-alignment">
          <style:list-level-label-alignment text:label-followed-by="nothing"/>
        </style:list-level-properties>
      </text:outline-level-style>
      <text:outline-level-style text:level="8" text:style-name="ListLabel_20_8" style:num-format="">
        <style:list-level-properties text:list-level-position-and-space-mode="label-alignment">
          <style:list-level-label-alignment text:label-followed-by="nothing"/>
        </style:list-level-properties>
      </text:outline-level-style>
      <text:outline-level-style text:level="9" text:style-name="ListLabel_20_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501cm" fo:margin-bottom="0cm" fo:margin-left="2.501cm" fo:margin-right="2.501cm" style:writing-mode="lr-tb" style:layout-grid-color="#c0c0c0" style:layout-grid-lines="140" style:layout-grid-base-height="0.176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501cm" fo:margin-left="0cm" fo:margin-right="0cm" fo:margin-top="2.40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2.501cm" fo:margin-bottom="1.25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2.501cm" fo:margin-bottom="1.27cm" fo:margin-left="2.501cm" fo:margin-right="2.501cm" style:writing-mode="lr-tb" style:layout-grid-color="#c0c0c0" style:layout-grid-lines="140" style:layout-grid-base-height="0.176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31cm" fo:margin-left="0cm" fo:margin-right="0cm" fo:margin-top="1.13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tracked-changes>
          <text:changed-region xml:id="ct2886511604176" text:id="ct2886511604176">
            <text:insertion>
              <office:change-info>
                <dc:creator>Géraldine FALGARONE</dc:creator>
                <dc:date>2025-07-21T17:34:00</dc:date>
              </office:change-info>
            </text:insertion>
          </text:changed-region>
        </text:tracked-changes>
        <text:p text:style-name="Footer" loext:marker-style-name="page number"><text:change-start text:change-id="ct2886511604176"/><text:span text:style-name="page_20_number"><text:page-number text:select-page="current">11</text:page-number></text:span></text:p>
        <text:p text:style-name="Footer"><text:change-end text:change-id="ct2886511604176"/></text:p>
      </style:footer>
    </style:master-page>
    <style:master-page style:name="First_20_Page" style:display-name="First Page" style:page-layout-name="Mpm2" draw:style-name="Mdp1" style:next-style-name="Standard">
      <style:footer>
        <text:tracked-changes>
          <text:changed-region xml:id="ct2886511595824" text:id="ct2886511595824">
            <text:insertion>
              <office:change-info>
                <dc:creator>Géraldine FALGARONE</dc:creator>
                <dc:date>2025-07-21T17:34:00</dc:date>
              </office:change-info>
            </text:insertion>
          </text:changed-region>
        </text:tracked-changes>
        <text:p text:style-name="Footer" loext:marker-style-name="page number"><text:change-start text:change-id="ct2886511595824"/><text:span text:style-name="page_20_number"><text:page-number text:select-page="current">0</text:page-number></text:span></text:p>
        <text:p text:style-name="Footer"><text:change-end text:change-id="ct2886511595824"/></text:p>
      </style:footer>
    </style:master-page>
    <style:master-page style:name="Converted1" style:page-layout-name="Mpm3" draw:style-name="Mdp1">
      <style:footer>
        <text:p text:style-name="Footer" loext:marker-style-name="page number"><text:span text:style-name="page_20_number"><text:page-number text:select-page="current">20</text:page-number></text:span></text:p>
        <text:p text:style-name="Footer"/>
      </style:footer>
    </style:master-page>
    <style:master-page style:name="Converted2" style:page-layout-name="Mpm3" draw:style-name="Mdp1">
      <style:footer>
        <text:p text:style-name="Footer" loext:marker-style-name="page number"><text:span text:style-name="page_20_number"><text:page-number text:select-page="current">23</text:page-number></text:span></text:p>
        <text:p text:style-name="Footer"/>
      </style:footer>
    </style:master-page>
    <style:master-page style:name="Converted3" style:page-layout-name="Mpm4" draw:style-name="Mdp1" style:next-style-name="Converted2">
      <style:footer>
        <text:p text:style-name="Standard"/>
      </style:footer>
    </style:master-page>
    <style:master-page style:name="Converted4" style:page-layout-name="Mpm3" draw:style-name="Mdp1">
      <style:footer>
        <text:p text:style-name="Footer" loext:marker-style-name="page number"><text:span text:style-name="page_20_number"><text:page-number text:select-page="current">22</text:page-number></text:span></text:p>
        <text:p text:style-name="Footer"/>
      </style:footer>
    </style:master-page>
    <style:master-page style:name="Converted5" style:page-layout-name="Mpm4" draw:style-name="Mdp1" style:next-style-name="Converted4">
      <style:footer>
        <text:p text:style-name="Standard"/>
      </style:footer>
    </style:master-page>
    <style:master-page style:name="Converted6" style:page-layout-name="Mpm5" draw:style-name="Mdp1">
      <style:footer>
        <text:p text:style-name="Footer" loext:marker-style-name="page number"><text:span text:style-name="page_20_number"><text:page-number text:select-page="current">24</text:page-number></text:span></text:p>
        <text:p text:style-name="Footer"/>
      </style:footer>
    </style:master-page>
    <style:master-page style:name="Converted7" style:page-layout-name="Mpm4" draw:style-name="Mdp1" style:next-style-name="Converted6">
      <style:footer>
        <text:p text:style-name="Standard"/>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2-16T10:15:00</meta:creation-date>
    <meta:initial-creator>Guilhem BOUSQUET</meta:initial-creator>
    <dc:language>fr-FR</dc:language>
    <meta:print-date>2026-01-11T07:30:00</meta:print-date>
    <dc:date>2026-02-18T15:26:40.411000000</dc:date>
    <meta:editing-cycles>5</meta:editing-cycles>
    <meta:editing-duration>PT35M35S</meta:editing-duration>
    <meta:generator>LibreOffice/7.6.2.1$Windows_X86_64 LibreOffice_project/56f7684011345957bbf33a7ee678afaf4d2ba333</meta:generator>
    <meta:document-statistic meta:table-count="2" meta:image-count="0" meta:object-count="0" meta:page-count="24" meta:paragraph-count="396" meta:word-count="6530" meta:character-count="43219" meta:non-whitespace-character-count="36643"/>
    <meta:user-defined meta:name="AppVersion">15.0000</meta:user-defined>
    <meta:user-defined meta:name="ZOTERO_BREF_0WcX7pQvMNCc_1">ZOTERO_ITEM CSL_CITATION {"citationID":"iDcFvziK","properties":{"formattedCitation":"(13)","plainCitation":"(13)","dontUpdate":true,"noteIndex":0},"citationItems":[{"id":34,"uris":["http://zotero.org/users/local/WYtZaac4/items/WARK2WCS"],"itemData":{"id":</meta:user-defined>
    <meta:user-defined meta:name="ZOTERO_BREF_0WcX7pQvMNCc_10">ting format would be warranted for future studies to estimate true effect size of air pollution on TL.","container-title":"Cardiovascular Diagnosis and Therapy","DOI":"10.21037/cdt.2018.06.05","ISSN":"2223-3652","issue":"4","journalAbbreviation":"Cardiova</meta:user-defined>
    <meta:user-defined meta:name="ZOTERO_BREF_0WcX7pQvMNCc_11">sc Diagn Ther","page":"480-492","PMID":"30214863","PMCID":"PMC6129826","source":"PubMed Central","title":"Air pollution and telomere length: a systematic review of 12,058 subjects","title-short":"Air pollution and telomere length","volume":"8","author":[{</meta:user-defined>
    <meta:user-defined meta:name="ZOTERO_BREF_0WcX7pQvMNCc_12" meta:value-type="string">"family":"Zhao","given":"Bing"},{"family":"Vo","given":"Ha Q."},{"family":"Johnston","given":"Fay H."},{"family":"Negishi","given":"Kazuaki"}],"issued":{"date-parts":[["2018",8]]}}}],"schema":"https://github.com/citation-style-language/schema/raw/master/c</meta:user-defined>
    <meta:user-defined meta:name="ZOTERO_BREF_0WcX7pQvMNCc_13" meta:value-type="string">sl-citation.json"}</meta:user-defined>
    <meta:user-defined meta:name="ZOTERO_BREF_0WcX7pQvMNCc_2" meta:value-type="string">34,"type":"article-journal","abstract":"Background\nOver recent decades, adverse effects of ambient air pollution on the cardiovascular system have been clearly demonstrated. However, the underlying mechanisms are not fully elucidated. Air pollution may a</meta:user-defined>
    <meta:user-defined meta:name="ZOTERO_BREF_0WcX7pQvMNCc_3" meta:value-type="string">ccelerates biological aging and thereby the susceptibility to cardiovascular diseases (CVDs). Telomeres are tandem repetitive DNA complexes that play a critical role in maintaining chromosome stability. There are, however, heterogeneities among the report</meta:user-defined>
    <meta:user-defined meta:name="ZOTERO_BREF_0WcX7pQvMNCc_4" meta:value-type="string">ed effects of air pollution on telomere. This study sought to evaluate the existing literature on the association between air pollution and telomere length (TL).\n\nMethods\nTwo reviewers independently searched on electronic databases including PUBMED, EM</meta:user-defined>
    <meta:user-defined meta:name="ZOTERO_BREF_0WcX7pQvMNCc_5" meta:value-type="string">BASE, SCOPUS, WEB OF SCIENCE and Ovid. The key terms were “air pollution” and “telomere” without language restriction. Articles relating to tobacco smoke were excluded.\n\nResults\nA total of 12,058 subjects from 25 articles remained for final review. All</meta:user-defined>
    <meta:user-defined meta:name="ZOTERO_BREF_0WcX7pQvMNCc_6" meta:value-type="string"> were observational studies: 14 cross-sectional, 6 cohort and 5 case-control studies. Nineteen (76%) assessed leukocyte telomere length (LTL) of which 15 found associations between air pollution and shorter TL, 2 with longer TL, 1 had mixed results, and a</meta:user-defined>
    <meta:user-defined meta:name="ZOTERO_BREF_0WcX7pQvMNCc_7" meta:value-type="string"> study of patients with type 2 diabetes found non-significant associations with TL. One found longer TL from saliva. The remaining studies were of placental cells, buccal cells or sperm and all reported shorter TL associated with air pollution. Particulat</meta:user-defined>
    <meta:user-defined meta:name="ZOTERO_BREF_0WcX7pQvMNCc_8" meta:value-type="string">e matter (PM) was investigated in 8 articles, and the remainder assessed black carbon (BC), benzene, lead, cadmium and polycyclic aromatic hydrocarbon (PAH). Geographically, 11 studies were conducted in Europe, with 10 in Asia and 4 in North America. Whil</meta:user-defined>
    <meta:user-defined meta:name="ZOTERO_BREF_0WcX7pQvMNCc_9" meta:value-type="string">e all followed Cawthon’s protocol for TL assessment, discordance in the reporting formats did not allow us to perform a quantitative meta-analysis.\n\nConclusions\nMost of the studies support the association of shorter TL with air pollution. Uniform repor</meta:user-defined>
    <meta:user-defined meta:name="ZOTERO_BREF_3jQ7jE5OTB6H_1" meta:value-type="string">ZOTERO_ITEM CSL_CITATION {"citationID":"2KSRoWYX","properties":{"formattedCitation":"(31\\uc0\\u8211{}33)","plainCitation":"(31–33)","noteIndex":0},"citationItems":[{"id":85,"uris":["http://zotero.org/users/local/WYtZaac4/items/TG95Z3RX"],"itemData":{"id"</meta:user-defined>
    <meta:user-defined meta:name="ZOTERO_BREF_3jQ7jE5OTB6H_10" meta:value-type="string"> of coronavirus disease 2019 on diabetes care in Japan","volume":"12","author":[{"family":"Minoura","given":"Akira"},{"family":"Sugiyama","given":"Takehiro"},{"family":"Koyama","given":"Teruhide"},{"family":"Yoshioka","given":"Takashi"},{"family":"Tabuchi</meta:user-defined>
    <meta:user-defined meta:name="ZOTERO_BREF_3jQ7jE5OTB6H_11" meta:value-type="string">","given":"Takahiro"}],"issued":{"date-parts":[["2022",9,27]]}}},{"id":87,"uris":["http://zotero.org/users/local/WYtZaac4/items/LWTZPFFY"],"itemData":{"id":87,"type":"article-journal","container-title":"Research in Social and Administrative Pharmacy","DOI</meta:user-defined>
    <meta:user-defined meta:name="ZOTERO_BREF_3jQ7jE5OTB6H_12" meta:value-type="string">":"10.1016/j.sapharm.2007.04.003","ISSN":"15517411","issue":"2","journalAbbreviation":"Research in Social and Administrative Pharmacy","language":"en","page":"83-97","source":"DOI.org (Crossref)","title":"Core reporting practices in structural equation mo</meta:user-defined>
    <meta:user-defined meta:name="ZOTERO_BREF_3jQ7jE5OTB6H_13" meta:value-type="string">deling","volume":"4","author":[{"family":"Schreiber","given":"James B."}],"issued":{"date-parts":[["2008",6]]}}},{"id":88,"uris":["http://zotero.org/users/local/WYtZaac4/items/5NDCRQQ8"],"itemData":{"id":88,"type":"article-journal","container-title":"Natu</meta:user-defined>
    <meta:user-defined meta:name="ZOTERO_BREF_3jQ7jE5OTB6H_14" meta:value-type="string">re Genetics","DOI":"10.1038/s41588-019-0403-1","ISSN":"1061-4036, 1546-1718","issue":"5","journalAbbreviation":"Nat Genet","language":"en","page":"804-814","source":"DOI.org (Crossref)","title":"Maternal and fetal genetic effects on birth weight and their</meta:user-defined>
    <meta:user-defined meta:name="ZOTERO_BREF_3jQ7jE5OTB6H_15" meta:value-type="string"> relevance to cardio-metabolic risk factors","volume":"51","author":[{"literal":"EGG Consortium"},{"family":"Warrington","given":"Nicole M."},{"family":"Beaumont","given":"Robin N."},{"family":"Horikoshi","given":"Momoko"},{"family":"Day","given":"Felix R</meta:user-defined>
    <meta:user-defined meta:name="ZOTERO_BREF_3jQ7jE5OTB6H_16" meta:value-type="string">."},{"family":"Helgeland","given":"Øyvind"},{"family":"Laurin","given":"Charles"},{"family":"Bacelis","given":"Jonas"},{"family":"Peng","given":"Shouneng"},{"family":"Hao","given":"Ke"},{"family":"Feenstra","given":"Bjarke"},{"family":"Wood","given":"Andr</meta:user-defined>
    <meta:user-defined meta:name="ZOTERO_BREF_3jQ7jE5OTB6H_17" meta:value-type="string">ew R."},{"family":"Mahajan","given":"Anubha"},{"family":"Tyrrell","given":"Jessica"},{"family":"Robertson","given":"Neil R."},{"family":"Rayner","given":"N. William"},{"family":"Qiao","given":"Zhen"},{"family":"Moen","given":"Gunn-Helen"},{"family":"Vaude</meta:user-defined>
    <meta:user-defined meta:name="ZOTERO_BREF_3jQ7jE5OTB6H_18" meta:value-type="string">l","given":"Marc"},{"family":"Marsit","given":"Carmen J."},{"family":"Chen","given":"Jia"},{"family":"Nodzenski","given":"Michael"},{"family":"Schnurr","given":"Theresia M."},{"family":"Zafarmand","given":"Mohammad H."},{"family":"Bradfield","given":"Jona</meta:user-defined>
    <meta:user-defined meta:name="ZOTERO_BREF_3jQ7jE5OTB6H_19" meta:value-type="string">than P."},{"family":"Grarup","given":"Niels"},{"family":"Kooijman","given":"Marjolein N."},{"family":"Li-Gao","given":"Ruifang"},{"family":"Geller","given":"Frank"},{"family":"Ahluwalia","given":"Tarunveer S."},{"family":"Paternoster","given":"Lavinia"},{</meta:user-defined>
    <meta:user-defined meta:name="ZOTERO_BREF_3jQ7jE5OTB6H_2" meta:value-type="string">:85,"type":"article-journal","abstract":"Abstract\n            This study aimed to examine the effects of psychological distress and a fear of coronavirus disease 2019 (COVID-19) on diabetes care in Japan. We used data from a 2020 nationwide Internet surv</meta:user-defined>
    <meta:user-defined meta:name="ZOTERO_BREF_3jQ7jE5OTB6H_20" meta:value-type="string">"family":"Rueedi","given":"Rico"},{"family":"Huikari","given":"Ville"},{"family":"Hottenga","given":"Jouke-Jan"},{"family":"Lyytikäinen","given":"Leo-Pekka"},{"family":"Cavadino","given":"Alana"},{"family":"Metrustry","given":"Sarah"},{"family":"Cousminer</meta:user-defined>
    <meta:user-defined meta:name="ZOTERO_BREF_3jQ7jE5OTB6H_21" meta:value-type="string">","given":"Diana L."},{"family":"Wu","given":"Ying"},{"family":"Thiering","given":"Elisabeth"},{"family":"Wang","given":"Carol A."},{"family":"Have","given":"Christian T."},{"family":"Vilor-Tejedor","given":"Natalia"},{"family":"Joshi","given":"Peter K."}</meta:user-defined>
    <meta:user-defined meta:name="ZOTERO_BREF_3jQ7jE5OTB6H_22" meta:value-type="string">,{"family":"Painter","given":"Jodie N."},{"family":"Ntalla","given":"Ioanna"},{"family":"Myhre","given":"Ronny"},{"family":"Pitkänen","given":"Niina"},{"family":"Van Leeuwen","given":"Elisabeth M."},{"family":"Joro","given":"Raimo"},{"family":"Lagou","giv</meta:user-defined>
    <meta:user-defined meta:name="ZOTERO_BREF_3jQ7jE5OTB6H_23" meta:value-type="string">en":"Vasiliki"},{"family":"Richmond","given":"Rebecca C."},{"family":"Espinosa","given":"Ana"},{"family":"Barton","given":"Sheila J."},{"family":"Inskip","given":"Hazel M."},{"family":"Holloway","given":"John W."},{"family":"Santa-Marina","given":"Loreto"</meta:user-defined>
    <meta:user-defined meta:name="ZOTERO_BREF_3jQ7jE5OTB6H_24" meta:value-type="string">},{"family":"Estivill","given":"Xavier"},{"family":"Ang","given":"Wei"},{"family":"Marsh","given":"Julie A."},{"family":"Reichetzeder","given":"Christoph"},{"family":"Marullo","given":"Letizia"},{"family":"Hocher","given":"Berthold"},{"family":"Lunetta","</meta:user-defined>
    <meta:user-defined meta:name="ZOTERO_BREF_3jQ7jE5OTB6H_25" meta:value-type="string">given":"Kathryn L."},{"family":"Murabito","given":"Joanne M."},{"family":"Relton","given":"Caroline L."},{"family":"Kogevinas","given":"Manolis"},{"family":"Chatzi","given":"Leda"},{"family":"Allard","given":"Catherine"},{"family":"Bouchard","given":"Luig</meta:user-defined>
    <meta:user-defined meta:name="ZOTERO_BREF_3jQ7jE5OTB6H_26" meta:value-type="string">i"},{"family":"Hivert","given":"Marie-France"},{"family":"Zhang","given":"Ge"},{"family":"Muglia","given":"Louis J."},{"family":"Heikkinen","given":"Jani"},{"family":"Morgen","given":"Camilla S."},{"family":"Van Kampen","given":"Antoine H. C."},{"family":</meta:user-defined>
    <meta:user-defined meta:name="ZOTERO_BREF_3jQ7jE5OTB6H_27" meta:value-type="string">"Van Schaik","given":"Barbera D. C."},{"family":"Mentch","given":"Frank D."},{"family":"Langenberg","given":"Claudia"},{"family":"Luan","given":"Jian’an"},{"family":"Scott","given":"Robert A."},{"family":"Zhao","given":"Jing Hua"},{"family":"Hemani","give</meta:user-defined>
    <meta:user-defined meta:name="ZOTERO_BREF_3jQ7jE5OTB6H_28" meta:value-type="string">n":"Gibran"},{"family":"Ring","given":"Susan M."},{"family":"Bennett","given":"Amanda J."},{"family":"Gaulton","given":"Kyle J."},{"family":"Fernandez-Tajes","given":"Juan"},{"family":"Van Zuydam","given":"Natalie R."},{"family":"Medina-Gomez","given":"Ca</meta:user-defined>
    <meta:user-defined meta:name="ZOTERO_BREF_3jQ7jE5OTB6H_29" meta:value-type="string">rolina"},{"family":"De Haan","given":"Hugoline G."},{"family":"Rosendaal","given":"Frits R."},{"family":"Kutalik","given":"Zoltán"},{"family":"Marques-Vidal","given":"Pedro"},{"family":"Das","given":"Shikta"},{"family":"Willemsen","given":"Gonneke"},{"fam</meta:user-defined>
    <meta:user-defined meta:name="ZOTERO_BREF_3jQ7jE5OTB6H_3" meta:value-type="string">ey in Japan involving 28,000 respondents aged 15–79 years. The question items included psychological factors (Kessler psychological distress scale and fear of COVID-19), employment, trust in neighbors, informal caregiving, and history of diabetes care. Af</meta:user-defined>
    <meta:user-defined meta:name="ZOTERO_BREF_3jQ7jE5OTB6H_30" meta:value-type="string">ily":"Mbarek","given":"Hamdi"},{"family":"Müller-Nurasyid","given":"Martina"},{"family":"Standl","given":"Marie"},{"family":"Appel","given":"Emil V. R."},{"family":"Fonvig","given":"Cilius E."},{"family":"Trier","given":"Caecilie"},{"family":"Van Beijster</meta:user-defined>
    <meta:user-defined meta:name="ZOTERO_BREF_3jQ7jE5OTB6H_31" meta:value-type="string">veldt","given":"Catharina E. M."},{"family":"Murcia","given":"Mario"},{"family":"Bustamante","given":"Mariona"},{"family":"Bonas-Guarch","given":"Sílvia"},{"family":"Hougaard","given":"David M."},{"family":"Mercader","given":"Josep M."},{"family":"Linnebe</meta:user-defined>
    <meta:user-defined meta:name="ZOTERO_BREF_3jQ7jE5OTB6H_32" meta:value-type="string">rg","given":"Allan"},{"family":"Schraut","given":"Katharina E."},{"family":"Lind","given":"Penelope A."},{"family":"Medland","given":"Sarah E."},{"family":"Shields","given":"Beverley M."},{"family":"Knight","given":"Bridget A."},{"family":"Chai","given":"</meta:user-defined>
    <meta:user-defined meta:name="ZOTERO_BREF_3jQ7jE5OTB6H_33" meta:value-type="string">Jin-Fang"},{"family":"Panoutsopoulou","given":"Kalliope"},{"family":"Bartels","given":"Meike"},{"family":"Sánchez","given":"Friman"},{"family":"Stokholm","given":"Jakob"},{"family":"Torrents","given":"David"},{"family":"Vinding","given":"Rebecca K."},{"fa</meta:user-defined>
    <meta:user-defined meta:name="ZOTERO_BREF_3jQ7jE5OTB6H_34" meta:value-type="string">mily":"Willems","given":"Sara M."},{"family":"Atalay","given":"Mustafa"},{"family":"Chawes","given":"Bo L."},{"family":"Kovacs","given":"Peter"},{"family":"Prokopenko","given":"Inga"},{"family":"Tuke","given":"Marcus A."},{"family":"Yaghootkar","given":"H</meta:user-defined>
    <meta:user-defined meta:name="ZOTERO_BREF_3jQ7jE5OTB6H_35" meta:value-type="string">anieh"},{"family":"Ruth","given":"Katherine S."},{"family":"Jones","given":"Samuel E."},{"family":"Loh","given":"Po-Ru"},{"family":"Murray","given":"Anna"},{"family":"Weedon","given":"Michael N."},{"family":"Tönjes","given":"Anke"},{"family":"Stumvoll","g</meta:user-defined>
    <meta:user-defined meta:name="ZOTERO_BREF_3jQ7jE5OTB6H_36" meta:value-type="string">iven":"Michael"},{"family":"Michaelsen","given":"Kim F."},{"family":"Eloranta","given":"Aino-Maija"},{"family":"Lakka","given":"Timo A."},{"family":"Van Duijn","given":"Cornelia M."},{"family":"Kiess","given":"Wieland"},{"family":"Körner","given":"Antje"}</meta:user-defined>
    <meta:user-defined meta:name="ZOTERO_BREF_3jQ7jE5OTB6H_37" meta:value-type="string">,{"family":"Niinikoski","given":"Harri"},{"family":"Pahkala","given":"Katja"},{"family":"Raitakari","given":"Olli T."},{"family":"Jacobsson","given":"Bo"},{"family":"Zeggini","given":"Eleftheria"},{"family":"Dedoussis","given":"George V."},{"family":"Teo"</meta:user-defined>
    <meta:user-defined meta:name="ZOTERO_BREF_3jQ7jE5OTB6H_38" meta:value-type="string">,"given":"Yik-Ying"},{"family":"Saw","given":"Seang-Mei"},{"family":"Montgomery","given":"Grant W."},{"family":"Campbell","given":"Harry"},{"family":"Wilson","given":"James F."},{"family":"Vrijkotte","given":"Tanja G. M."},{"family":"Vrijheid","given":"Ma</meta:user-defined>
    <meta:user-defined meta:name="ZOTERO_BREF_3jQ7jE5OTB6H_39" meta:value-type="string">rtine"},{"family":"De Geus","given":"Eco J. C. N."},{"family":"Hayes","given":"M. Geoffrey"},{"family":"Kadarmideen","given":"Haja N."},{"family":"Holm","given":"Jens-Christian"},{"family":"Beilin","given":"Lawrence J."},{"family":"Pennell","given":"Craig</meta:user-defined>
    <meta:user-defined meta:name="ZOTERO_BREF_3jQ7jE5OTB6H_4" meta:value-type="string">ter excluding respondents with comorbidities and those who had not visited the hospital, 625 patients with diabetes were analyzed. Statistical mediation was then examined through a path analysis using structural equation modeling (SEM). Discontinued diabe</meta:user-defined>
    <meta:user-defined meta:name="ZOTERO_BREF_3jQ7jE5OTB6H_40" meta:value-type="string"> E."},{"family":"Heinrich","given":"Joachim"},{"family":"Adair","given":"Linda S."},{"family":"Borja","given":"Judith B."},{"family":"Mohlke","given":"Karen L."},{"family":"Eriksson","given":"Johan G."},{"family":"Widén","given":"Elisabeth E."},{"family":</meta:user-defined>
    <meta:user-defined meta:name="ZOTERO_BREF_3jQ7jE5OTB6H_41" meta:value-type="string">"Hattersley","given":"Andrew T."},{"family":"Spector","given":"Tim D."},{"family":"Kähönen","given":"Mika"},{"family":"Viikari","given":"Jorma S."},{"family":"Lehtimäki","given":"Terho"},{"family":"Boomsma","given":"Dorret I."},{"family":"Sebert","given":</meta:user-defined>
    <meta:user-defined meta:name="ZOTERO_BREF_3jQ7jE5OTB6H_42" meta:value-type="string">"Sylvain"},{"family":"Vollenweider","given":"Peter"},{"family":"Sørensen","given":"Thorkild I. A."},{"family":"Bisgaard","given":"Hans"},{"family":"Bønnelykke","given":"Klaus"},{"family":"Murray","given":"Jeffrey C."},{"family":"Melbye","given":"Mads"},{"</meta:user-defined>
    <meta:user-defined meta:name="ZOTERO_BREF_3jQ7jE5OTB6H_43" meta:value-type="string">family":"Nohr","given":"Ellen A."},{"family":"Mook-Kanamori","given":"Dennis O."},{"family":"Rivadeneira","given":"Fernando"},{"family":"Hofman","given":"Albert"},{"family":"Felix","given":"Janine F."},{"family":"Jaddoe","given":"Vincent W. V."},{"family"</meta:user-defined>
    <meta:user-defined meta:name="ZOTERO_BREF_3jQ7jE5OTB6H_44" meta:value-type="string">:"Hansen","given":"Torben"},{"family":"Pisinger","given":"Charlotta"},{"family":"Vaag","given":"Allan A."},{"family":"Pedersen","given":"Oluf"},{"family":"Uitterlinden","given":"André G."},{"family":"Järvelin","given":"Marjo-Riitta"},{"family":"Power","gi</meta:user-defined>
    <meta:user-defined meta:name="ZOTERO_BREF_3jQ7jE5OTB6H_45" meta:value-type="string">ven":"Christine"},{"family":"Hyppönen","given":"Elina"},{"family":"Scholtens","given":"Denise M."},{"family":"Lowe","given":"William L."},{"family":"Davey Smith","given":"George"},{"family":"Timpson","given":"Nicholas J."},{"family":"Morris","given":"Andr</meta:user-defined>
    <meta:user-defined meta:name="ZOTERO_BREF_3jQ7jE5OTB6H_46" meta:value-type="string">ew P."},{"family":"Wareham","given":"Nicholas J."},{"family":"Hakonarson","given":"Hakon"},{"family":"Grant","given":"Struan F. A."},{"family":"Frayling","given":"Timothy M."},{"family":"Lawlor","given":"Debbie A."},{"family":"Njølstad","given":"Pål R."},</meta:user-defined>
    <meta:user-defined meta:name="ZOTERO_BREF_3jQ7jE5OTB6H_47" meta:value-type="string">{"family":"Johansson","given":"Stefan"},{"family":"Ong","given":"Ken K."},{"family":"McCarthy","given":"Mark I."},{"family":"Perry","given":"John R. B."},{"family":"Evans","given":"David M."},{"family":"Freathy","given":"Rachel M."}],"issued":{"date-parts</meta:user-defined>
    <meta:user-defined meta:name="ZOTERO_BREF_3jQ7jE5OTB6H_48" meta:value-type="string">":[["2019",5]]}}}],"schema":"https://github.com/citation-style-language/schema/raw/master/csl-citation.json"}</meta:user-defined>
    <meta:user-defined meta:name="ZOTERO_BREF_3jQ7jE5OTB6H_5" meta:value-type="string">tes care was independently associated with psychological distress (risk ratio = 1.44, 95% confidence interval [1.01–2.06]) and a fear of COVID-19 (1.41 [1.01–1.95]). The SEM results indicated that a fear of COVID-19, employment, trust in neighbors, and in</meta:user-defined>
    <meta:user-defined meta:name="ZOTERO_BREF_3jQ7jE5OTB6H_6" meta:value-type="string">formal caregiving were indirectly associated with continued diabetes care via psychological distress. These findings suggest that a fear of COVID-19 may affect psychological distress and continued diabetes care among patients with diabetes in Japan, and t</meta:user-defined>
    <meta:user-defined meta:name="ZOTERO_BREF_3jQ7jE5OTB6H_7" meta:value-type="string">hat trust in neighbors and family caregiving may be related to the discontinuation of diabetes care. Therefore, because psychological factors and socioeconomic status may affect diabetes care, it is important to consider a fear of COVID-19 among patients </meta:user-defined>
    <meta:user-defined meta:name="ZOTERO_BREF_3jQ7jE5OTB6H_8" meta:value-type="string">with diabetes to maintain diabetes treatment.","container-title":"Scientific Reports","DOI":"10.1038/s41598-022-20716-4","ISSN":"2045-2322","issue":"1","journalAbbreviation":"Sci Rep","language":"en","page":"16142","source":"DOI.org (Crossref)","title":"S</meta:user-defined>
    <meta:user-defined meta:name="ZOTERO_BREF_3jQ7jE5OTB6H_9" meta:value-type="string">tructural equation modeling of the effects of psychological distress and a fear of coronavirus disease 2019 on diabetes care in Japan: a cross-sectional study","title-short":"Structural equation modeling of the effects of psychological distress and a fear</meta:user-defined>
    <meta:user-defined meta:name="ZOTERO_BREF_6QJPzXDTRhmS_1" meta:value-type="string">ZOTERO_ITEM CSL_CITATION {"citationID":"5pBWxPry","properties":{"formattedCitation":"(13)","plainCitation":"(13)","noteIndex":0},"citationItems":[{"id":34,"uris":["http://zotero.org/users/local/WYtZaac4/items/WARK2WCS"],"itemData":{"id":34,"type":"article</meta:user-defined>
    <meta:user-defined meta:name="ZOTERO_BREF_6QJPzXDTRhmS_10" meta:value-type="string">be warranted for future studies to estimate true effect size of air pollution on TL.","container-title":"Cardiovascular Diagnosis and Therapy","DOI":"10.21037/cdt.2018.06.05","ISSN":"2223-3652","issue":"4","journalAbbreviation":"Cardiovasc Diagn Ther","pa</meta:user-defined>
    <meta:user-defined meta:name="ZOTERO_BREF_6QJPzXDTRhmS_11" meta:value-type="string">ge":"480-492","PMID":"30214863","PMCID":"PMC6129826","source":"PubMed Central","title":"Air pollution and telomere length: a systematic review of 12,058 subjects","title-short":"Air pollution and telomere length","volume":"8","author":[{"family":"Zhao","g</meta:user-defined>
    <meta:user-defined meta:name="ZOTERO_BREF_6QJPzXDTRhmS_12" meta:value-type="string">iven":"Bing"},{"family":"Vo","given":"Ha Q."},{"family":"Johnston","given":"Fay H."},{"family":"Negishi","given":"Kazuaki"}],"issued":{"date-parts":[["2018",8]]}}}],"schema":"https://github.com/citation-style-language/schema/raw/master/csl-citation.json"}</meta:user-defined>
    <meta:user-defined meta:name="ZOTERO_BREF_6QJPzXDTRhmS_2" meta:value-type="string">-journal","abstract":"Background\nOver recent decades, adverse effects of ambient air pollution on the cardiovascular system have been clearly demonstrated. However, the underlying mechanisms are not fully elucidated. Air pollution may accelerates biologi</meta:user-defined>
    <meta:user-defined meta:name="ZOTERO_BREF_6QJPzXDTRhmS_3" meta:value-type="string">cal aging and thereby the susceptibility to cardiovascular diseases (CVDs). Telomeres are tandem repetitive DNA complexes that play a critical role in maintaining chromosome stability. There are, however, heterogeneities among the reported effects of air </meta:user-defined>
    <meta:user-defined meta:name="ZOTERO_BREF_6QJPzXDTRhmS_4" meta:value-type="string">pollution on telomere. This study sought to evaluate the existing literature on the association between air pollution and telomere length (TL).\n\nMethods\nTwo reviewers independently searched on electronic databases including PUBMED, EMBASE, SCOPUS, WEB </meta:user-defined>
    <meta:user-defined meta:name="ZOTERO_BREF_6QJPzXDTRhmS_5" meta:value-type="string">OF SCIENCE and Ovid. The key terms were “air pollution” and “telomere” without language restriction. Articles relating to tobacco smoke were excluded.\n\nResults\nA total of 12,058 subjects from 25 articles remained for final review. All were observationa</meta:user-defined>
    <meta:user-defined meta:name="ZOTERO_BREF_6QJPzXDTRhmS_6" meta:value-type="string">l studies: 14 cross-sectional, 6 cohort and 5 case-control studies. Nineteen (76%) assessed leukocyte telomere length (LTL) of which 15 found associations between air pollution and shorter TL, 2 with longer TL, 1 had mixed results, and a study of patients</meta:user-defined>
    <meta:user-defined meta:name="ZOTERO_BREF_6QJPzXDTRhmS_7" meta:value-type="string"> with type 2 diabetes found non-significant associations with TL. One found longer TL from saliva. The remaining studies were of placental cells, buccal cells or sperm and all reported shorter TL associated with air pollution. Particulate matter (PM) was </meta:user-defined>
    <meta:user-defined meta:name="ZOTERO_BREF_6QJPzXDTRhmS_8" meta:value-type="string">investigated in 8 articles, and the remainder assessed black carbon (BC), benzene, lead, cadmium and polycyclic aromatic hydrocarbon (PAH). Geographically, 11 studies were conducted in Europe, with 10 in Asia and 4 in North America. While all followed Caw</meta:user-defined>
    <meta:user-defined meta:name="ZOTERO_BREF_6QJPzXDTRhmS_9" meta:value-type="string">thon’s protocol for TL assessment, discordance in the reporting formats did not allow us to perform a quantitative meta-analysis.\n\nConclusions\nMost of the studies support the association of shorter TL with air pollution. Uniform reporting format would </meta:user-defined>
    <meta:user-defined meta:name="ZOTERO_BREF_E6BXxqNx3UTd_1" meta:value-type="string">ZOTERO_ITEM CSL_CITATION {"citationID":"XyckKXRx","properties":{"formattedCitation":"(20)","plainCitation":"(20)","noteIndex":0},"citationItems":[{"id":53,"uris":["http://zotero.org/users/local/WYtZaac4/items/CEJ3GXLI"],"itemData":{"id":53,"type":"article</meta:user-defined>
    <meta:user-defined meta:name="ZOTERO_BREF_E6BXxqNx3UTd_2" meta:value-type="string">-journal","abstract":"Although blood pressure (BP) is lower in women than in men during the reproductive years, 50% of all cardiovascular disease (CVD)-related deaths occur in women, resulting in a greater incidence of CVD in older women than in age-match</meta:user-defined>
    <meta:user-defined meta:name="ZOTERO_BREF_E6BXxqNx3UTd_3" meta:value-type="string">ed men.The same mechanisms that regulate BP and cardiovascular function are present in both men and women, but these systems are shifted towards cardioprotective pathways in women between puberty and menopause.Sex hormones such as oestrogen and testostero</meta:user-defined>
    <meta:user-defined meta:name="ZOTERO_BREF_E6BXxqNx3UTd_4" meta:value-type="string">ne have a role in cardioprotection by modulating vasodilator and vasoconstrictor pathways, including the renin–angiotensin–aldosterone system (RAAS) and the endothelin system.The sex chromosome complement can act independently of sex hormone effects, whic</meta:user-defined>
    <meta:user-defined meta:name="ZOTERO_BREF_E6BXxqNx3UTd_5" meta:value-type="string">h results in sex-specific, age-specific and tissue-specific differences in gene transcription.Obesity affects more women than men; as obesity is associated with a loss of cardioprotection, CVD occurs at an earlier age in obese women than in lean women.Wom</meta:user-defined>
    <meta:user-defined meta:name="ZOTERO_BREF_E6BXxqNx3UTd_6" meta:value-type="string">en have a longer lifespan than men and develop age-related and CVD-related pathologies later in life; these beneficial outcomes might be due in part to sex differences in cell injury and repair pathways that delay the chronic accumulation of senescent cel</meta:user-defined>
    <meta:user-defined meta:name="ZOTERO_BREF_E6BXxqNx3UTd_7" meta:value-type="string">ls, end-organ damage and the progression of CVD.","container-title":"Nature Reviews Nephrology","DOI":"10.1038/nrneph.2017.189","ISSN":"1759-507X","issue":"3","journalAbbreviation":"Nat Rev Nephrol","language":"en","license":"2018 Springer Nature Limited"</meta:user-defined>
    <meta:user-defined meta:name="ZOTERO_BREF_E6BXxqNx3UTd_8" meta:value-type="string">,"page":"185-201","publisher":"Nature Publishing Group","source":"www.nature.com","title":"Sex-specific differences in hypertension and associated cardiovascular disease","volume":"14","author":[{"family":"Colafella","given":"Katrina M. Mirabito"},{"famil</meta:user-defined>
    <meta:user-defined meta:name="ZOTERO_BREF_E6BXxqNx3UTd_9" meta:value-type="string">y":"Denton","given":"Kate M."}],"issued":{"date-parts":[["2018",3]]}}}],"schema":"https://github.com/citation-style-language/schema/raw/master/csl-citation.json"}</meta:user-defined>
    <meta:user-defined meta:name="ZOTERO_BREF_EpAnRLDzTKYY_1" meta:value-type="string">ZOTERO_ITEM CSL_CITATION {"citationID":"IKrF945J","properties":{"formattedCitation":"(13)","plainCitation":"(13)","noteIndex":0},"citationItems":[{"id":34,"uris":["http://zotero.org/users/local/WYtZaac4/items/WARK2WCS"],"itemData":{"id":34,"type":"article</meta:user-defined>
    <meta:user-defined meta:name="ZOTERO_BREF_EpAnRLDzTKYY_10" meta:value-type="string">be warranted for future studies to estimate true effect size of air pollution on TL.","container-title":"Cardiovascular Diagnosis and Therapy","DOI":"10.21037/cdt.2018.06.05","ISSN":"2223-3652","issue":"4","journalAbbreviation":"Cardiovasc Diagn Ther","pa</meta:user-defined>
    <meta:user-defined meta:name="ZOTERO_BREF_EpAnRLDzTKYY_11" meta:value-type="string">ge":"480-492","PMID":"30214863","PMCID":"PMC6129826","source":"PubMed Central","title":"Air pollution and telomere length: a systematic review of 12,058 subjects","title-short":"Air pollution and telomere length","volume":"8","author":[{"family":"Zhao","g</meta:user-defined>
    <meta:user-defined meta:name="ZOTERO_BREF_EpAnRLDzTKYY_12" meta:value-type="string">iven":"Bing"},{"family":"Vo","given":"Ha Q."},{"family":"Johnston","given":"Fay H."},{"family":"Negishi","given":"Kazuaki"}],"issued":{"date-parts":[["2018",8]]}}}],"schema":"https://github.com/citation-style-language/schema/raw/master/csl-citation.json"}</meta:user-defined>
    <meta:user-defined meta:name="ZOTERO_BREF_EpAnRLDzTKYY_2" meta:value-type="string">-journal","abstract":"Background\nOver recent decades, adverse effects of ambient air pollution on the cardiovascular system have been clearly demonstrated. However, the underlying mechanisms are not fully elucidated. Air pollution may accelerates biologi</meta:user-defined>
    <meta:user-defined meta:name="ZOTERO_BREF_EpAnRLDzTKYY_3" meta:value-type="string">cal aging and thereby the susceptibility to cardiovascular diseases (CVDs). Telomeres are tandem repetitive DNA complexes that play a critical role in maintaining chromosome stability. There are, however, heterogeneities among the reported effects of air </meta:user-defined>
    <meta:user-defined meta:name="ZOTERO_BREF_EpAnRLDzTKYY_4" meta:value-type="string">pollution on telomere. This study sought to evaluate the existing literature on the association between air pollution and telomere length (TL).\n\nMethods\nTwo reviewers independently searched on electronic databases including PUBMED, EMBASE, SCOPUS, WEB </meta:user-defined>
    <meta:user-defined meta:name="ZOTERO_BREF_EpAnRLDzTKYY_5" meta:value-type="string">OF SCIENCE and Ovid. The key terms were “air pollution” and “telomere” without language restriction. Articles relating to tobacco smoke were excluded.\n\nResults\nA total of 12,058 subjects from 25 articles remained for final review. All were observationa</meta:user-defined>
    <meta:user-defined meta:name="ZOTERO_BREF_EpAnRLDzTKYY_6" meta:value-type="string">l studies: 14 cross-sectional, 6 cohort and 5 case-control studies. Nineteen (76%) assessed leukocyte telomere length (LTL) of which 15 found associations between air pollution and shorter TL, 2 with longer TL, 1 had mixed results, and a study of patients</meta:user-defined>
    <meta:user-defined meta:name="ZOTERO_BREF_EpAnRLDzTKYY_7" meta:value-type="string"> with type 2 diabetes found non-significant associations with TL. One found longer TL from saliva. The remaining studies were of placental cells, buccal cells or sperm and all reported shorter TL associated with air pollution. Particulate matter (PM) was </meta:user-defined>
    <meta:user-defined meta:name="ZOTERO_BREF_EpAnRLDzTKYY_8" meta:value-type="string">investigated in 8 articles, and the remainder assessed black carbon (BC), benzene, lead, cadmium and polycyclic aromatic hydrocarbon (PAH). Geographically, 11 studies were conducted in Europe, with 10 in Asia and 4 in North America. While all followed Caw</meta:user-defined>
    <meta:user-defined meta:name="ZOTERO_BREF_EpAnRLDzTKYY_9" meta:value-type="string">thon’s protocol for TL assessment, discordance in the reporting formats did not allow us to perform a quantitative meta-analysis.\n\nConclusions\nMost of the studies support the association of shorter TL with air pollution. Uniform reporting format would </meta:user-defined>
    <meta:user-defined meta:name="ZOTERO_BREF_FSIqQMynq8Bk_1" meta:value-type="string">ZOTERO_ITEM CSL_CITATION {"citationID":"rAJMvnGz","properties":{"formattedCitation":"(1)","plainCitation":"(1)","noteIndex":0},"citationItems":[{"id":118,"uris":["http://zotero.org/users/local/WYtZaac4/items/YRX3LRUF"],"itemData":{"id":118,"type":"article</meta:user-defined>
    <meta:user-defined meta:name="ZOTERO_BREF_FSIqQMynq8Bk_2" meta:value-type="string">-journal","abstract":"Cardiovascular diseases and cancer represent the largest disease burden worldwide. Previously, these two conditions were considered independent, except in terms of cardiotoxicity, which links cancer treatment to subsequent cardiovasc</meta:user-defined>
    <meta:user-defined meta:name="ZOTERO_BREF_FSIqQMynq8Bk_3" meta:value-type="string">ular issues. However, recent studies suggest that there are further connections between cancer and heart disease beyond cardiotoxicity. It has been revealed that myocardial dysfunction may promote carcinogenesis, indicating that additional common pathophy</meta:user-defined>
    <meta:user-defined meta:name="ZOTERO_BREF_FSIqQMynq8Bk_4" meta:value-type="string">siological mechanisms might be involved in the relationship between cardiology and oncology, rather than simply a connection through cardiotoxic effects. These mechanisms may include shared risk factors and common molecular pathways, such as persistent in</meta:user-defined>
    <meta:user-defined meta:name="ZOTERO_BREF_FSIqQMynq8Bk_5" meta:value-type="string">flammation and neurohormonal activation. This review explores the connection between myocardial dysfunction and cancer, emphasizing their shared risk factors, similar biological mechanisms, and causative factors like cardiotoxicity, along with their clini</meta:user-defined>
    <meta:user-defined meta:name="ZOTERO_BREF_FSIqQMynq8Bk_6" meta:value-type="string">cal implications.","container-title":"International Journal of Molecular Sciences","DOI":"10.3390/ijms252313185","ISSN":"1422-0067","issue":"23","journalAbbreviation":"IJMS","language":"en","page":"13185","source":"DOI.org (Crossref)","title":"The Complex</meta:user-defined>
    <meta:user-defined meta:name="ZOTERO_BREF_FSIqQMynq8Bk_7" meta:value-type="string"> Connection Between Myocardial Dysfunction and Cancer Beyond Cardiotoxicity: Shared Risk Factors and Common Molecular Pathways","title-short":"The Complex Connection Between Myocardial Dysfunction and Cancer Beyond Cardiotoxicity","volume":"25","author":[</meta:user-defined>
    <meta:user-defined meta:name="ZOTERO_BREF_FSIqQMynq8Bk_8" meta:value-type="string">{"family":"Molnár","given":"Andrea Ágnes"},{"family":"Birgés","given":"Kristóf"},{"family":"Surman","given":"Adrienn"},{"family":"Merkely","given":"Béla"}],"issued":{"date-parts":[["2024",12,8]]}}}],"schema":"https://github.com/citation-style-language/sch</meta:user-defined>
    <meta:user-defined meta:name="ZOTERO_BREF_FSIqQMynq8Bk_9" meta:value-type="string">ema/raw/master/csl-citation.json"}</meta:user-defined>
    <meta:user-defined meta:name="ZOTERO_BREF_GQd2aQ1zSzc9_1" meta:value-type="string">ZOTERO_ITEM CSL_CITATION {"citationID":"OPm1UseR","properties":{"formattedCitation":"(3,4)","plainCitation":"(3,4)","noteIndex":0},"citationItems":[{"id":1,"uris":["http://zotero.org/users/local/WYtZaac4/items/UIAJHXB3"],"itemData":{"id":1,"type":"article</meta:user-defined>
    <meta:user-defined meta:name="ZOTERO_BREF_GQd2aQ1zSzc9_10" meta:value-type="string">wles","given":"Joshua W."},{"family":"O'Sullivan","given":"Jack W."},{"family":"Ashley","given":"Euan A."},{"family":"McVean","given":"Gil"},{"family":"Plagnol","given":"Vincent"},{"family":"Donnelly","given":"Peter"}],"issued":{"date-parts":[["2021",6,1]</meta:user-defined>
    <meta:user-defined meta:name="ZOTERO_BREF_GQd2aQ1zSzc9_11" meta:value-type="string">]}}}],"schema":"https://github.com/citation-style-language/schema/raw/master/csl-citation.json"}</meta:user-defined>
    <meta:user-defined meta:name="ZOTERO_BREF_GQd2aQ1zSzc9_2" meta:value-type="string">-journal","container-title":"Genes &amp; Diseases","DOI":"10.1016/j.gendis.2023.04.034","ISSN":"2352-3042","issue":"3","journalAbbreviation":"Genes &amp; Diseases","page":"101003","source":"ScienceDirect","title":"The germline genetics of mild-to-moderate penetra</meta:user-defined>
    <meta:user-defined meta:name="ZOTERO_BREF_GQd2aQ1zSzc9_3" meta:value-type="string">nce: An intriguing role of &lt;i&gt;PRAME&lt;/i&gt; in multiple carcinogenesis","title-short":"The germline genetics of mild-to-moderate penetrance","volume":"11","author":[{"family":"Hamdan","given":"Diaddin"},{"family":"Nguyen","given":"Van Tai"},{"family":"Paris",</meta:user-defined>
    <meta:user-defined meta:name="ZOTERO_BREF_GQd2aQ1zSzc9_4" meta:value-type="string">"given":"Justine"},{"family":"Leboeuf","given":"Christophe"},{"family":"El Bouchtaoui","given":"Morad"},{"family":"Espié","given":"Marc"},{"family":"Janin","given":"Anne"},{"family":"Falgarone","given":"Géraldine"},{"family":"Di Benedetto","given":"Mélani</meta:user-defined>
    <meta:user-defined meta:name="ZOTERO_BREF_GQd2aQ1zSzc9_5" meta:value-type="string">e"},{"family":"Bousquet","given":"Guilhem"}],"issued":{"date-parts":[["2024",5,1]]}}},{"id":4,"uris":["http://zotero.org/users/local/WYtZaac4/items/LPB8RL4L"],"itemData":{"id":4,"type":"article-journal","container-title":"American Journal of Cardiology","</meta:user-defined>
    <meta:user-defined meta:name="ZOTERO_BREF_GQd2aQ1zSzc9_6" meta:value-type="string">DOI":"10.1016/j.amjcard.2021.02.032","ISSN":"0002-9149, 1879-1913","journalAbbreviation":"American Journal of Cardiology","language":"English","page":"157-164","PMID":"33675770","publisher":"Elsevier","source":"www.ajconline.org","title":"Validation of an</meta:user-defined>
    <meta:user-defined meta:name="ZOTERO_BREF_GQd2aQ1zSzc9_7" meta:value-type="string"> Integrated Risk Tool, Including Polygenic Risk Score, for Atherosclerotic Cardiovascular Disease in Multiple Ethnicities and Ancestries","volume":"148","author":[{"family":"Weale","given":"Michael E."},{"family":"Riveros-Mckay","given":"Fernando"},{"fami</meta:user-defined>
    <meta:user-defined meta:name="ZOTERO_BREF_GQd2aQ1zSzc9_8" meta:value-type="string">ly":"Selzam","given":"Saskia"},{"family":"Seth","given":"Priyanka"},{"family":"Moore","given":"Rachel"},{"family":"Tarran","given":"William A."},{"family":"Gradovich","given":"Eva"},{"family":"Giner-Delgado","given":"Carla"},{"family":"Palmer","given":"Du</meta:user-defined>
    <meta:user-defined meta:name="ZOTERO_BREF_GQd2aQ1zSzc9_9" meta:value-type="string">ncan"},{"family":"Wells","given":"Daniel"},{"family":"Saffari","given":"Ayden"},{"family":"Sivley","given":"R. Michael"},{"family":"Lachapelle","given":"Alexander S."},{"family":"Wand","given":"Hannah"},{"family":"Clarke","given":"Shoa L."},{"family":"Kno</meta:user-defined>
    <meta:user-defined meta:name="ZOTERO_BREF_GbkIy5IIzAog_1" meta:value-type="string">ZOTERO_ITEM CSL_CITATION {"citationID":"PcMVI6RK","properties":{"formattedCitation":"(40)","plainCitation":"(40)","noteIndex":0},"citationItems":[{"id":101,"uris":["http://zotero.org/users/local/WYtZaac4/items/QHIAHFUN"],"itemData":{"id":101,"type":"artic</meta:user-defined>
    <meta:user-defined meta:name="ZOTERO_BREF_GbkIy5IIzAog_2" meta:value-type="string">le-journal","container-title":"Neuron","DOI":"10.1016/j.neuron.2024.01.024","ISSN":"08966273","issue":"8","journalAbbreviation":"Neuron","language":"en","page":"1208-1221","source":"DOI.org (Crossref)","title":"Mechanisms of sex differences in Alzheimer’s</meta:user-defined>
    <meta:user-defined meta:name="ZOTERO_BREF_GbkIy5IIzAog_3" meta:value-type="string"> disease","volume":"112","author":[{"family":"Lopez-Lee","given":"Chloe"},{"family":"Torres","given":"Eileen Ruth S."},{"family":"Carling","given":"Gillian"},{"family":"Gan","given":"Li"}],"issued":{"date-parts":[["2024",4]]}}}],"schema":"https://github.c</meta:user-defined>
    <meta:user-defined meta:name="ZOTERO_BREF_GbkIy5IIzAog_4" meta:value-type="string">om/citation-style-language/schema/raw/master/csl-citation.json"}</meta:user-defined>
    <meta:user-defined meta:name="ZOTERO_BREF_Hxm1B1hLY6Ck_1" meta:value-type="string">ZOTERO_ITEM CSL_CITATION {"citationID":"Pef39Tds","properties":{"formattedCitation":"(20)","plainCitation":"(20)","noteIndex":0},"citationItems":[{"id":53,"uris":["http://zotero.org/users/local/WYtZaac4/items/CEJ3GXLI"],"itemData":{"id":53,"type":"article</meta:user-defined>
    <meta:user-defined meta:name="ZOTERO_BREF_Hxm1B1hLY6Ck_2" meta:value-type="string">-journal","abstract":"Although blood pressure (BP) is lower in women than in men during the reproductive years, 50% of all cardiovascular disease (CVD)-related deaths occur in women, resulting in a greater incidence of CVD in older women than in age-match</meta:user-defined>
    <meta:user-defined meta:name="ZOTERO_BREF_Hxm1B1hLY6Ck_3" meta:value-type="string">ed men.The same mechanisms that regulate BP and cardiovascular function are present in both men and women, but these systems are shifted towards cardioprotective pathways in women between puberty and menopause.Sex hormones such as oestrogen and testostero</meta:user-defined>
    <meta:user-defined meta:name="ZOTERO_BREF_Hxm1B1hLY6Ck_4" meta:value-type="string">ne have a role in cardioprotection by modulating vasodilator and vasoconstrictor pathways, including the renin–angiotensin–aldosterone system (RAAS) and the endothelin system.The sex chromosome complement can act independently of sex hormone effects, whic</meta:user-defined>
    <meta:user-defined meta:name="ZOTERO_BREF_Hxm1B1hLY6Ck_5" meta:value-type="string">h results in sex-specific, age-specific and tissue-specific differences in gene transcription.Obesity affects more women than men; as obesity is associated with a loss of cardioprotection, CVD occurs at an earlier age in obese women than in lean women.Wom</meta:user-defined>
    <meta:user-defined meta:name="ZOTERO_BREF_Hxm1B1hLY6Ck_6" meta:value-type="string">en have a longer lifespan than men and develop age-related and CVD-related pathologies later in life; these beneficial outcomes might be due in part to sex differences in cell injury and repair pathways that delay the chronic accumulation of senescent cel</meta:user-defined>
    <meta:user-defined meta:name="ZOTERO_BREF_Hxm1B1hLY6Ck_7" meta:value-type="string">ls, end-organ damage and the progression of CVD.","container-title":"Nature Reviews Nephrology","DOI":"10.1038/nrneph.2017.189","ISSN":"1759-507X","issue":"3","journalAbbreviation":"Nat Rev Nephrol","language":"en","license":"2018 Springer Nature Limited"</meta:user-defined>
    <meta:user-defined meta:name="ZOTERO_BREF_Hxm1B1hLY6Ck_8" meta:value-type="string">,"page":"185-201","publisher":"Nature Publishing Group","source":"www.nature.com","title":"Sex-specific differences in hypertension and associated cardiovascular disease","volume":"14","author":[{"family":"Colafella","given":"Katrina M. Mirabito"},{"famil</meta:user-defined>
    <meta:user-defined meta:name="ZOTERO_BREF_Hxm1B1hLY6Ck_9" meta:value-type="string">y":"Denton","given":"Kate M."}],"issued":{"date-parts":[["2018",3]]}}}],"schema":"https://github.com/citation-style-language/schema/raw/master/csl-citation.json"}</meta:user-defined>
    <meta:user-defined meta:name="ZOTERO_BREF_Kycc0pKsOKjI_1" meta:value-type="string">ZOTERO_ITEM CSL_CITATION {"citationID":"wBrg7a26","properties":{"formattedCitation":"(20)","plainCitation":"(20)","noteIndex":0},"citationItems":[{"id":53,"uris":["http://zotero.org/users/local/WYtZaac4/items/CEJ3GXLI"],"itemData":{"id":53,"type":"article</meta:user-defined>
    <meta:user-defined meta:name="ZOTERO_BREF_Kycc0pKsOKjI_2" meta:value-type="string">-journal","abstract":"Although blood pressure (BP) is lower in women than in men during the reproductive years, 50% of all cardiovascular disease (CVD)-related deaths occur in women, resulting in a greater incidence of CVD in older women than in age-match</meta:user-defined>
    <meta:user-defined meta:name="ZOTERO_BREF_Kycc0pKsOKjI_3" meta:value-type="string">ed men.The same mechanisms that regulate BP and cardiovascular function are present in both men and women, but these systems are shifted towards cardioprotective pathways in women between puberty and menopause.Sex hormones such as oestrogen and testostero</meta:user-defined>
    <meta:user-defined meta:name="ZOTERO_BREF_Kycc0pKsOKjI_4" meta:value-type="string">ne have a role in cardioprotection by modulating vasodilator and vasoconstrictor pathways, including the renin–angiotensin–aldosterone system (RAAS) and the endothelin system.The sex chromosome complement can act independently of sex hormone effects, whic</meta:user-defined>
    <meta:user-defined meta:name="ZOTERO_BREF_Kycc0pKsOKjI_5" meta:value-type="string">h results in sex-specific, age-specific and tissue-specific differences in gene transcription.Obesity affects more women than men; as obesity is associated with a loss of cardioprotection, CVD occurs at an earlier age in obese women than in lean women.Wom</meta:user-defined>
    <meta:user-defined meta:name="ZOTERO_BREF_Kycc0pKsOKjI_6" meta:value-type="string">en have a longer lifespan than men and develop age-related and CVD-related pathologies later in life; these beneficial outcomes might be due in part to sex differences in cell injury and repair pathways that delay the chronic accumulation of senescent cel</meta:user-defined>
    <meta:user-defined meta:name="ZOTERO_BREF_Kycc0pKsOKjI_7" meta:value-type="string">ls, end-organ damage and the progression of CVD.","container-title":"Nature Reviews Nephrology","DOI":"10.1038/nrneph.2017.189","ISSN":"1759-507X","issue":"3","journalAbbreviation":"Nat Rev Nephrol","language":"en","license":"2018 Springer Nature Limited"</meta:user-defined>
    <meta:user-defined meta:name="ZOTERO_BREF_Kycc0pKsOKjI_8" meta:value-type="string">,"page":"185-201","publisher":"Nature Publishing Group","source":"www.nature.com","title":"Sex-specific differences in hypertension and associated cardiovascular disease","volume":"14","author":[{"family":"Colafella","given":"Katrina M. Mirabito"},{"famil</meta:user-defined>
    <meta:user-defined meta:name="ZOTERO_BREF_Kycc0pKsOKjI_9" meta:value-type="string">y":"Denton","given":"Kate M."}],"issued":{"date-parts":[["2018",3]]}}}],"schema":"https://github.com/citation-style-language/schema/raw/master/csl-citation.json"}</meta:user-defined>
    <meta:user-defined meta:name="ZOTERO_BREF_MhrrJXp2Yaxd_1" meta:value-type="string">ZOTERO_ITEM CSL_CITATION {"citationID":"eUi25Cus","properties":{"formattedCitation":"(26,27)","plainCitation":"(26,27)","noteIndex":0},"citationItems":[{"id":72,"uris":["http://zotero.org/users/local/WYtZaac4/items/D2GG6MW6"],"itemData":{"id":72,"type":"a</meta:user-defined>
    <meta:user-defined meta:name="ZOTERO_BREF_MhrrJXp2Yaxd_10" meta:value-type="string">of incidence, its determinants, and treatment penetration","title-short":"Incidence of rheumatoid arthritis in Sweden","volume":"65","author":[{"family":"Eriksson","given":"Jonas K."},{"family":"Neovius","given":"Martin"},{"family":"Ernestam","given":"Sof</meta:user-defined>
    <meta:user-defined meta:name="ZOTERO_BREF_MhrrJXp2Yaxd_11" meta:value-type="string">ia"},{"family":"Lindblad","given":"Staffan"},{"family":"Simard","given":"Julia F."},{"family":"Askling","given":"Johan"}],"issued":{"date-parts":[["2013",6]]}}},{"id":74,"uris":["http://zotero.org/users/local/WYtZaac4/items/8CFLFSJ3"],"itemData":{"id":74,</meta:user-defined>
    <meta:user-defined meta:name="ZOTERO_BREF_MhrrJXp2Yaxd_12" meta:value-type="string">"type":"article-journal","abstract":"Objective\nTo examine the trends in incidence and prevalence of rheumatoid arthritis (RA) from 1995 to 2007.\n\nMethods\nTo augment our preexisting inception cohort of RA patients (1955-1994), we assembled a population</meta:user-defined>
    <meta:user-defined meta:name="ZOTERO_BREF_MhrrJXp2Yaxd_13" meta:value-type="string">-based incidence cohort of individuals aged ≥18 years who first fulfilled ACR 1987 criteria for RA between 1/1/1995 and 12/31/2007 and a cohort of patients with prevalent RA on 1/1/2005. Incidence and prevalence rates were estimated and were age- and sex-</meta:user-defined>
    <meta:user-defined meta:name="ZOTERO_BREF_MhrrJXp2Yaxd_14" meta:value-type="string">adjusted to the 2000 US whites. Trends in incidence rates were examined using Poisson regression methods.\n\nResults\nThe 1995-2007 incidence cohort comprised 466 patients (mean age 55.6 years; 66% female; 69% rheumatoid factor positive). The overall age-</meta:user-defined>
    <meta:user-defined meta:name="ZOTERO_BREF_MhrrJXp2Yaxd_15" meta:value-type="string"> and sex-adjusted annual RA incidence was 40.9/100,000 population. The age-adjusted incidence in women was 53.1/100,000 population,(in men: 27.7/100,000 population). During 1995-2007 there was a moderate increase in RA incidence in women (p=0.02), but not</meta:user-defined>
    <meta:user-defined meta:name="ZOTERO_BREF_MhrrJXp2Yaxd_16" meta:value-type="string"> in men (p=0.74). The increase was similar among all age groups. The overall age- and sex-adjusted prevalence on 1/1/2005 was 0.72% (95% CI 0.66–0.77) up from 0.62% (95% CI 0.55–0.69) in 1995 (p&lt;0.001). Applying the 1/1/2005 prevalence to the US 2005 popu</meta:user-defined>
    <meta:user-defined meta:name="ZOTERO_BREF_MhrrJXp2Yaxd_17" meta:value-type="string">lation, an estimated 1.5 million US adults are affected by RA. This is up from the 1.3 million reported previously.\n\nConclusion\nThe incidence of RA appears to be rising in women during 1995-2007 period. The reasons for this recent increase in incidence</meta:user-defined>
    <meta:user-defined meta:name="ZOTERO_BREF_MhrrJXp2Yaxd_18" meta:value-type="string"> are unknown, but environmental factors may play a role. A corresponding increase in prevalence of RA was also found.","container-title":"Arthritis and rheumatism","DOI":"10.1002/art.27425","ISSN":"0004-3591","issue":"6","journalAbbreviation":"Arthritis R</meta:user-defined>
    <meta:user-defined meta:name="ZOTERO_BREF_MhrrJXp2Yaxd_19" meta:value-type="string">heum","page":"1576-1582","PMID":"20191579","PMCID":"PMC2929692","source":"PubMed Central","title":"Is the incidence of rheumatoid arthritis rising? Results from Olmsted County, Minnesota, 1955-2007","title-short":"Is the incidence of rheumatoid arthritis </meta:user-defined>
    <meta:user-defined meta:name="ZOTERO_BREF_MhrrJXp2Yaxd_2" meta:value-type="string">rticle-journal","abstract":"OBJECTIVE: To estimate the nationwide incidence of rheumatoid arthritis (RA) in Sweden, including its variation across age, sex, geography, and demography, and to describe the sensitivity of register-based incidence estimates t</meta:user-defined>
    <meta:user-defined meta:name="ZOTERO_BREF_MhrrJXp2Yaxd_20" meta:value-type="string">rising?","volume":"62","author":[{"family":"Myasoedova","given":"Elena"},{"family":"Crowson","given":"Cynthia S."},{"family":"Kremers","given":"Hilal Maradit"},{"family":"Therneau","given":"Terry M."},{"family":"Gabriel","given":"Sherine E."}],"issued":{"</meta:user-defined>
    <meta:user-defined meta:name="ZOTERO_BREF_MhrrJXp2Yaxd_21" meta:value-type="string">date-parts":[["2010",6]]}}}],"schema":"https://github.com/citation-style-language/schema/raw/master/csl-citation.json"}</meta:user-defined>
    <meta:user-defined meta:name="ZOTERO_BREF_MhrrJXp2Yaxd_3" meta:value-type="string">o different RA case definitions.\nMETHODS: Incident RA patients were identified using the Swedish National Patient Register. In the base case, incident RA was defined as first-ever inpatient or nonprimary outpatient care visit listing an RA diagnosis in 2</meta:user-defined>
    <meta:user-defined meta:name="ZOTERO_BREF_MhrrJXp2Yaxd_4" meta:value-type="string">006-2008, with a second visit listing RA within 1 year. Patients prescribed disease-modifying antirheumatic drugs more than 6 months prior to the first visit listing RA were not regarded as incident. The robustness of this definition was evaluated by more</meta:user-defined>
    <meta:user-defined meta:name="ZOTERO_BREF_MhrrJXp2Yaxd_5" meta:value-type="string"> liberal and strict criteria, and by penetration of antirheumatic treatment.\nRESULTS: Between 2006 and 2008, 8,826 individuals were identified as incident RA patients. The overall incidence was 41 per 100,000 (56 for women, 25 for men). The incidence inc</meta:user-defined>
    <meta:user-defined meta:name="ZOTERO_BREF_MhrrJXp2Yaxd_6" meta:value-type="string">reased with age and peaked in the 70-79 years age group for both women and men. The age- and sex-standardized incidences were lower in densely populated areas and in individuals with high educational level. No geographic trends were noted. More liberal an</meta:user-defined>
    <meta:user-defined meta:name="ZOTERO_BREF_MhrrJXp2Yaxd_7" meta:value-type="string">d strict definitions of RA only altered the observed incidence by approximately 14%.\nCONCLUSION: The overall nationwide register-based incidence of RA was robust across different case definitions. In a country with universal access to care, RA displayed </meta:user-defined>
    <meta:user-defined meta:name="ZOTERO_BREF_MhrrJXp2Yaxd_8" meta:value-type="string">demographic and socioeconomic, but no geographic, variations in incidence, and peaks at an older age than most commonly reported, with no difference in peak age at RA onset between sexes.","container-title":"Arthritis Care &amp; Research","DOI":"10.1002/acr.2</meta:user-defined>
    <meta:user-defined meta:name="ZOTERO_BREF_MhrrJXp2Yaxd_9" meta:value-type="string">1900","ISSN":"2151-4658","issue":"6","journalAbbreviation":"Arthritis Care Res (Hoboken)","language":"eng","page":"870-878","PMID":"23281173","source":"PubMed","title":"Incidence of rheumatoid arthritis in Sweden: a nationwide population-based assessment </meta:user-defined>
    <meta:user-defined meta:name="ZOTERO_BREF_Mtu5MS5SL1RH_1" meta:value-type="string"/>
    <meta:user-defined meta:name="ZOTERO_BREF_P9iAy7EDHoJI_1" meta:value-type="string">ZOTERO_ITEM CSL_CITATION {"citationID":"yB8QuVLI","properties":{"formattedCitation":"(31\\uc0\\u8211{}33)","plainCitation":"(31–33)","noteIndex":0},"citationItems":[{"id":85,"uris":["http://zotero.org/users/local/WYtZaac4/items/TG95Z3RX"],"itemData":{"id"</meta:user-defined>
    <meta:user-defined meta:name="ZOTERO_BREF_P9iAy7EDHoJI_10" meta:value-type="string"> of coronavirus disease 2019 on diabetes care in Japan","volume":"12","author":[{"family":"Minoura","given":"Akira"},{"family":"Sugiyama","given":"Takehiro"},{"family":"Koyama","given":"Teruhide"},{"family":"Yoshioka","given":"Takashi"},{"family":"Tabuchi</meta:user-defined>
    <meta:user-defined meta:name="ZOTERO_BREF_P9iAy7EDHoJI_11" meta:value-type="string">","given":"Takahiro"}],"issued":{"date-parts":[["2022",9,27]]}}},{"id":87,"uris":["http://zotero.org/users/local/WYtZaac4/items/LWTZPFFY"],"itemData":{"id":87,"type":"article-journal","container-title":"Research in Social and Administrative Pharmacy","DOI</meta:user-defined>
    <meta:user-defined meta:name="ZOTERO_BREF_P9iAy7EDHoJI_12" meta:value-type="string">":"10.1016/j.sapharm.2007.04.003","ISSN":"15517411","issue":"2","journalAbbreviation":"Research in Social and Administrative Pharmacy","language":"en","page":"83-97","source":"DOI.org (Crossref)","title":"Core reporting practices in structural equation mo</meta:user-defined>
    <meta:user-defined meta:name="ZOTERO_BREF_P9iAy7EDHoJI_13" meta:value-type="string">deling","volume":"4","author":[{"family":"Schreiber","given":"James B."}],"issued":{"date-parts":[["2008",6]]}}},{"id":88,"uris":["http://zotero.org/users/local/WYtZaac4/items/5NDCRQQ8"],"itemData":{"id":88,"type":"article-journal","container-title":"Natu</meta:user-defined>
    <meta:user-defined meta:name="ZOTERO_BREF_P9iAy7EDHoJI_14" meta:value-type="string">re Genetics","DOI":"10.1038/s41588-019-0403-1","ISSN":"1061-4036, 1546-1718","issue":"5","journalAbbreviation":"Nat Genet","language":"en","page":"804-814","source":"DOI.org (Crossref)","title":"Maternal and fetal genetic effects on birth weight and their</meta:user-defined>
    <meta:user-defined meta:name="ZOTERO_BREF_P9iAy7EDHoJI_15" meta:value-type="string"> relevance to cardio-metabolic risk factors","volume":"51","author":[{"literal":"EGG Consortium"},{"family":"Warrington","given":"Nicole M."},{"family":"Beaumont","given":"Robin N."},{"family":"Horikoshi","given":"Momoko"},{"family":"Day","given":"Felix R</meta:user-defined>
    <meta:user-defined meta:name="ZOTERO_BREF_P9iAy7EDHoJI_16" meta:value-type="string">."},{"family":"Helgeland","given":"Øyvind"},{"family":"Laurin","given":"Charles"},{"family":"Bacelis","given":"Jonas"},{"family":"Peng","given":"Shouneng"},{"family":"Hao","given":"Ke"},{"family":"Feenstra","given":"Bjarke"},{"family":"Wood","given":"Andr</meta:user-defined>
    <meta:user-defined meta:name="ZOTERO_BREF_P9iAy7EDHoJI_17" meta:value-type="string">ew R."},{"family":"Mahajan","given":"Anubha"},{"family":"Tyrrell","given":"Jessica"},{"family":"Robertson","given":"Neil R."},{"family":"Rayner","given":"N. William"},{"family":"Qiao","given":"Zhen"},{"family":"Moen","given":"Gunn-Helen"},{"family":"Vaude</meta:user-defined>
    <meta:user-defined meta:name="ZOTERO_BREF_P9iAy7EDHoJI_18" meta:value-type="string">l","given":"Marc"},{"family":"Marsit","given":"Carmen J."},{"family":"Chen","given":"Jia"},{"family":"Nodzenski","given":"Michael"},{"family":"Schnurr","given":"Theresia M."},{"family":"Zafarmand","given":"Mohammad H."},{"family":"Bradfield","given":"Jona</meta:user-defined>
    <meta:user-defined meta:name="ZOTERO_BREF_P9iAy7EDHoJI_19" meta:value-type="string">than P."},{"family":"Grarup","given":"Niels"},{"family":"Kooijman","given":"Marjolein N."},{"family":"Li-Gao","given":"Ruifang"},{"family":"Geller","given":"Frank"},{"family":"Ahluwalia","given":"Tarunveer S."},{"family":"Paternoster","given":"Lavinia"},{</meta:user-defined>
    <meta:user-defined meta:name="ZOTERO_BREF_P9iAy7EDHoJI_2" meta:value-type="string">:85,"type":"article-journal","abstract":"Abstract\n            This study aimed to examine the effects of psychological distress and a fear of coronavirus disease 2019 (COVID-19) on diabetes care in Japan. We used data from a 2020 nationwide Internet surv</meta:user-defined>
    <meta:user-defined meta:name="ZOTERO_BREF_P9iAy7EDHoJI_20" meta:value-type="string">"family":"Rueedi","given":"Rico"},{"family":"Huikari","given":"Ville"},{"family":"Hottenga","given":"Jouke-Jan"},{"family":"Lyytikäinen","given":"Leo-Pekka"},{"family":"Cavadino","given":"Alana"},{"family":"Metrustry","given":"Sarah"},{"family":"Cousminer</meta:user-defined>
    <meta:user-defined meta:name="ZOTERO_BREF_P9iAy7EDHoJI_21" meta:value-type="string">","given":"Diana L."},{"family":"Wu","given":"Ying"},{"family":"Thiering","given":"Elisabeth"},{"family":"Wang","given":"Carol A."},{"family":"Have","given":"Christian T."},{"family":"Vilor-Tejedor","given":"Natalia"},{"family":"Joshi","given":"Peter K."}</meta:user-defined>
    <meta:user-defined meta:name="ZOTERO_BREF_P9iAy7EDHoJI_22" meta:value-type="string">,{"family":"Painter","given":"Jodie N."},{"family":"Ntalla","given":"Ioanna"},{"family":"Myhre","given":"Ronny"},{"family":"Pitkänen","given":"Niina"},{"family":"Van Leeuwen","given":"Elisabeth M."},{"family":"Joro","given":"Raimo"},{"family":"Lagou","giv</meta:user-defined>
    <meta:user-defined meta:name="ZOTERO_BREF_P9iAy7EDHoJI_23" meta:value-type="string">en":"Vasiliki"},{"family":"Richmond","given":"Rebecca C."},{"family":"Espinosa","given":"Ana"},{"family":"Barton","given":"Sheila J."},{"family":"Inskip","given":"Hazel M."},{"family":"Holloway","given":"John W."},{"family":"Santa-Marina","given":"Loreto"</meta:user-defined>
    <meta:user-defined meta:name="ZOTERO_BREF_P9iAy7EDHoJI_24" meta:value-type="string">},{"family":"Estivill","given":"Xavier"},{"family":"Ang","given":"Wei"},{"family":"Marsh","given":"Julie A."},{"family":"Reichetzeder","given":"Christoph"},{"family":"Marullo","given":"Letizia"},{"family":"Hocher","given":"Berthold"},{"family":"Lunetta","</meta:user-defined>
    <meta:user-defined meta:name="ZOTERO_BREF_P9iAy7EDHoJI_25" meta:value-type="string">given":"Kathryn L."},{"family":"Murabito","given":"Joanne M."},{"family":"Relton","given":"Caroline L."},{"family":"Kogevinas","given":"Manolis"},{"family":"Chatzi","given":"Leda"},{"family":"Allard","given":"Catherine"},{"family":"Bouchard","given":"Luig</meta:user-defined>
    <meta:user-defined meta:name="ZOTERO_BREF_P9iAy7EDHoJI_26" meta:value-type="string">i"},{"family":"Hivert","given":"Marie-France"},{"family":"Zhang","given":"Ge"},{"family":"Muglia","given":"Louis J."},{"family":"Heikkinen","given":"Jani"},{"family":"Morgen","given":"Camilla S."},{"family":"Van Kampen","given":"Antoine H. C."},{"family":</meta:user-defined>
    <meta:user-defined meta:name="ZOTERO_BREF_P9iAy7EDHoJI_27" meta:value-type="string">"Van Schaik","given":"Barbera D. C."},{"family":"Mentch","given":"Frank D."},{"family":"Langenberg","given":"Claudia"},{"family":"Luan","given":"Jian’an"},{"family":"Scott","given":"Robert A."},{"family":"Zhao","given":"Jing Hua"},{"family":"Hemani","give</meta:user-defined>
    <meta:user-defined meta:name="ZOTERO_BREF_P9iAy7EDHoJI_28" meta:value-type="string">n":"Gibran"},{"family":"Ring","given":"Susan M."},{"family":"Bennett","given":"Amanda J."},{"family":"Gaulton","given":"Kyle J."},{"family":"Fernandez-Tajes","given":"Juan"},{"family":"Van Zuydam","given":"Natalie R."},{"family":"Medina-Gomez","given":"Ca</meta:user-defined>
    <meta:user-defined meta:name="ZOTERO_BREF_P9iAy7EDHoJI_29" meta:value-type="string">rolina"},{"family":"De Haan","given":"Hugoline G."},{"family":"Rosendaal","given":"Frits R."},{"family":"Kutalik","given":"Zoltán"},{"family":"Marques-Vidal","given":"Pedro"},{"family":"Das","given":"Shikta"},{"family":"Willemsen","given":"Gonneke"},{"fam</meta:user-defined>
    <meta:user-defined meta:name="ZOTERO_BREF_P9iAy7EDHoJI_3" meta:value-type="string">ey in Japan involving 28,000 respondents aged 15–79 years. The question items included psychological factors (Kessler psychological distress scale and fear of COVID-19), employment, trust in neighbors, informal caregiving, and history of diabetes care. Af</meta:user-defined>
    <meta:user-defined meta:name="ZOTERO_BREF_P9iAy7EDHoJI_30" meta:value-type="string">ily":"Mbarek","given":"Hamdi"},{"family":"Müller-Nurasyid","given":"Martina"},{"family":"Standl","given":"Marie"},{"family":"Appel","given":"Emil V. R."},{"family":"Fonvig","given":"Cilius E."},{"family":"Trier","given":"Caecilie"},{"family":"Van Beijster</meta:user-defined>
    <meta:user-defined meta:name="ZOTERO_BREF_P9iAy7EDHoJI_31" meta:value-type="string">veldt","given":"Catharina E. M."},{"family":"Murcia","given":"Mario"},{"family":"Bustamante","given":"Mariona"},{"family":"Bonas-Guarch","given":"Sílvia"},{"family":"Hougaard","given":"David M."},{"family":"Mercader","given":"Josep M."},{"family":"Linnebe</meta:user-defined>
    <meta:user-defined meta:name="ZOTERO_BREF_P9iAy7EDHoJI_32" meta:value-type="string">rg","given":"Allan"},{"family":"Schraut","given":"Katharina E."},{"family":"Lind","given":"Penelope A."},{"family":"Medland","given":"Sarah E."},{"family":"Shields","given":"Beverley M."},{"family":"Knight","given":"Bridget A."},{"family":"Chai","given":"</meta:user-defined>
    <meta:user-defined meta:name="ZOTERO_BREF_P9iAy7EDHoJI_33" meta:value-type="string">Jin-Fang"},{"family":"Panoutsopoulou","given":"Kalliope"},{"family":"Bartels","given":"Meike"},{"family":"Sánchez","given":"Friman"},{"family":"Stokholm","given":"Jakob"},{"family":"Torrents","given":"David"},{"family":"Vinding","given":"Rebecca K."},{"fa</meta:user-defined>
    <meta:user-defined meta:name="ZOTERO_BREF_P9iAy7EDHoJI_34" meta:value-type="string">mily":"Willems","given":"Sara M."},{"family":"Atalay","given":"Mustafa"},{"family":"Chawes","given":"Bo L."},{"family":"Kovacs","given":"Peter"},{"family":"Prokopenko","given":"Inga"},{"family":"Tuke","given":"Marcus A."},{"family":"Yaghootkar","given":"H</meta:user-defined>
    <meta:user-defined meta:name="ZOTERO_BREF_P9iAy7EDHoJI_35" meta:value-type="string">anieh"},{"family":"Ruth","given":"Katherine S."},{"family":"Jones","given":"Samuel E."},{"family":"Loh","given":"Po-Ru"},{"family":"Murray","given":"Anna"},{"family":"Weedon","given":"Michael N."},{"family":"Tönjes","given":"Anke"},{"family":"Stumvoll","g</meta:user-defined>
    <meta:user-defined meta:name="ZOTERO_BREF_P9iAy7EDHoJI_36" meta:value-type="string">iven":"Michael"},{"family":"Michaelsen","given":"Kim F."},{"family":"Eloranta","given":"Aino-Maija"},{"family":"Lakka","given":"Timo A."},{"family":"Van Duijn","given":"Cornelia M."},{"family":"Kiess","given":"Wieland"},{"family":"Körner","given":"Antje"}</meta:user-defined>
    <meta:user-defined meta:name="ZOTERO_BREF_P9iAy7EDHoJI_37" meta:value-type="string">,{"family":"Niinikoski","given":"Harri"},{"family":"Pahkala","given":"Katja"},{"family":"Raitakari","given":"Olli T."},{"family":"Jacobsson","given":"Bo"},{"family":"Zeggini","given":"Eleftheria"},{"family":"Dedoussis","given":"George V."},{"family":"Teo"</meta:user-defined>
    <meta:user-defined meta:name="ZOTERO_BREF_P9iAy7EDHoJI_38" meta:value-type="string">,"given":"Yik-Ying"},{"family":"Saw","given":"Seang-Mei"},{"family":"Montgomery","given":"Grant W."},{"family":"Campbell","given":"Harry"},{"family":"Wilson","given":"James F."},{"family":"Vrijkotte","given":"Tanja G. M."},{"family":"Vrijheid","given":"Ma</meta:user-defined>
    <meta:user-defined meta:name="ZOTERO_BREF_P9iAy7EDHoJI_39" meta:value-type="string">rtine"},{"family":"De Geus","given":"Eco J. C. N."},{"family":"Hayes","given":"M. Geoffrey"},{"family":"Kadarmideen","given":"Haja N."},{"family":"Holm","given":"Jens-Christian"},{"family":"Beilin","given":"Lawrence J."},{"family":"Pennell","given":"Craig</meta:user-defined>
    <meta:user-defined meta:name="ZOTERO_BREF_P9iAy7EDHoJI_4" meta:value-type="string">ter excluding respondents with comorbidities and those who had not visited the hospital, 625 patients with diabetes were analyzed. Statistical mediation was then examined through a path analysis using structural equation modeling (SEM). Discontinued diabe</meta:user-defined>
    <meta:user-defined meta:name="ZOTERO_BREF_P9iAy7EDHoJI_40" meta:value-type="string"> E."},{"family":"Heinrich","given":"Joachim"},{"family":"Adair","given":"Linda S."},{"family":"Borja","given":"Judith B."},{"family":"Mohlke","given":"Karen L."},{"family":"Eriksson","given":"Johan G."},{"family":"Widén","given":"Elisabeth E."},{"family":</meta:user-defined>
    <meta:user-defined meta:name="ZOTERO_BREF_P9iAy7EDHoJI_41" meta:value-type="string">"Hattersley","given":"Andrew T."},{"family":"Spector","given":"Tim D."},{"family":"Kähönen","given":"Mika"},{"family":"Viikari","given":"Jorma S."},{"family":"Lehtimäki","given":"Terho"},{"family":"Boomsma","given":"Dorret I."},{"family":"Sebert","given":</meta:user-defined>
    <meta:user-defined meta:name="ZOTERO_BREF_P9iAy7EDHoJI_42" meta:value-type="string">"Sylvain"},{"family":"Vollenweider","given":"Peter"},{"family":"Sørensen","given":"Thorkild I. A."},{"family":"Bisgaard","given":"Hans"},{"family":"Bønnelykke","given":"Klaus"},{"family":"Murray","given":"Jeffrey C."},{"family":"Melbye","given":"Mads"},{"</meta:user-defined>
    <meta:user-defined meta:name="ZOTERO_BREF_P9iAy7EDHoJI_43" meta:value-type="string">family":"Nohr","given":"Ellen A."},{"family":"Mook-Kanamori","given":"Dennis O."},{"family":"Rivadeneira","given":"Fernando"},{"family":"Hofman","given":"Albert"},{"family":"Felix","given":"Janine F."},{"family":"Jaddoe","given":"Vincent W. V."},{"family"</meta:user-defined>
    <meta:user-defined meta:name="ZOTERO_BREF_P9iAy7EDHoJI_44" meta:value-type="string">:"Hansen","given":"Torben"},{"family":"Pisinger","given":"Charlotta"},{"family":"Vaag","given":"Allan A."},{"family":"Pedersen","given":"Oluf"},{"family":"Uitterlinden","given":"André G."},{"family":"Järvelin","given":"Marjo-Riitta"},{"family":"Power","gi</meta:user-defined>
    <meta:user-defined meta:name="ZOTERO_BREF_P9iAy7EDHoJI_45" meta:value-type="string">ven":"Christine"},{"family":"Hyppönen","given":"Elina"},{"family":"Scholtens","given":"Denise M."},{"family":"Lowe","given":"William L."},{"family":"Davey Smith","given":"George"},{"family":"Timpson","given":"Nicholas J."},{"family":"Morris","given":"Andr</meta:user-defined>
    <meta:user-defined meta:name="ZOTERO_BREF_P9iAy7EDHoJI_46" meta:value-type="string">ew P."},{"family":"Wareham","given":"Nicholas J."},{"family":"Hakonarson","given":"Hakon"},{"family":"Grant","given":"Struan F. A."},{"family":"Frayling","given":"Timothy M."},{"family":"Lawlor","given":"Debbie A."},{"family":"Njølstad","given":"Pål R."},</meta:user-defined>
    <meta:user-defined meta:name="ZOTERO_BREF_P9iAy7EDHoJI_47" meta:value-type="string">{"family":"Johansson","given":"Stefan"},{"family":"Ong","given":"Ken K."},{"family":"McCarthy","given":"Mark I."},{"family":"Perry","given":"John R. B."},{"family":"Evans","given":"David M."},{"family":"Freathy","given":"Rachel M."}],"issued":{"date-parts</meta:user-defined>
    <meta:user-defined meta:name="ZOTERO_BREF_P9iAy7EDHoJI_48" meta:value-type="string">":[["2019",5]]}}}],"schema":"https://github.com/citation-style-language/schema/raw/master/csl-citation.json"}</meta:user-defined>
    <meta:user-defined meta:name="ZOTERO_BREF_P9iAy7EDHoJI_5" meta:value-type="string">tes care was independently associated with psychological distress (risk ratio = 1.44, 95% confidence interval [1.01–2.06]) and a fear of COVID-19 (1.41 [1.01–1.95]). The SEM results indicated that a fear of COVID-19, employment, trust in neighbors, and in</meta:user-defined>
    <meta:user-defined meta:name="ZOTERO_BREF_P9iAy7EDHoJI_6" meta:value-type="string">formal caregiving were indirectly associated with continued diabetes care via psychological distress. These findings suggest that a fear of COVID-19 may affect psychological distress and continued diabetes care among patients with diabetes in Japan, and t</meta:user-defined>
    <meta:user-defined meta:name="ZOTERO_BREF_P9iAy7EDHoJI_7" meta:value-type="string">hat trust in neighbors and family caregiving may be related to the discontinuation of diabetes care. Therefore, because psychological factors and socioeconomic status may affect diabetes care, it is important to consider a fear of COVID-19 among patients </meta:user-defined>
    <meta:user-defined meta:name="ZOTERO_BREF_P9iAy7EDHoJI_8" meta:value-type="string">with diabetes to maintain diabetes treatment.","container-title":"Scientific Reports","DOI":"10.1038/s41598-022-20716-4","ISSN":"2045-2322","issue":"1","journalAbbreviation":"Sci Rep","language":"en","page":"16142","source":"DOI.org (Crossref)","title":"S</meta:user-defined>
    <meta:user-defined meta:name="ZOTERO_BREF_P9iAy7EDHoJI_9" meta:value-type="string">tructural equation modeling of the effects of psychological distress and a fear of coronavirus disease 2019 on diabetes care in Japan: a cross-sectional study","title-short":"Structural equation modeling of the effects of psychological distress and a fear</meta:user-defined>
    <meta:user-defined meta:name="ZOTERO_BREF_S8OjYl9kf926_1" meta:value-type="string"/>
    <meta:user-defined meta:name="ZOTERO_BREF_UkKUyA7FNegJ_1" meta:value-type="string">ZOTERO_ITEM CSL_CITATION {"citationID":"jl4R2wpT","properties":{"formattedCitation":"(13)","plainCitation":"(13)","noteIndex":0},"citationItems":[{"id":34,"uris":["http://zotero.org/users/local/WYtZaac4/items/WARK2WCS"],"itemData":{"id":34,"type":"article</meta:user-defined>
    <meta:user-defined meta:name="ZOTERO_BREF_UkKUyA7FNegJ_10" meta:value-type="string">be warranted for future studies to estimate true effect size of air pollution on TL.","container-title":"Cardiovascular Diagnosis and Therapy","DOI":"10.21037/cdt.2018.06.05","ISSN":"2223-3652","issue":"4","journalAbbreviation":"Cardiovasc Diagn Ther","pa</meta:user-defined>
    <meta:user-defined meta:name="ZOTERO_BREF_UkKUyA7FNegJ_11" meta:value-type="string">ge":"480-492","PMID":"30214863","PMCID":"PMC6129826","source":"PubMed Central","title":"Air pollution and telomere length: a systematic review of 12,058 subjects","title-short":"Air pollution and telomere length","volume":"8","author":[{"family":"Zhao","g</meta:user-defined>
    <meta:user-defined meta:name="ZOTERO_BREF_UkKUyA7FNegJ_12" meta:value-type="string">iven":"Bing"},{"family":"Vo","given":"Ha Q."},{"family":"Johnston","given":"Fay H."},{"family":"Negishi","given":"Kazuaki"}],"issued":{"date-parts":[["2018",8]]}}}],"schema":"https://github.com/citation-style-language/schema/raw/master/csl-citation.json"}</meta:user-defined>
    <meta:user-defined meta:name="ZOTERO_BREF_UkKUyA7FNegJ_2" meta:value-type="string">-journal","abstract":"Background\nOver recent decades, adverse effects of ambient air pollution on the cardiovascular system have been clearly demonstrated. However, the underlying mechanisms are not fully elucidated. Air pollution may accelerates biologi</meta:user-defined>
    <meta:user-defined meta:name="ZOTERO_BREF_UkKUyA7FNegJ_3" meta:value-type="string">cal aging and thereby the susceptibility to cardiovascular diseases (CVDs). Telomeres are tandem repetitive DNA complexes that play a critical role in maintaining chromosome stability. There are, however, heterogeneities among the reported effects of air </meta:user-defined>
    <meta:user-defined meta:name="ZOTERO_BREF_UkKUyA7FNegJ_4" meta:value-type="string">pollution on telomere. This study sought to evaluate the existing literature on the association between air pollution and telomere length (TL).\n\nMethods\nTwo reviewers independently searched on electronic databases including PUBMED, EMBASE, SCOPUS, WEB </meta:user-defined>
    <meta:user-defined meta:name="ZOTERO_BREF_UkKUyA7FNegJ_5" meta:value-type="string">OF SCIENCE and Ovid. The key terms were “air pollution” and “telomere” without language restriction. Articles relating to tobacco smoke were excluded.\n\nResults\nA total of 12,058 subjects from 25 articles remained for final review. All were observationa</meta:user-defined>
    <meta:user-defined meta:name="ZOTERO_BREF_UkKUyA7FNegJ_6" meta:value-type="string">l studies: 14 cross-sectional, 6 cohort and 5 case-control studies. Nineteen (76%) assessed leukocyte telomere length (LTL) of which 15 found associations between air pollution and shorter TL, 2 with longer TL, 1 had mixed results, and a study of patients</meta:user-defined>
    <meta:user-defined meta:name="ZOTERO_BREF_UkKUyA7FNegJ_7" meta:value-type="string"> with type 2 diabetes found non-significant associations with TL. One found longer TL from saliva. The remaining studies were of placental cells, buccal cells or sperm and all reported shorter TL associated with air pollution. Particulate matter (PM) was </meta:user-defined>
    <meta:user-defined meta:name="ZOTERO_BREF_UkKUyA7FNegJ_8" meta:value-type="string">investigated in 8 articles, and the remainder assessed black carbon (BC), benzene, lead, cadmium and polycyclic aromatic hydrocarbon (PAH). Geographically, 11 studies were conducted in Europe, with 10 in Asia and 4 in North America. While all followed Caw</meta:user-defined>
    <meta:user-defined meta:name="ZOTERO_BREF_UkKUyA7FNegJ_9" meta:value-type="string">thon’s protocol for TL assessment, discordance in the reporting formats did not allow us to perform a quantitative meta-analysis.\n\nConclusions\nMost of the studies support the association of shorter TL with air pollution. Uniform reporting format would </meta:user-defined>
    <meta:user-defined meta:name="ZOTERO_BREF_UnpaOE20UadP_1" meta:value-type="string">ZOTERO_ITEM CSL_CITATION {"citationID":"EseoxAqf","properties":{"formattedCitation":"(3,4)","plainCitation":"(3,4)","noteIndex":0},"citationItems":[{"id":1,"uris":["http://zotero.org/users/local/WYtZaac4/items/UIAJHXB3"],"itemData":{"id":1,"type":"article</meta:user-defined>
    <meta:user-defined meta:name="ZOTERO_BREF_UnpaOE20UadP_10" meta:value-type="string">wles","given":"Joshua W."},{"family":"O'Sullivan","given":"Jack W."},{"family":"Ashley","given":"Euan A."},{"family":"McVean","given":"Gil"},{"family":"Plagnol","given":"Vincent"},{"family":"Donnelly","given":"Peter"}],"issued":{"date-parts":[["2021",6,1]</meta:user-defined>
    <meta:user-defined meta:name="ZOTERO_BREF_UnpaOE20UadP_11" meta:value-type="string">]}}}],"schema":"https://github.com/citation-style-language/schema/raw/master/csl-citation.json"}</meta:user-defined>
    <meta:user-defined meta:name="ZOTERO_BREF_UnpaOE20UadP_2" meta:value-type="string">-journal","container-title":"Genes &amp; Diseases","DOI":"10.1016/j.gendis.2023.04.034","ISSN":"2352-3042","issue":"3","journalAbbreviation":"Genes &amp; Diseases","page":"101003","source":"ScienceDirect","title":"The germline genetics of mild-to-moderate penetra</meta:user-defined>
    <meta:user-defined meta:name="ZOTERO_BREF_UnpaOE20UadP_3" meta:value-type="string">nce: An intriguing role of &lt;i&gt;PRAME&lt;/i&gt; in multiple carcinogenesis","title-short":"The germline genetics of mild-to-moderate penetrance","volume":"11","author":[{"family":"Hamdan","given":"Diaddin"},{"family":"Nguyen","given":"Van Tai"},{"family":"Paris",</meta:user-defined>
    <meta:user-defined meta:name="ZOTERO_BREF_UnpaOE20UadP_4" meta:value-type="string">"given":"Justine"},{"family":"Leboeuf","given":"Christophe"},{"family":"El Bouchtaoui","given":"Morad"},{"family":"Espié","given":"Marc"},{"family":"Janin","given":"Anne"},{"family":"Falgarone","given":"Géraldine"},{"family":"Di Benedetto","given":"Mélani</meta:user-defined>
    <meta:user-defined meta:name="ZOTERO_BREF_UnpaOE20UadP_5" meta:value-type="string">e"},{"family":"Bousquet","given":"Guilhem"}],"issued":{"date-parts":[["2024",5,1]]}}},{"id":4,"uris":["http://zotero.org/users/local/WYtZaac4/items/LPB8RL4L"],"itemData":{"id":4,"type":"article-journal","container-title":"American Journal of Cardiology","</meta:user-defined>
    <meta:user-defined meta:name="ZOTERO_BREF_UnpaOE20UadP_6" meta:value-type="string">DOI":"10.1016/j.amjcard.2021.02.032","ISSN":"0002-9149, 1879-1913","journalAbbreviation":"American Journal of Cardiology","language":"English","page":"157-164","PMID":"33675770","publisher":"Elsevier","source":"www.ajconline.org","title":"Validation of an</meta:user-defined>
    <meta:user-defined meta:name="ZOTERO_BREF_UnpaOE20UadP_7" meta:value-type="string"> Integrated Risk Tool, Including Polygenic Risk Score, for Atherosclerotic Cardiovascular Disease in Multiple Ethnicities and Ancestries","volume":"148","author":[{"family":"Weale","given":"Michael E."},{"family":"Riveros-Mckay","given":"Fernando"},{"fami</meta:user-defined>
    <meta:user-defined meta:name="ZOTERO_BREF_UnpaOE20UadP_8" meta:value-type="string">ly":"Selzam","given":"Saskia"},{"family":"Seth","given":"Priyanka"},{"family":"Moore","given":"Rachel"},{"family":"Tarran","given":"William A."},{"family":"Gradovich","given":"Eva"},{"family":"Giner-Delgado","given":"Carla"},{"family":"Palmer","given":"Du</meta:user-defined>
    <meta:user-defined meta:name="ZOTERO_BREF_UnpaOE20UadP_9" meta:value-type="string">ncan"},{"family":"Wells","given":"Daniel"},{"family":"Saffari","given":"Ayden"},{"family":"Sivley","given":"R. Michael"},{"family":"Lachapelle","given":"Alexander S."},{"family":"Wand","given":"Hannah"},{"family":"Clarke","given":"Shoa L."},{"family":"Kno</meta:user-defined>
    <meta:user-defined meta:name="ZOTERO_BREF_Uwjm1ui4Bj0h_1" meta:value-type="string">ZOTERO_ITEM CSL_CITATION {"citationID":"6YmLk5tz","properties":{"formattedCitation":"(16\\uc0\\u8211{}18)","plainCitation":"(16–18)","noteIndex":0},"citationItems":[{"id":42,"uris":["http://zotero.org/users/local/WYtZaac4/items/YP4NHTC5"],"itemData":{"id"</meta:user-defined>
    <meta:user-defined meta:name="ZOTERO_BREF_Uwjm1ui4Bj0h_10" meta:value-type="string">D."},{"family":"O’Reilly","given":"Paul F."},{"family":"Saleheen","given":"Danish"},{"family":"Amin","given":"Najaf"},{"family":"Balmforth","given":"Anthony J."},{"family":"Beekman","given":"Marian"},{"family":"Boer","given":"Rudolf A.","non-dropping-part</meta:user-defined>
    <meta:user-defined meta:name="ZOTERO_BREF_Uwjm1ui4Bj0h_11" meta:value-type="string">icle":"de"},{"family":"Böhringer","given":"Stefan"},{"family":"Braund","given":"Peter S."},{"family":"Burton","given":"Paul R."},{"family":"Craen","given":"Anton J. M.","non-dropping-particle":"de"},{"family":"Denniff","given":"Matthew"},{"family":"Dong",</meta:user-defined>
    <meta:user-defined meta:name="ZOTERO_BREF_Uwjm1ui4Bj0h_12" meta:value-type="string">"given":"Yanbin"},{"family":"Douroudis","given":"Konstantinos"},{"family":"Dubinina","given":"Elena"},{"family":"Eriksson","given":"Johan G."},{"family":"Garlaschelli","given":"Katia"},{"family":"Guo","given":"Dehuang"},{"family":"Hartikainen","given":"An</meta:user-defined>
    <meta:user-defined meta:name="ZOTERO_BREF_Uwjm1ui4Bj0h_13" meta:value-type="string">na-Liisa"},{"family":"Henders","given":"Anjali K."},{"family":"Houwing-Duistermaat","given":"Jeanine J."},{"family":"Kananen","given":"Laura"},{"family":"Karssen","given":"Lennart C."},{"family":"Kettunen","given":"Johannes"},{"family":"Klopp","given":"No</meta:user-defined>
    <meta:user-defined meta:name="ZOTERO_BREF_Uwjm1ui4Bj0h_14" meta:value-type="string">rman"},{"family":"Lagou","given":"Vasiliki"},{"family":"Leeuwen","given":"Elisabeth M.","non-dropping-particle":"van"},{"family":"Madden","given":"Pamela A."},{"family":"Mägi","given":"Reedik"},{"family":"Magnusson","given":"Patrik K.E."},{"family":"Männi</meta:user-defined>
    <meta:user-defined meta:name="ZOTERO_BREF_Uwjm1ui4Bj0h_15" meta:value-type="string">stö","given":"Satu"},{"family":"McCarthy","given":"Mark I."},{"family":"Medland","given":"Sarah E."},{"family":"Mihailov","given":"Evelin"},{"family":"Montgomery","given":"Grant W."},{"family":"Oostra","given":"Ben A."},{"family":"Palotie","given":"Aarno"</meta:user-defined>
    <meta:user-defined meta:name="ZOTERO_BREF_Uwjm1ui4Bj0h_16" meta:value-type="string">},{"family":"Peters","given":"Annette"},{"family":"Pollard","given":"Helen"},{"family":"Pouta","given":"Anneli"},{"family":"Prokopenko","given":"Inga"},{"family":"Ripatti","given":"Samuli"},{"family":"Salomaa","given":"Veikko"},{"family":"Suchiman","given</meta:user-defined>
    <meta:user-defined meta:name="ZOTERO_BREF_Uwjm1ui4Bj0h_17" meta:value-type="string">":"H. Eka D."},{"family":"Valdes","given":"Ana M."},{"family":"Verweij","given":"Niek"},{"family":"Viñuela","given":"Ana"},{"family":"Wang","given":"Xiaoling"},{"family":"Wichmann","given":"H.-Erich"},{"family":"Widen","given":"Elisabeth"},{"family":"Will</meta:user-defined>
    <meta:user-defined meta:name="ZOTERO_BREF_Uwjm1ui4Bj0h_18" meta:value-type="string">emsen","given":"Gonneke"},{"family":"Wright","given":"Margaret J."},{"family":"Xia","given":"Kai"},{"family":"Xiao","given":"Xiangjun"},{"family":"Veldhuisen","given":"Dirk J.","non-dropping-particle":"van"},{"family":"Catapano","given":"Alberico L."},{"f</meta:user-defined>
    <meta:user-defined meta:name="ZOTERO_BREF_Uwjm1ui4Bj0h_19" meta:value-type="string">amily":"Tobin","given":"Martin D."},{"family":"Hall","given":"Alistair S."},{"family":"Blakemore","given":"Alexandra I.F."},{"family":"Gilst","given":"Wiek H.","non-dropping-particle":"van"},{"family":"Zhu","given":"Haidong"},{"family":"Erdmann","given":"</meta:user-defined>
    <meta:user-defined meta:name="ZOTERO_BREF_Uwjm1ui4Bj0h_2" meta:value-type="string">:42,"type":"article-journal","abstract":"Inter-individual variation in mean leukocyte telomere length (LTL) is associated with cancer and several age-associated diseases. Here, in a genome-wide meta-analysis of 37,684 individuals with replication of selec</meta:user-defined>
    <meta:user-defined meta:name="ZOTERO_BREF_Uwjm1ui4Bj0h_20" meta:value-type="string">Jeanette"},{"family":"Reilly","given":"Muredach P."},{"family":"Kathiresan","given":"Sekar"},{"family":"Schunkert","given":"Heribert"},{"family":"Talmud","given":"Philippa J."},{"family":"Pedersen","given":"Nancy L."},{"family":"Perola","given":"Markus"},</meta:user-defined>
    <meta:user-defined meta:name="ZOTERO_BREF_Uwjm1ui4Bj0h_21" meta:value-type="string">{"family":"Ouwehand","given":"Willem"},{"family":"Kaprio","given":"Jaakko"},{"family":"Martin","given":"Nicholas G."},{"family":"Duijn","given":"Cornelia M.","non-dropping-particle":"van"},{"family":"Hovatta","given":"Iiris"},{"family":"Gieger","given":"C</meta:user-defined>
    <meta:user-defined meta:name="ZOTERO_BREF_Uwjm1ui4Bj0h_22" meta:value-type="string">hristian"},{"family":"Metspalu","given":"Andres"},{"family":"Boomsma","given":"Dorret I."},{"family":"Jarvelin","given":"Marjo-Riitta"},{"family":"Slagboom","given":"P. Eline"},{"family":"Thompson","given":"John R."},{"family":"Spector","given":"Tim D."},</meta:user-defined>
    <meta:user-defined meta:name="ZOTERO_BREF_Uwjm1ui4Bj0h_23" meta:value-type="string">{"family":"Harst","given":"Pim","non-dropping-particle":"van der"},{"family":"Samani","given":"Nilesh J."}],"issued":{"date-parts":[["2013",4]]}}},{"id":116,"uris":["http://zotero.org/users/local/WYtZaac4/items/CHFT9XW2"],"itemData":{"id":116,"type":"arti</meta:user-defined>
    <meta:user-defined meta:name="ZOTERO_BREF_Uwjm1ui4Bj0h_24" meta:value-type="string">cle-journal","abstract":"Importance\n              Most patients with pathogenic or likely pathogenic (P/LP) variants for breast cancer have not undergone genetic testing.\n            \n            \n              Objective\n              To identify pat</meta:user-defined>
    <meta:user-defined meta:name="ZOTERO_BREF_Uwjm1ui4Bj0h_25" meta:value-type="string">ients meeting family history criteria for genetic testing in the electronic health record (EHR).\n            \n            \n              Design, Setting, and Participants\n              This study included both cross-sectional (observation date, Februa</meta:user-defined>
    <meta:user-defined meta:name="ZOTERO_BREF_Uwjm1ui4Bj0h_26" meta:value-type="string">ry 1, 2024) and retrospective cohort (observation period, January 1, 2018, to February 1, 2024) analyses. Participants included patients aged 18 to 79 years enrolled in Renown Health, a large health system in Northern Nevada. Genotype was known for 38 003</meta:user-defined>
    <meta:user-defined meta:name="ZOTERO_BREF_Uwjm1ui4Bj0h_27" meta:value-type="string"> patients enrolled in Healthy Nevada Project (HNP), a population genomics study.\n            \n            \n              Exposure\n              An EHR indicating that a patient is positive for criteria according to the Seven-Question Family History Qu</meta:user-defined>
    <meta:user-defined meta:name="ZOTERO_BREF_Uwjm1ui4Bj0h_28" meta:value-type="string">estionnaire (hereafter, FHS7 positive) assessing familial risk for hereditary breast and ovarian cancer (HBOC).\n            \n            \n              Main Outcomes and Measures\n              \n                The primary outcomes were the presence o</meta:user-defined>
    <meta:user-defined meta:name="ZOTERO_BREF_Uwjm1ui4Bj0h_29" meta:value-type="string">f P/LP variants in the\n                ATM\n                ,\n                BRCA1\n                ,\n                BRCA2\n                ,\n                CHEK2\n                , or\n                PALB2\n                genes (cross-sectional </meta:user-defined>
    <meta:user-defined meta:name="ZOTERO_BREF_Uwjm1ui4Bj0h_3" meta:value-type="string">ted variants in a further 10,739 individuals, we identified seven loci, including five novel loci, associated with mean LTL (P&lt;5x10−8). Five of the loci contain genes (TERC, TERT, NAF1, OBFC1, RTEL1) that are known to be involved in telomere biology. Lead</meta:user-defined>
    <meta:user-defined meta:name="ZOTERO_BREF_Uwjm1ui4Bj0h_30" meta:value-type="string">analysis) or a diagnosis of cancer (cohort analysis). Age-adjusted cancer incidence rates per 100 000 patients per year were calculated using the 2020 US population as the standard. Hazard ratios (HRs) for cancer attributable to FHS7-positive status were </meta:user-defined>
    <meta:user-defined meta:name="ZOTERO_BREF_Uwjm1ui4Bj0h_31" meta:value-type="string">estimated using cause-specific hazard models.\n              \n            \n            \n              Results\n              \n                Among 835 727 patients, 423 393 (50.7%) were female and 29 913 (3.6%) were FHS7 positive. Among those who wer</meta:user-defined>
    <meta:user-defined meta:name="ZOTERO_BREF_Uwjm1ui4Bj0h_32" meta:value-type="string">e FHS7 positive, 24 535 (82.0%) had no evidence of prior genetic testing for HBOC in their EHR. Being FHS7 positive was associated with increased prevalence of P/LP variants in\n                BRCA1\n                /\n                BRCA2\n            </meta:user-defined>
    <meta:user-defined meta:name="ZOTERO_BREF_Uwjm1ui4Bj0h_33" meta:value-type="string">    (odds ratio [OR], 3.34; 95% CI, 2.48-4.47),\n                CHEK2\n                (OR, 1.62; 95% CI, 1.05-2.43), and\n                PALB2\n                (OR, 2.84; 95% CI, 1.23-6.16) among HNP female individuals, and in\n                BRCA1\n </meta:user-defined>
    <meta:user-defined meta:name="ZOTERO_BREF_Uwjm1ui4Bj0h_34" meta:value-type="string">               /\n                BRCA2\n                (OR, 3.35; 95% CI, 1.93-5.56) among HNP male individuals. Being FHS7 positive was also associated with significantly increased risk of cancer among 131 622 non-HNP female individuals (HR, 1.44; 95% </meta:user-defined>
    <meta:user-defined meta:name="ZOTERO_BREF_Uwjm1ui4Bj0h_35" meta:value-type="string">CI, 1.22-1.70) but not among 114 982 non-HNP male individuals (HR, 1.11; 95% CI, 0.87-1.42). Among 1527 HNP survey respondents, 352 of 383 EHR-FHS7 positive patients (91.9%) were survey-FHS7 positive, but only 352 of 883 survey-FHS7 positive patients (39.</meta:user-defined>
    <meta:user-defined meta:name="ZOTERO_BREF_Uwjm1ui4Bj0h_36" meta:value-type="string">9%) were EHR-FHS7 positive. Of the 29 913 FHS7-positive patients, 19 764 (66.1%) were identified only after parsing free-text family history comments. Socioeconomic differences were also observed between EHR-FHS7-negative and EHR-FHS7-positive patients, s</meta:user-defined>
    <meta:user-defined meta:name="ZOTERO_BREF_Uwjm1ui4Bj0h_37" meta:value-type="string">uggesting disparities in recording family history.\n              \n            \n            \n              Conclusions and Relevance\n              In this cross-sectional study, EHR-derived FHS7 identified thousands of patients with familial risk for </meta:user-defined>
    <meta:user-defined meta:name="ZOTERO_BREF_Uwjm1ui4Bj0h_38" meta:value-type="string">breast cancer, indicating a substantial gap in genetic testing. However, limitations in EHR family history data suggested that other identification methods, such as direct-to-patient questionnaires, are required to fully address this gap.","container-titl</meta:user-defined>
    <meta:user-defined meta:name="ZOTERO_BREF_Uwjm1ui4Bj0h_39" meta:value-type="string">e":"JAMA Network Open","DOI":"10.1001/jamanetworkopen.2024.35901","ISSN":"2574-3805","issue":"9","journalAbbreviation":"JAMA Netw Open","language":"en","page":"e2435901","source":"DOI.org (Crossref)","title":"Screening Familial Risk for Hereditary Breast </meta:user-defined>
    <meta:user-defined meta:name="ZOTERO_BREF_Uwjm1ui4Bj0h_4" meta:value-type="string"> SNPs at two loci (TERC and TERT) associate with several cancers and other diseases, including idiopathic pulmonary fibrosis. Moreover, a genetic risk score analysis combining lead variants at all seven loci in 22,233 coronary artery disease cases and 64,</meta:user-defined>
    <meta:user-defined meta:name="ZOTERO_BREF_Uwjm1ui4Bj0h_40" meta:value-type="string">and Ovarian Cancer","volume":"7","author":[{"family":"Kiser","given":"Daniel"},{"family":"Elhanan","given":"Gai"},{"family":"Bolze","given":"Alexandre"},{"family":"Neveux","given":"Iva"},{"family":"Schlauch","given":"Karen A."},{"family":"Metcalf","given"</meta:user-defined>
    <meta:user-defined meta:name="ZOTERO_BREF_Uwjm1ui4Bj0h_41" meta:value-type="string">:"William J."},{"family":"Cirulli","given":"Elizabeth T."},{"family":"McCarthy","given":"Catherine"},{"family":"Greenberg","given":"Leslie A."},{"family":"Grime","given":"Savanna"},{"family":"Blitstein","given":"Jamie M. Schnell"},{"family":"Plauth","give</meta:user-defined>
    <meta:user-defined meta:name="ZOTERO_BREF_Uwjm1ui4Bj0h_42" meta:value-type="string">n":"William"},{"family":"Grzymski","given":"Joseph J."}],"issued":{"date-parts":[["2024",9,25]]}}},{"id":47,"uris":["http://zotero.org/users/local/WYtZaac4/items/X9PXIYZP"],"itemData":{"id":47,"type":"article-journal","abstract":"Treatment of young adults</meta:user-defined>
    <meta:user-defined meta:name="ZOTERO_BREF_Uwjm1ui4Bj0h_43" meta:value-type="string"> with colorectal cancer (CRC) represents an unmet clinical need, especially as diagnosis in this population might lead to the greatest loss of years of life. Since 1994, CRC incidence in individuals younger than 50 years has been increasing by 2% per year</meta:user-defined>
    <meta:user-defined meta:name="ZOTERO_BREF_Uwjm1ui4Bj0h_44" meta:value-type="string">. The surge in CRC incidence in young adults is particularly alarming as the overall CRC frequency has been decreasing. Early‐onset CRC are characterized by a more advanced stage at diagnosis, poorer cell differentiation, higher prevalence of signet ring </meta:user-defined>
    <meta:user-defined meta:name="ZOTERO_BREF_Uwjm1ui4Bj0h_45" meta:value-type="string">cell histology, and left colon‐sided location of the primary tumor. Among EO‐CRC, approximately 30% of patients are affected by tumors harboring mutations causing hereditary cancer predisposing syndromes, and 20% have familial CRC. Most notably, the remai</meta:user-defined>
    <meta:user-defined meta:name="ZOTERO_BREF_Uwjm1ui4Bj0h_46" meta:value-type="string">ning 50% of EO‐CRC patients have neither hereditary syndromes nor familial CRC, thus representing a formidable challenge for research. In this review article we summarize epidemiology, clinical and molecular features, heredity and outcome of treatments of</meta:user-defined>
    <meta:user-defined meta:name="ZOTERO_BREF_Uwjm1ui4Bj0h_47" meta:value-type="string"> EO‐CRC, and provide considerations for future perspectives.","container-title":"Molecular Oncology","DOI":"10.1002/1878-0261.12417","ISSN":"1574-7891","issue":"2","journalAbbreviation":"Mol Oncol","page":"109-131","PMID":"30520562","PMCID":"PMC6360363","</meta:user-defined>
    <meta:user-defined meta:name="ZOTERO_BREF_Uwjm1ui4Bj0h_48" meta:value-type="string">source":"PubMed Central","title":"Early‐onset colorectal cancer in young individuals","volume":"13","author":[{"family":"Mauri","given":"Gianluca"},{"family":"Sartore‐Bianchi","given":"Andrea"},{"family":"Russo","given":"Antonio‐Giampiero"},{"family":"Mar</meta:user-defined>
    <meta:user-defined meta:name="ZOTERO_BREF_Uwjm1ui4Bj0h_49" meta:value-type="string">soni","given":"Silvia"},{"family":"Bardelli","given":"Alberto"},{"family":"Siena","given":"Salvatore"}],"issued":{"date-parts":[["2019",2]]}}}],"schema":"https://github.com/citation-style-language/schema/raw/master/csl-citation.json"}</meta:user-defined>
    <meta:user-defined meta:name="ZOTERO_BREF_Uwjm1ui4Bj0h_5" meta:value-type="string">762 controls showed an association of the alleles associated with shorter LTL with increased risk of CAD (21% (95% CI: 5–35%) per standard deviation in LTL, p=0.014). Our findings support a causal role of telomere length variation in some age-related dise</meta:user-defined>
    <meta:user-defined meta:name="ZOTERO_BREF_Uwjm1ui4Bj0h_6" meta:value-type="string">ases.","container-title":"Nature genetics","DOI":"10.1038/ng.2528","ISSN":"1061-4036","issue":"4","journalAbbreviation":"Nat Genet","page":"422-427e2","PMID":"23535734","PMCID":"PMC4006270","source":"PubMed Central","title":"Identification of seven loci a</meta:user-defined>
    <meta:user-defined meta:name="ZOTERO_BREF_Uwjm1ui4Bj0h_7" meta:value-type="string">ffecting mean telomere length and their association with disease","volume":"45","author":[{"family":"Codd","given":"Veryan"},{"family":"Nelson","given":"Christopher P."},{"family":"Albrecht","given":"Eva"},{"family":"Mangino","given":"Massimo"},{"family":</meta:user-defined>
    <meta:user-defined meta:name="ZOTERO_BREF_Uwjm1ui4Bj0h_8" meta:value-type="string">"Deelen","given":"Joris"},{"family":"Buxton","given":"Jessica L."},{"family":"Jan Hottenga","given":"Jouke"},{"family":"Fischer","given":"Krista"},{"family":"Esko","given":"Tõnu"},{"family":"Surakka","given":"Ida"},{"family":"Broer","given":"Linda"},{"fam</meta:user-defined>
    <meta:user-defined meta:name="ZOTERO_BREF_Uwjm1ui4Bj0h_9" meta:value-type="string">ily":"Nyholt","given":"Dale R."},{"family":"Mateo Leach","given":"Irene"},{"family":"Salo","given":"Perttu"},{"family":"Hägg","given":"Sara"},{"family":"Matthews","given":"Mary K."},{"family":"Palmen","given":"Jutta"},{"family":"Norata","given":"Giuseppe </meta:user-defined>
    <meta:user-defined meta:name="ZOTERO_BREF_XnTMjO53Ws4V_1" meta:value-type="string"/>
    <meta:user-defined meta:name="ZOTERO_BREF_Ywa19vzYEMHS_1" meta:value-type="string">ZOTERO_ITEM CSL_CITATION {"citationID":"guSW0kTn","properties":{"formattedCitation":"(10)","plainCitation":"(10)","noteIndex":0},"citationItems":[{"id":120,"uris":["http://zotero.org/users/local/WYtZaac4/items/TSY3E3EU"],"itemData":{"id":120,"type":"artic</meta:user-defined>
    <meta:user-defined meta:name="ZOTERO_BREF_Ywa19vzYEMHS_2" meta:value-type="string">le-journal","abstract":"Aging is characterized by a progressive loss of physiological integrity, leading to impaired function and increased vulnerability to death. This deterioration is the primary risk factor for major human pathologies, including cancer</meta:user-defined>
    <meta:user-defined meta:name="ZOTERO_BREF_Ywa19vzYEMHS_3" meta:value-type="string">, diabetes, cardiovascular disorders, and neurodegenerative diseases. Aging research has experienced an unprecedented advance over recent years, particularly with the discovery that the rate of aging is controlled, at least to some extent, by genetic path</meta:user-defined>
    <meta:user-defined meta:name="ZOTERO_BREF_Ywa19vzYEMHS_4" meta:value-type="string">ways and biochemical processes conserved in evolution. This Review enumerates nine tentative hallmarks that represent common denominators of aging in different organisms, with special emphasis on mammalian aging. These hallmarks are: genomic instability, </meta:user-defined>
    <meta:user-defined meta:name="ZOTERO_BREF_Ywa19vzYEMHS_5" meta:value-type="string">telomere attrition, epigenetic alterations, loss of proteostasis, deregulated nutrient sensing, mitochondrial dysfunction, cellular senescence, stem cell exhaustion, and altered intercellular communication. A major challenge is to dissect the interconnect</meta:user-defined>
    <meta:user-defined meta:name="ZOTERO_BREF_Ywa19vzYEMHS_6" meta:value-type="string">edness between the candidate hallmarks and their relative contributions to aging, with the final goal of identifying pharmaceutical targets to improve human health during aging, with minimal side effects.","container-title":"Cell","DOI":"10.1016/j.cell.20</meta:user-defined>
    <meta:user-defined meta:name="ZOTERO_BREF_Ywa19vzYEMHS_7" meta:value-type="string">13.05.039","ISSN":"1097-4172","issue":"6","journalAbbreviation":"Cell","language":"eng","page":"1194-1217","PMID":"23746838","PMCID":"PMC3836174","source":"PubMed","title":"The hallmarks of aging","volume":"153","author":[{"family":"López-Otín","given":"C</meta:user-defined>
    <meta:user-defined meta:name="ZOTERO_BREF_Ywa19vzYEMHS_8" meta:value-type="string">arlos"},{"family":"Blasco","given":"Maria A."},{"family":"Partridge","given":"Linda"},{"family":"Serrano","given":"Manuel"},{"family":"Kroemer","given":"Guido"}],"issued":{"date-parts":[["2013",6,6]]}}}],"schema":"https://github.com/citation-style-languag</meta:user-defined>
    <meta:user-defined meta:name="ZOTERO_BREF_Ywa19vzYEMHS_9" meta:value-type="string">e/schema/raw/master/csl-citation.json"}</meta:user-defined>
    <meta:user-defined meta:name="ZOTERO_BREF_ZRu8zRqBda7a_1" meta:value-type="string"/>
    <meta:user-defined meta:name="ZOTERO_BREF_dndo9GF388d5_1" meta:value-type="string">ZOTERO_ITEM CSL_CITATION {"citationID":"5XS0nCvn","properties":{"formattedCitation":"(25)","plainCitation":"(25)","noteIndex":0},"citationItems":[{"id":67,"uris":["http://zotero.org/users/local/WYtZaac4/items/XK5DBHDG"],"itemData":{"id":67,"type":"article</meta:user-defined>
    <meta:user-defined meta:name="ZOTERO_BREF_dndo9GF388d5_10" meta:value-type="string">ns in the US with IBD.","container-title":"Clinical gastroenterology and hepatology : the official clinical practice journal of the American Gastroenterological Association","DOI":"10.1016/j.cgh.2016.10.039","ISSN":"1542-3565","issue":"6","journalAbbrevia</meta:user-defined>
    <meta:user-defined meta:name="ZOTERO_BREF_dndo9GF388d5_11" meta:value-type="string">tion":"Clin Gastroenterol Hepatol","page":"857-863","PMID":"27856364","PMCID":"PMC5429988","source":"PubMed Central","title":"Incidence and Prevalence of Crohn's Disease and Ulcerative Colitis in Olmsted County, Minnesota From 1970 Through 2010","volume":</meta:user-defined>
    <meta:user-defined meta:name="ZOTERO_BREF_dndo9GF388d5_12" meta:value-type="string">"15","author":[{"family":"Shivashankar","given":"Raina"},{"family":"Tremaine","given":"William J."},{"family":"Harmsen","given":"W. Scott"},{"family":"Loftus","given":"Edward V."}],"issued":{"date-parts":[["2017",6]]}}}],"schema":"https://github.com/citat</meta:user-defined>
    <meta:user-defined meta:name="ZOTERO_BREF_dndo9GF388d5_13" meta:value-type="string">ion-style-language/schema/raw/master/csl-citation.json"}</meta:user-defined>
    <meta:user-defined meta:name="ZOTERO_BREF_dndo9GF388d5_2" meta:value-type="string">-journal","abstract":"Background &amp; Aims\nThe incidence and prevalence of inflammatory bowel diseases (IBD) continue to increase worldwide. We sought to update incidence rates of Crohn's disease (CD) and ulcerative colitis (UC) in a well-defined United Sta</meta:user-defined>
    <meta:user-defined meta:name="ZOTERO_BREF_dndo9GF388d5_3" meta:value-type="string">tes (US) population, calculating values for Olmsted County, Minnesota through 2010. We also calculated prevalence values.\n\nMethods\nThe resources of the Rochester Epidemiology Project were used to identify county residents who were diagnosed with IBD (C</meta:user-defined>
    <meta:user-defined meta:name="ZOTERO_BREF_dndo9GF388d5_4" meta:value-type="string">D or UC), based on previously set criteria. Those with new diagnoses of CD or UC between 1970 and 2010 were identified as incidence cases, and those meeting diagnostic criteria on January 1, 2011 were identified as prevalence cases. Incidence rates were e</meta:user-defined>
    <meta:user-defined meta:name="ZOTERO_BREF_dndo9GF388d5_5" meta:value-type="string">stimated (adjusted for age and sex to the US white population in 2010). Trends in incidence based on age at diagnosis, sex, and year of diagnosis were evaluated by Poisson regression.\n\nResults\nThe incidence cohort included 410 CD patients (51% female) </meta:user-defined>
    <meta:user-defined meta:name="ZOTERO_BREF_dndo9GF388d5_6" meta:value-type="string">and 483 individuals with UC (56% male). Median age of diagnosis was 29.5 years for persons with CD (range, 4–93 years) and 34.9 years for UC (range, 1–91 years). From 2000 through 2010, the adjusted annual incidence rate for CD was 10.7 cases per 100,000 </meta:user-defined>
    <meta:user-defined meta:name="ZOTERO_BREF_dndo9GF388d5_7" meta:value-type="string">person-years (95% CI, 9.1–12.3 person-years) and for UC was 12.2 per 100,000 (95% CI, 10.5–14.0 person-years). On January 1, 2011, there were 380 residents with CD, with an adjusted prevalence of 246.7 cases per 100,000 persons (95% CI, 221.7–271.8 cases </meta:user-defined>
    <meta:user-defined meta:name="ZOTERO_BREF_dndo9GF388d5_8" meta:value-type="string">per 100,000 persons), and 435 residents with UC, with an adjusted prevalence of 286.3 (95% CI, 259.1–313.5 cases per 100,000 persons). Male sex was significantly associated with a higher incidence rate of UC, and younger age was significantly associated w</meta:user-defined>
    <meta:user-defined meta:name="ZOTERO_BREF_dndo9GF388d5_9" meta:value-type="string">ith a higher incidence rate of CD.\n\nConclusion\nEstimated incidence rates for UC and CD in Olmsted County are among the highest in the US. Extrapolating the adjusted prevalence to the most recent US Census, there could be approximately 1.6 million perso</meta:user-defined>
    <meta:user-defined meta:name="ZOTERO_BREF_dnpQJDBV3fXN_1" meta:value-type="string">ZOTERO_ITEM CSL_CITATION {"citationID":"JPBUHCUm","properties":{"formattedCitation":"(10)","plainCitation":"(10)","noteIndex":0},"citationItems":[{"id":120,"uris":["http://zotero.org/users/local/WYtZaac4/items/TSY3E3EU"],"itemData":{"id":120,"type":"artic</meta:user-defined>
    <meta:user-defined meta:name="ZOTERO_BREF_dnpQJDBV3fXN_2" meta:value-type="string">le-journal","abstract":"Aging is characterized by a progressive loss of physiological integrity, leading to impaired function and increased vulnerability to death. This deterioration is the primary risk factor for major human pathologies, including cancer</meta:user-defined>
    <meta:user-defined meta:name="ZOTERO_BREF_dnpQJDBV3fXN_3" meta:value-type="string">, diabetes, cardiovascular disorders, and neurodegenerative diseases. Aging research has experienced an unprecedented advance over recent years, particularly with the discovery that the rate of aging is controlled, at least to some extent, by genetic path</meta:user-defined>
    <meta:user-defined meta:name="ZOTERO_BREF_dnpQJDBV3fXN_4" meta:value-type="string">ways and biochemical processes conserved in evolution. This Review enumerates nine tentative hallmarks that represent common denominators of aging in different organisms, with special emphasis on mammalian aging. These hallmarks are: genomic instability, </meta:user-defined>
    <meta:user-defined meta:name="ZOTERO_BREF_dnpQJDBV3fXN_5" meta:value-type="string">telomere attrition, epigenetic alterations, loss of proteostasis, deregulated nutrient sensing, mitochondrial dysfunction, cellular senescence, stem cell exhaustion, and altered intercellular communication. A major challenge is to dissect the interconnect</meta:user-defined>
    <meta:user-defined meta:name="ZOTERO_BREF_dnpQJDBV3fXN_6" meta:value-type="string">edness between the candidate hallmarks and their relative contributions to aging, with the final goal of identifying pharmaceutical targets to improve human health during aging, with minimal side effects.","container-title":"Cell","DOI":"10.1016/j.cell.20</meta:user-defined>
    <meta:user-defined meta:name="ZOTERO_BREF_dnpQJDBV3fXN_7" meta:value-type="string">13.05.039","ISSN":"1097-4172","issue":"6","journalAbbreviation":"Cell","language":"eng","page":"1194-1217","PMID":"23746838","PMCID":"PMC3836174","source":"PubMed","title":"The hallmarks of aging","volume":"153","author":[{"family":"López-Otín","given":"C</meta:user-defined>
    <meta:user-defined meta:name="ZOTERO_BREF_dnpQJDBV3fXN_8" meta:value-type="string">arlos"},{"family":"Blasco","given":"Maria A."},{"family":"Partridge","given":"Linda"},{"family":"Serrano","given":"Manuel"},{"family":"Kroemer","given":"Guido"}],"issued":{"date-parts":[["2013",6,6]]}}}],"schema":"https://github.com/citation-style-languag</meta:user-defined>
    <meta:user-defined meta:name="ZOTERO_BREF_dnpQJDBV3fXN_9" meta:value-type="string">e/schema/raw/master/csl-citation.json"}</meta:user-defined>
    <meta:user-defined meta:name="ZOTERO_BREF_kqCmmz4fLZXV_1" meta:value-type="string">ZOTERO_BIBL {"uncited":[],"omitted":[],"custom":[]} CSL_BIBLIOGRAPHY</meta:user-defined>
    <meta:user-defined meta:name="ZOTERO_BREF_lUDe8AL8kRSa_1" meta:value-type="string">ZOTERO_ITEM CSL_CITATION {"citationID":"eK2JhvpA","properties":{"formattedCitation":"(20)","plainCitation":"(20)","noteIndex":0},"citationItems":[{"id":53,"uris":["http://zotero.org/users/local/WYtZaac4/items/CEJ3GXLI"],"itemData":{"id":53,"type":"article</meta:user-defined>
    <meta:user-defined meta:name="ZOTERO_BREF_lUDe8AL8kRSa_2" meta:value-type="string">-journal","abstract":"Although blood pressure (BP) is lower in women than in men during the reproductive years, 50% of all cardiovascular disease (CVD)-related deaths occur in women, resulting in a greater incidence of CVD in older women than in age-match</meta:user-defined>
    <meta:user-defined meta:name="ZOTERO_BREF_lUDe8AL8kRSa_3" meta:value-type="string">ed men.The same mechanisms that regulate BP and cardiovascular function are present in both men and women, but these systems are shifted towards cardioprotective pathways in women between puberty and menopause.Sex hormones such as oestrogen and testostero</meta:user-defined>
    <meta:user-defined meta:name="ZOTERO_BREF_lUDe8AL8kRSa_4" meta:value-type="string">ne have a role in cardioprotection by modulating vasodilator and vasoconstrictor pathways, including the renin–angiotensin–aldosterone system (RAAS) and the endothelin system.The sex chromosome complement can act independently of sex hormone effects, whic</meta:user-defined>
    <meta:user-defined meta:name="ZOTERO_BREF_lUDe8AL8kRSa_5" meta:value-type="string">h results in sex-specific, age-specific and tissue-specific differences in gene transcription.Obesity affects more women than men; as obesity is associated with a loss of cardioprotection, CVD occurs at an earlier age in obese women than in lean women.Wom</meta:user-defined>
    <meta:user-defined meta:name="ZOTERO_BREF_lUDe8AL8kRSa_6" meta:value-type="string">en have a longer lifespan than men and develop age-related and CVD-related pathologies later in life; these beneficial outcomes might be due in part to sex differences in cell injury and repair pathways that delay the chronic accumulation of senescent cel</meta:user-defined>
    <meta:user-defined meta:name="ZOTERO_BREF_lUDe8AL8kRSa_7" meta:value-type="string">ls, end-organ damage and the progression of CVD.","container-title":"Nature Reviews Nephrology","DOI":"10.1038/nrneph.2017.189","ISSN":"1759-507X","issue":"3","journalAbbreviation":"Nat Rev Nephrol","language":"en","license":"2018 Springer Nature Limited"</meta:user-defined>
    <meta:user-defined meta:name="ZOTERO_BREF_lUDe8AL8kRSa_8" meta:value-type="string">,"page":"185-201","publisher":"Nature Publishing Group","source":"www.nature.com","title":"Sex-specific differences in hypertension and associated cardiovascular disease","volume":"14","author":[{"family":"Colafella","given":"Katrina M. Mirabito"},{"famil</meta:user-defined>
    <meta:user-defined meta:name="ZOTERO_BREF_lUDe8AL8kRSa_9" meta:value-type="string">y":"Denton","given":"Kate M."}],"issued":{"date-parts":[["2018",3]]}}}],"schema":"https://github.com/citation-style-language/schema/raw/master/csl-citation.json"}</meta:user-defined>
    <meta:user-defined meta:name="ZOTERO_BREF_nMpeO2cByAUP_1" meta:value-type="string">ZOTERO_ITEM CSL_CITATION {"citationID":"aWDLK97i","properties":{"formattedCitation":"(26,27)","plainCitation":"(26,27)","noteIndex":0},"citationItems":[{"id":72,"uris":["http://zotero.org/users/local/WYtZaac4/items/D2GG6MW6"],"itemData":{"id":72,"type":"a</meta:user-defined>
    <meta:user-defined meta:name="ZOTERO_BREF_nMpeO2cByAUP_10" meta:value-type="string">of incidence, its determinants, and treatment penetration","title-short":"Incidence of rheumatoid arthritis in Sweden","volume":"65","author":[{"family":"Eriksson","given":"Jonas K."},{"family":"Neovius","given":"Martin"},{"family":"Ernestam","given":"Sof</meta:user-defined>
    <meta:user-defined meta:name="ZOTERO_BREF_nMpeO2cByAUP_11" meta:value-type="string">ia"},{"family":"Lindblad","given":"Staffan"},{"family":"Simard","given":"Julia F."},{"family":"Askling","given":"Johan"}],"issued":{"date-parts":[["2013",6]]}}},{"id":74,"uris":["http://zotero.org/users/local/WYtZaac4/items/8CFLFSJ3"],"itemData":{"id":74,</meta:user-defined>
    <meta:user-defined meta:name="ZOTERO_BREF_nMpeO2cByAUP_12" meta:value-type="string">"type":"article-journal","abstract":"Objective\nTo examine the trends in incidence and prevalence of rheumatoid arthritis (RA) from 1995 to 2007.\n\nMethods\nTo augment our preexisting inception cohort of RA patients (1955-1994), we assembled a population</meta:user-defined>
    <meta:user-defined meta:name="ZOTERO_BREF_nMpeO2cByAUP_13" meta:value-type="string">-based incidence cohort of individuals aged ≥18 years who first fulfilled ACR 1987 criteria for RA between 1/1/1995 and 12/31/2007 and a cohort of patients with prevalent RA on 1/1/2005. Incidence and prevalence rates were estimated and were age- and sex-</meta:user-defined>
    <meta:user-defined meta:name="ZOTERO_BREF_nMpeO2cByAUP_14" meta:value-type="string">adjusted to the 2000 US whites. Trends in incidence rates were examined using Poisson regression methods.\n\nResults\nThe 1995-2007 incidence cohort comprised 466 patients (mean age 55.6 years; 66% female; 69% rheumatoid factor positive). The overall age-</meta:user-defined>
    <meta:user-defined meta:name="ZOTERO_BREF_nMpeO2cByAUP_15" meta:value-type="string"> and sex-adjusted annual RA incidence was 40.9/100,000 population. The age-adjusted incidence in women was 53.1/100,000 population,(in men: 27.7/100,000 population). During 1995-2007 there was a moderate increase in RA incidence in women (p=0.02), but not</meta:user-defined>
    <meta:user-defined meta:name="ZOTERO_BREF_nMpeO2cByAUP_16" meta:value-type="string"> in men (p=0.74). The increase was similar among all age groups. The overall age- and sex-adjusted prevalence on 1/1/2005 was 0.72% (95% CI 0.66–0.77) up from 0.62% (95% CI 0.55–0.69) in 1995 (p&lt;0.001). Applying the 1/1/2005 prevalence to the US 2005 popu</meta:user-defined>
    <meta:user-defined meta:name="ZOTERO_BREF_nMpeO2cByAUP_17" meta:value-type="string">lation, an estimated 1.5 million US adults are affected by RA. This is up from the 1.3 million reported previously.\n\nConclusion\nThe incidence of RA appears to be rising in women during 1995-2007 period. The reasons for this recent increase in incidence</meta:user-defined>
    <meta:user-defined meta:name="ZOTERO_BREF_nMpeO2cByAUP_18" meta:value-type="string"> are unknown, but environmental factors may play a role. A corresponding increase in prevalence of RA was also found.","container-title":"Arthritis and rheumatism","DOI":"10.1002/art.27425","ISSN":"0004-3591","issue":"6","journalAbbreviation":"Arthritis R</meta:user-defined>
    <meta:user-defined meta:name="ZOTERO_BREF_nMpeO2cByAUP_19" meta:value-type="string">heum","page":"1576-1582","PMID":"20191579","PMCID":"PMC2929692","source":"PubMed Central","title":"Is the incidence of rheumatoid arthritis rising? Results from Olmsted County, Minnesota, 1955-2007","title-short":"Is the incidence of rheumatoid arthritis </meta:user-defined>
    <meta:user-defined meta:name="ZOTERO_BREF_nMpeO2cByAUP_2" meta:value-type="string">rticle-journal","abstract":"OBJECTIVE: To estimate the nationwide incidence of rheumatoid arthritis (RA) in Sweden, including its variation across age, sex, geography, and demography, and to describe the sensitivity of register-based incidence estimates t</meta:user-defined>
    <meta:user-defined meta:name="ZOTERO_BREF_nMpeO2cByAUP_20" meta:value-type="string">rising?","volume":"62","author":[{"family":"Myasoedova","given":"Elena"},{"family":"Crowson","given":"Cynthia S."},{"family":"Kremers","given":"Hilal Maradit"},{"family":"Therneau","given":"Terry M."},{"family":"Gabriel","given":"Sherine E."}],"issued":{"</meta:user-defined>
    <meta:user-defined meta:name="ZOTERO_BREF_nMpeO2cByAUP_21" meta:value-type="string">date-parts":[["2010",6]]}}}],"schema":"https://github.com/citation-style-language/schema/raw/master/csl-citation.json"}</meta:user-defined>
    <meta:user-defined meta:name="ZOTERO_BREF_nMpeO2cByAUP_3" meta:value-type="string">o different RA case definitions.\nMETHODS: Incident RA patients were identified using the Swedish National Patient Register. In the base case, incident RA was defined as first-ever inpatient or nonprimary outpatient care visit listing an RA diagnosis in 2</meta:user-defined>
    <meta:user-defined meta:name="ZOTERO_BREF_nMpeO2cByAUP_4" meta:value-type="string">006-2008, with a second visit listing RA within 1 year. Patients prescribed disease-modifying antirheumatic drugs more than 6 months prior to the first visit listing RA were not regarded as incident. The robustness of this definition was evaluated by more</meta:user-defined>
    <meta:user-defined meta:name="ZOTERO_BREF_nMpeO2cByAUP_5" meta:value-type="string"> liberal and strict criteria, and by penetration of antirheumatic treatment.\nRESULTS: Between 2006 and 2008, 8,826 individuals were identified as incident RA patients. The overall incidence was 41 per 100,000 (56 for women, 25 for men). The incidence inc</meta:user-defined>
    <meta:user-defined meta:name="ZOTERO_BREF_nMpeO2cByAUP_6" meta:value-type="string">reased with age and peaked in the 70-79 years age group for both women and men. The age- and sex-standardized incidences were lower in densely populated areas and in individuals with high educational level. No geographic trends were noted. More liberal an</meta:user-defined>
    <meta:user-defined meta:name="ZOTERO_BREF_nMpeO2cByAUP_7" meta:value-type="string">d strict definitions of RA only altered the observed incidence by approximately 14%.\nCONCLUSION: The overall nationwide register-based incidence of RA was robust across different case definitions. In a country with universal access to care, RA displayed </meta:user-defined>
    <meta:user-defined meta:name="ZOTERO_BREF_nMpeO2cByAUP_8" meta:value-type="string">demographic and socioeconomic, but no geographic, variations in incidence, and peaks at an older age than most commonly reported, with no difference in peak age at RA onset between sexes.","container-title":"Arthritis Care &amp; Research","DOI":"10.1002/acr.2</meta:user-defined>
    <meta:user-defined meta:name="ZOTERO_BREF_nMpeO2cByAUP_9" meta:value-type="string">1900","ISSN":"2151-4658","issue":"6","journalAbbreviation":"Arthritis Care Res (Hoboken)","language":"eng","page":"870-878","PMID":"23281173","source":"PubMed","title":"Incidence of rheumatoid arthritis in Sweden: a nationwide population-based assessment </meta:user-defined>
    <meta:user-defined meta:name="ZOTERO_BREF_nlN0beMCuSOe_1" meta:value-type="string">ZOTERO_ITEM CSL_CITATION {"citationID":"1hx6gwSU","properties":{"formattedCitation":"(25)","plainCitation":"(25)","noteIndex":0},"citationItems":[{"id":67,"uris":["http://zotero.org/users/local/WYtZaac4/items/XK5DBHDG"],"itemData":{"id":67,"type":"article</meta:user-defined>
    <meta:user-defined meta:name="ZOTERO_BREF_nlN0beMCuSOe_10" meta:value-type="string">ns in the US with IBD.","container-title":"Clinical gastroenterology and hepatology : the official clinical practice journal of the American Gastroenterological Association","DOI":"10.1016/j.cgh.2016.10.039","ISSN":"1542-3565","issue":"6","journalAbbrevia</meta:user-defined>
    <meta:user-defined meta:name="ZOTERO_BREF_nlN0beMCuSOe_11" meta:value-type="string">tion":"Clin Gastroenterol Hepatol","page":"857-863","PMID":"27856364","PMCID":"PMC5429988","source":"PubMed Central","title":"Incidence and Prevalence of Crohn's Disease and Ulcerative Colitis in Olmsted County, Minnesota From 1970 Through 2010","volume":</meta:user-defined>
    <meta:user-defined meta:name="ZOTERO_BREF_nlN0beMCuSOe_12" meta:value-type="string">"15","author":[{"family":"Shivashankar","given":"Raina"},{"family":"Tremaine","given":"William J."},{"family":"Harmsen","given":"W. Scott"},{"family":"Loftus","given":"Edward V."}],"issued":{"date-parts":[["2017",6]]}}}],"schema":"https://github.com/citat</meta:user-defined>
    <meta:user-defined meta:name="ZOTERO_BREF_nlN0beMCuSOe_13" meta:value-type="string">ion-style-language/schema/raw/master/csl-citation.json"}</meta:user-defined>
    <meta:user-defined meta:name="ZOTERO_BREF_nlN0beMCuSOe_2" meta:value-type="string">-journal","abstract":"Background &amp; Aims\nThe incidence and prevalence of inflammatory bowel diseases (IBD) continue to increase worldwide. We sought to update incidence rates of Crohn's disease (CD) and ulcerative colitis (UC) in a well-defined United Sta</meta:user-defined>
    <meta:user-defined meta:name="ZOTERO_BREF_nlN0beMCuSOe_3" meta:value-type="string">tes (US) population, calculating values for Olmsted County, Minnesota through 2010. We also calculated prevalence values.\n\nMethods\nThe resources of the Rochester Epidemiology Project were used to identify county residents who were diagnosed with IBD (C</meta:user-defined>
    <meta:user-defined meta:name="ZOTERO_BREF_nlN0beMCuSOe_4" meta:value-type="string">D or UC), based on previously set criteria. Those with new diagnoses of CD or UC between 1970 and 2010 were identified as incidence cases, and those meeting diagnostic criteria on January 1, 2011 were identified as prevalence cases. Incidence rates were e</meta:user-defined>
    <meta:user-defined meta:name="ZOTERO_BREF_nlN0beMCuSOe_5" meta:value-type="string">stimated (adjusted for age and sex to the US white population in 2010). Trends in incidence based on age at diagnosis, sex, and year of diagnosis were evaluated by Poisson regression.\n\nResults\nThe incidence cohort included 410 CD patients (51% female) </meta:user-defined>
    <meta:user-defined meta:name="ZOTERO_BREF_nlN0beMCuSOe_6" meta:value-type="string">and 483 individuals with UC (56% male). Median age of diagnosis was 29.5 years for persons with CD (range, 4–93 years) and 34.9 years for UC (range, 1–91 years). From 2000 through 2010, the adjusted annual incidence rate for CD was 10.7 cases per 100,000 </meta:user-defined>
    <meta:user-defined meta:name="ZOTERO_BREF_nlN0beMCuSOe_7" meta:value-type="string">person-years (95% CI, 9.1–12.3 person-years) and for UC was 12.2 per 100,000 (95% CI, 10.5–14.0 person-years). On January 1, 2011, there were 380 residents with CD, with an adjusted prevalence of 246.7 cases per 100,000 persons (95% CI, 221.7–271.8 cases </meta:user-defined>
    <meta:user-defined meta:name="ZOTERO_BREF_nlN0beMCuSOe_8" meta:value-type="string">per 100,000 persons), and 435 residents with UC, with an adjusted prevalence of 286.3 (95% CI, 259.1–313.5 cases per 100,000 persons). Male sex was significantly associated with a higher incidence rate of UC, and younger age was significantly associated w</meta:user-defined>
    <meta:user-defined meta:name="ZOTERO_BREF_nlN0beMCuSOe_9" meta:value-type="string">ith a higher incidence rate of CD.\n\nConclusion\nEstimated incidence rates for UC and CD in Olmsted County are among the highest in the US. Extrapolating the adjusted prevalence to the most recent US Census, there could be approximately 1.6 million perso</meta:user-defined>
    <meta:user-defined meta:name="ZOTERO_BREF_otooUh6H25Fc_1" meta:value-type="string">ZOTERO_ITEM CSL_CITATION {"citationID":"y3AAuici","properties":{"formattedCitation":"(13)","plainCitation":"(13)","noteIndex":0},"citationItems":[{"id":34,"uris":["http://zotero.org/users/local/WYtZaac4/items/WARK2WCS"],"itemData":{"id":34,"type":"article</meta:user-defined>
    <meta:user-defined meta:name="ZOTERO_BREF_otooUh6H25Fc_10" meta:value-type="string">be warranted for future studies to estimate true effect size of air pollution on TL.","container-title":"Cardiovascular Diagnosis and Therapy","DOI":"10.21037/cdt.2018.06.05","ISSN":"2223-3652","issue":"4","journalAbbreviation":"Cardiovasc Diagn Ther","pa</meta:user-defined>
    <meta:user-defined meta:name="ZOTERO_BREF_otooUh6H25Fc_11" meta:value-type="string">ge":"480-492","PMID":"30214863","PMCID":"PMC6129826","source":"PubMed Central","title":"Air pollution and telomere length: a systematic review of 12,058 subjects","title-short":"Air pollution and telomere length","volume":"8","author":[{"family":"Zhao","g</meta:user-defined>
    <meta:user-defined meta:name="ZOTERO_BREF_otooUh6H25Fc_12" meta:value-type="string">iven":"Bing"},{"family":"Vo","given":"Ha Q."},{"family":"Johnston","given":"Fay H."},{"family":"Negishi","given":"Kazuaki"}],"issued":{"date-parts":[["2018",8]]}}}],"schema":"https://github.com/citation-style-language/schema/raw/master/csl-citation.json"}</meta:user-defined>
    <meta:user-defined meta:name="ZOTERO_BREF_otooUh6H25Fc_2" meta:value-type="string">-journal","abstract":"Background\nOver recent decades, adverse effects of ambient air pollution on the cardiovascular system have been clearly demonstrated. However, the underlying mechanisms are not fully elucidated. Air pollution may accelerates biologi</meta:user-defined>
    <meta:user-defined meta:name="ZOTERO_BREF_otooUh6H25Fc_3" meta:value-type="string">cal aging and thereby the susceptibility to cardiovascular diseases (CVDs). Telomeres are tandem repetitive DNA complexes that play a critical role in maintaining chromosome stability. There are, however, heterogeneities among the reported effects of air </meta:user-defined>
    <meta:user-defined meta:name="ZOTERO_BREF_otooUh6H25Fc_4" meta:value-type="string">pollution on telomere. This study sought to evaluate the existing literature on the association between air pollution and telomere length (TL).\n\nMethods\nTwo reviewers independently searched on electronic databases including PUBMED, EMBASE, SCOPUS, WEB </meta:user-defined>
    <meta:user-defined meta:name="ZOTERO_BREF_otooUh6H25Fc_5" meta:value-type="string">OF SCIENCE and Ovid. The key terms were “air pollution” and “telomere” without language restriction. Articles relating to tobacco smoke were excluded.\n\nResults\nA total of 12,058 subjects from 25 articles remained for final review. All were observationa</meta:user-defined>
    <meta:user-defined meta:name="ZOTERO_BREF_otooUh6H25Fc_6" meta:value-type="string">l studies: 14 cross-sectional, 6 cohort and 5 case-control studies. Nineteen (76%) assessed leukocyte telomere length (LTL) of which 15 found associations between air pollution and shorter TL, 2 with longer TL, 1 had mixed results, and a study of patients</meta:user-defined>
    <meta:user-defined meta:name="ZOTERO_BREF_otooUh6H25Fc_7" meta:value-type="string"> with type 2 diabetes found non-significant associations with TL. One found longer TL from saliva. The remaining studies were of placental cells, buccal cells or sperm and all reported shorter TL associated with air pollution. Particulate matter (PM) was </meta:user-defined>
    <meta:user-defined meta:name="ZOTERO_BREF_otooUh6H25Fc_8" meta:value-type="string">investigated in 8 articles, and the remainder assessed black carbon (BC), benzene, lead, cadmium and polycyclic aromatic hydrocarbon (PAH). Geographically, 11 studies were conducted in Europe, with 10 in Asia and 4 in North America. While all followed Caw</meta:user-defined>
    <meta:user-defined meta:name="ZOTERO_BREF_otooUh6H25Fc_9" meta:value-type="string">thon’s protocol for TL assessment, discordance in the reporting formats did not allow us to perform a quantitative meta-analysis.\n\nConclusions\nMost of the studies support the association of shorter TL with air pollution. Uniform reporting format would </meta:user-defined>
    <meta:user-defined meta:name="ZOTERO_BREF_tq0BPNMNfQwI_1" meta:value-type="string">ZOTERO_ITEM CSL_CITATION {"citationID":"5CBD0coF","properties":{"formattedCitation":"(25)","plainCitation":"(25)","noteIndex":0},"citationItems":[{"id":67,"uris":["http://zotero.org/users/local/WYtZaac4/items/XK5DBHDG"],"itemData":{"id":67,"type":"article</meta:user-defined>
    <meta:user-defined meta:name="ZOTERO_BREF_tq0BPNMNfQwI_10" meta:value-type="string">ns in the US with IBD.","container-title":"Clinical gastroenterology and hepatology : the official clinical practice journal of the American Gastroenterological Association","DOI":"10.1016/j.cgh.2016.10.039","ISSN":"1542-3565","issue":"6","journalAbbrevia</meta:user-defined>
    <meta:user-defined meta:name="ZOTERO_BREF_tq0BPNMNfQwI_11" meta:value-type="string">tion":"Clin Gastroenterol Hepatol","page":"857-863","PMID":"27856364","PMCID":"PMC5429988","source":"PubMed Central","title":"Incidence and Prevalence of Crohn's Disease and Ulcerative Colitis in Olmsted County, Minnesota From 1970 Through 2010","volume":</meta:user-defined>
    <meta:user-defined meta:name="ZOTERO_BREF_tq0BPNMNfQwI_12" meta:value-type="string">"15","author":[{"family":"Shivashankar","given":"Raina"},{"family":"Tremaine","given":"William J."},{"family":"Harmsen","given":"W. Scott"},{"family":"Loftus","given":"Edward V."}],"issued":{"date-parts":[["2017",6]]}}}],"schema":"https://github.com/citat</meta:user-defined>
    <meta:user-defined meta:name="ZOTERO_BREF_tq0BPNMNfQwI_13" meta:value-type="string">ion-style-language/schema/raw/master/csl-citation.json"}</meta:user-defined>
    <meta:user-defined meta:name="ZOTERO_BREF_tq0BPNMNfQwI_2" meta:value-type="string">-journal","abstract":"Background &amp; Aims\nThe incidence and prevalence of inflammatory bowel diseases (IBD) continue to increase worldwide. We sought to update incidence rates of Crohn's disease (CD) and ulcerative colitis (UC) in a well-defined United Sta</meta:user-defined>
    <meta:user-defined meta:name="ZOTERO_BREF_tq0BPNMNfQwI_3" meta:value-type="string">tes (US) population, calculating values for Olmsted County, Minnesota through 2010. We also calculated prevalence values.\n\nMethods\nThe resources of the Rochester Epidemiology Project were used to identify county residents who were diagnosed with IBD (C</meta:user-defined>
    <meta:user-defined meta:name="ZOTERO_BREF_tq0BPNMNfQwI_4" meta:value-type="string">D or UC), based on previously set criteria. Those with new diagnoses of CD or UC between 1970 and 2010 were identified as incidence cases, and those meeting diagnostic criteria on January 1, 2011 were identified as prevalence cases. Incidence rates were e</meta:user-defined>
    <meta:user-defined meta:name="ZOTERO_BREF_tq0BPNMNfQwI_5" meta:value-type="string">stimated (adjusted for age and sex to the US white population in 2010). Trends in incidence based on age at diagnosis, sex, and year of diagnosis were evaluated by Poisson regression.\n\nResults\nThe incidence cohort included 410 CD patients (51% female) </meta:user-defined>
    <meta:user-defined meta:name="ZOTERO_BREF_tq0BPNMNfQwI_6" meta:value-type="string">and 483 individuals with UC (56% male). Median age of diagnosis was 29.5 years for persons with CD (range, 4–93 years) and 34.9 years for UC (range, 1–91 years). From 2000 through 2010, the adjusted annual incidence rate for CD was 10.7 cases per 100,000 </meta:user-defined>
    <meta:user-defined meta:name="ZOTERO_BREF_tq0BPNMNfQwI_7" meta:value-type="string">person-years (95% CI, 9.1–12.3 person-years) and for UC was 12.2 per 100,000 (95% CI, 10.5–14.0 person-years). On January 1, 2011, there were 380 residents with CD, with an adjusted prevalence of 246.7 cases per 100,000 persons (95% CI, 221.7–271.8 cases </meta:user-defined>
    <meta:user-defined meta:name="ZOTERO_BREF_tq0BPNMNfQwI_8" meta:value-type="string">per 100,000 persons), and 435 residents with UC, with an adjusted prevalence of 286.3 (95% CI, 259.1–313.5 cases per 100,000 persons). Male sex was significantly associated with a higher incidence rate of UC, and younger age was significantly associated w</meta:user-defined>
    <meta:user-defined meta:name="ZOTERO_BREF_tq0BPNMNfQwI_9" meta:value-type="string">ith a higher incidence rate of CD.\n\nConclusion\nEstimated incidence rates for UC and CD in Olmsted County are among the highest in the US. Extrapolating the adjusted prevalence to the most recent US Census, there could be approximately 1.6 million perso</meta:user-defined>
    <meta:user-defined meta:name="ZOTERO_BREF_vVlX8zqAc1S2_1" meta:value-type="string">ZOTERO_ITEM CSL_CITATION {"citationID":"tMEcSo8n","properties":{"formattedCitation":"(13)","plainCitation":"(13)","noteIndex":0},"citationItems":[{"id":34,"uris":["http://zotero.org/users/local/WYtZaac4/items/WARK2WCS"],"itemData":{"id":34,"type":"article</meta:user-defined>
    <meta:user-defined meta:name="ZOTERO_BREF_vVlX8zqAc1S2_10" meta:value-type="string">be warranted for future studies to estimate true effect size of air pollution on TL.","container-title":"Cardiovascular Diagnosis and Therapy","DOI":"10.21037/cdt.2018.06.05","ISSN":"2223-3652","issue":"4","journalAbbreviation":"Cardiovasc Diagn Ther","pa</meta:user-defined>
    <meta:user-defined meta:name="ZOTERO_BREF_vVlX8zqAc1S2_11" meta:value-type="string">ge":"480-492","PMID":"30214863","PMCID":"PMC6129826","source":"PubMed Central","title":"Air pollution and telomere length: a systematic review of 12,058 subjects","title-short":"Air pollution and telomere length","volume":"8","author":[{"family":"Zhao","g</meta:user-defined>
    <meta:user-defined meta:name="ZOTERO_BREF_vVlX8zqAc1S2_12" meta:value-type="string">iven":"Bing"},{"family":"Vo","given":"Ha Q."},{"family":"Johnston","given":"Fay H."},{"family":"Negishi","given":"Kazuaki"}],"issued":{"date-parts":[["2018",8]]}}}],"schema":"https://github.com/citation-style-language/schema/raw/master/csl-citation.json"}</meta:user-defined>
    <meta:user-defined meta:name="ZOTERO_BREF_vVlX8zqAc1S2_2" meta:value-type="string">-journal","abstract":"Background\nOver recent decades, adverse effects of ambient air pollution on the cardiovascular system have been clearly demonstrated. However, the underlying mechanisms are not fully elucidated. Air pollution may accelerates biologi</meta:user-defined>
    <meta:user-defined meta:name="ZOTERO_BREF_vVlX8zqAc1S2_3" meta:value-type="string">cal aging and thereby the susceptibility to cardiovascular diseases (CVDs). Telomeres are tandem repetitive DNA complexes that play a critical role in maintaining chromosome stability. There are, however, heterogeneities among the reported effects of air </meta:user-defined>
    <meta:user-defined meta:name="ZOTERO_BREF_vVlX8zqAc1S2_4" meta:value-type="string">pollution on telomere. This study sought to evaluate the existing literature on the association between air pollution and telomere length (TL).\n\nMethods\nTwo reviewers independently searched on electronic databases including PUBMED, EMBASE, SCOPUS, WEB </meta:user-defined>
    <meta:user-defined meta:name="ZOTERO_BREF_vVlX8zqAc1S2_5" meta:value-type="string">OF SCIENCE and Ovid. The key terms were “air pollution” and “telomere” without language restriction. Articles relating to tobacco smoke were excluded.\n\nResults\nA total of 12,058 subjects from 25 articles remained for final review. All were observationa</meta:user-defined>
    <meta:user-defined meta:name="ZOTERO_BREF_vVlX8zqAc1S2_6" meta:value-type="string">l studies: 14 cross-sectional, 6 cohort and 5 case-control studies. Nineteen (76%) assessed leukocyte telomere length (LTL) of which 15 found associations between air pollution and shorter TL, 2 with longer TL, 1 had mixed results, and a study of patients</meta:user-defined>
    <meta:user-defined meta:name="ZOTERO_BREF_vVlX8zqAc1S2_7" meta:value-type="string"> with type 2 diabetes found non-significant associations with TL. One found longer TL from saliva. The remaining studies were of placental cells, buccal cells or sperm and all reported shorter TL associated with air pollution. Particulate matter (PM) was </meta:user-defined>
    <meta:user-defined meta:name="ZOTERO_BREF_vVlX8zqAc1S2_8" meta:value-type="string">investigated in 8 articles, and the remainder assessed black carbon (BC), benzene, lead, cadmium and polycyclic aromatic hydrocarbon (PAH). Geographically, 11 studies were conducted in Europe, with 10 in Asia and 4 in North America. While all followed Caw</meta:user-defined>
    <meta:user-defined meta:name="ZOTERO_BREF_vVlX8zqAc1S2_9" meta:value-type="string">thon’s protocol for TL assessment, discordance in the reporting formats did not allow us to perform a quantitative meta-analysis.\n\nConclusions\nMost of the studies support the association of shorter TL with air pollution. Uniform reporting format would </meta:user-defined>
    <meta:user-defined meta:name="ZOTERO_BREF_wAohZgoQFSo9_1" meta:value-type="string">ZOTERO_ITEM CSL_CITATION {"citationID":"oh3mmkCN","properties":{"formattedCitation":"(16,16,17)","plainCitation":"(16,16,17)","noteIndex":0},"citationItems":[{"id":42,"uris":["http://zotero.org/users/local/WYtZaac4/items/YP4NHTC5"],"itemData":{"id":42,"ty</meta:user-defined>
    <meta:user-defined meta:name="ZOTERO_BREF_wAohZgoQFSo9_10" meta:value-type="string">family":"O’Reilly","given":"Paul F."},{"family":"Saleheen","given":"Danish"},{"family":"Amin","given":"Najaf"},{"family":"Balmforth","given":"Anthony J."},{"family":"Beekman","given":"Marian"},{"family":"Boer","given":"Rudolf A.","non-dropping-particle":"</meta:user-defined>
    <meta:user-defined meta:name="ZOTERO_BREF_wAohZgoQFSo9_11" meta:value-type="string">de"},{"family":"Böhringer","given":"Stefan"},{"family":"Braund","given":"Peter S."},{"family":"Burton","given":"Paul R."},{"family":"Craen","given":"Anton J. M.","non-dropping-particle":"de"},{"family":"Denniff","given":"Matthew"},{"family":"Dong","given"</meta:user-defined>
    <meta:user-defined meta:name="ZOTERO_BREF_wAohZgoQFSo9_12" meta:value-type="string">:"Yanbin"},{"family":"Douroudis","given":"Konstantinos"},{"family":"Dubinina","given":"Elena"},{"family":"Eriksson","given":"Johan G."},{"family":"Garlaschelli","given":"Katia"},{"family":"Guo","given":"Dehuang"},{"family":"Hartikainen","given":"Anna-Liis</meta:user-defined>
    <meta:user-defined meta:name="ZOTERO_BREF_wAohZgoQFSo9_13" meta:value-type="string">a"},{"family":"Henders","given":"Anjali K."},{"family":"Houwing-Duistermaat","given":"Jeanine J."},{"family":"Kananen","given":"Laura"},{"family":"Karssen","given":"Lennart C."},{"family":"Kettunen","given":"Johannes"},{"family":"Klopp","given":"Norman"},</meta:user-defined>
    <meta:user-defined meta:name="ZOTERO_BREF_wAohZgoQFSo9_14" meta:value-type="string">{"family":"Lagou","given":"Vasiliki"},{"family":"Leeuwen","given":"Elisabeth M.","non-dropping-particle":"van"},{"family":"Madden","given":"Pamela A."},{"family":"Mägi","given":"Reedik"},{"family":"Magnusson","given":"Patrik K.E."},{"family":"Männistö","g</meta:user-defined>
    <meta:user-defined meta:name="ZOTERO_BREF_wAohZgoQFSo9_15" meta:value-type="string">iven":"Satu"},{"family":"McCarthy","given":"Mark I."},{"family":"Medland","given":"Sarah E."},{"family":"Mihailov","given":"Evelin"},{"family":"Montgomery","given":"Grant W."},{"family":"Oostra","given":"Ben A."},{"family":"Palotie","given":"Aarno"},{"fam</meta:user-defined>
    <meta:user-defined meta:name="ZOTERO_BREF_wAohZgoQFSo9_16" meta:value-type="string">ily":"Peters","given":"Annette"},{"family":"Pollard","given":"Helen"},{"family":"Pouta","given":"Anneli"},{"family":"Prokopenko","given":"Inga"},{"family":"Ripatti","given":"Samuli"},{"family":"Salomaa","given":"Veikko"},{"family":"Suchiman","given":"H. E</meta:user-defined>
    <meta:user-defined meta:name="ZOTERO_BREF_wAohZgoQFSo9_17" meta:value-type="string">ka D."},{"family":"Valdes","given":"Ana M."},{"family":"Verweij","given":"Niek"},{"family":"Viñuela","given":"Ana"},{"family":"Wang","given":"Xiaoling"},{"family":"Wichmann","given":"H.-Erich"},{"family":"Widen","given":"Elisabeth"},{"family":"Willemsen",</meta:user-defined>
    <meta:user-defined meta:name="ZOTERO_BREF_wAohZgoQFSo9_18" meta:value-type="string">"given":"Gonneke"},{"family":"Wright","given":"Margaret J."},{"family":"Xia","given":"Kai"},{"family":"Xiao","given":"Xiangjun"},{"family":"Veldhuisen","given":"Dirk J.","non-dropping-particle":"van"},{"family":"Catapano","given":"Alberico L."},{"family":</meta:user-defined>
    <meta:user-defined meta:name="ZOTERO_BREF_wAohZgoQFSo9_19" meta:value-type="string">"Tobin","given":"Martin D."},{"family":"Hall","given":"Alistair S."},{"family":"Blakemore","given":"Alexandra I.F."},{"family":"Gilst","given":"Wiek H.","non-dropping-particle":"van"},{"family":"Zhu","given":"Haidong"},{"family":"Erdmann","given":"Jeanett</meta:user-defined>
    <meta:user-defined meta:name="ZOTERO_BREF_wAohZgoQFSo9_2" meta:value-type="string">pe":"article-journal","abstract":"Inter-individual variation in mean leukocyte telomere length (LTL) is associated with cancer and several age-associated diseases. Here, in a genome-wide meta-analysis of 37,684 individuals with replication of selected var</meta:user-defined>
    <meta:user-defined meta:name="ZOTERO_BREF_wAohZgoQFSo9_20" meta:value-type="string">e"},{"family":"Reilly","given":"Muredach P."},{"family":"Kathiresan","given":"Sekar"},{"family":"Schunkert","given":"Heribert"},{"family":"Talmud","given":"Philippa J."},{"family":"Pedersen","given":"Nancy L."},{"family":"Perola","given":"Markus"},{"famil</meta:user-defined>
    <meta:user-defined meta:name="ZOTERO_BREF_wAohZgoQFSo9_21" meta:value-type="string">y":"Ouwehand","given":"Willem"},{"family":"Kaprio","given":"Jaakko"},{"family":"Martin","given":"Nicholas G."},{"family":"Duijn","given":"Cornelia M.","non-dropping-particle":"van"},{"family":"Hovatta","given":"Iiris"},{"family":"Gieger","given":"Christia</meta:user-defined>
    <meta:user-defined meta:name="ZOTERO_BREF_wAohZgoQFSo9_22" meta:value-type="string">n"},{"family":"Metspalu","given":"Andres"},{"family":"Boomsma","given":"Dorret I."},{"family":"Jarvelin","given":"Marjo-Riitta"},{"family":"Slagboom","given":"P. Eline"},{"family":"Thompson","given":"John R."},{"family":"Spector","given":"Tim D."},{"famil</meta:user-defined>
    <meta:user-defined meta:name="ZOTERO_BREF_wAohZgoQFSo9_23" meta:value-type="string">y":"Harst","given":"Pim","non-dropping-particle":"van der"},{"family":"Samani","given":"Nilesh J."}],"issued":{"date-parts":[["2013",4]]}}},{"id":42,"uris":["http://zotero.org/users/local/WYtZaac4/items/YP4NHTC5"],"itemData":{"id":42,"type":"article-journ</meta:user-defined>
    <meta:user-defined meta:name="ZOTERO_BREF_wAohZgoQFSo9_24" meta:value-type="string">al","abstract":"Inter-individual variation in mean leukocyte telomere length (LTL) is associated with cancer and several age-associated diseases. Here, in a genome-wide meta-analysis of 37,684 individuals with replication of selected variants in a further</meta:user-defined>
    <meta:user-defined meta:name="ZOTERO_BREF_wAohZgoQFSo9_25" meta:value-type="string"> 10,739 individuals, we identified seven loci, including five novel loci, associated with mean LTL (P&lt;5x10−8). Five of the loci contain genes (TERC, TERT, NAF1, OBFC1, RTEL1) that are known to be involved in telomere biology. Lead SNPs at two loci (TERC a</meta:user-defined>
    <meta:user-defined meta:name="ZOTERO_BREF_wAohZgoQFSo9_26" meta:value-type="string">nd TERT) associate with several cancers and other diseases, including idiopathic pulmonary fibrosis. Moreover, a genetic risk score analysis combining lead variants at all seven loci in 22,233 coronary artery disease cases and 64,762 controls showed an as</meta:user-defined>
    <meta:user-defined meta:name="ZOTERO_BREF_wAohZgoQFSo9_27" meta:value-type="string">sociation of the alleles associated with shorter LTL with increased risk of CAD (21% (95% CI: 5–35%) per standard deviation in LTL, p=0.014). Our findings support a causal role of telomere length variation in some age-related diseases.","container-title":</meta:user-defined>
    <meta:user-defined meta:name="ZOTERO_BREF_wAohZgoQFSo9_28" meta:value-type="string">"Nature genetics","DOI":"10.1038/ng.2528","ISSN":"1061-4036","issue":"4","journalAbbreviation":"Nat Genet","page":"422-427e2","PMID":"23535734","PMCID":"PMC4006270","source":"PubMed Central","title":"Identification of seven loci affecting mean telomere le</meta:user-defined>
    <meta:user-defined meta:name="ZOTERO_BREF_wAohZgoQFSo9_29" meta:value-type="string">ngth and their association with disease","volume":"45","author":[{"family":"Codd","given":"Veryan"},{"family":"Nelson","given":"Christopher P."},{"family":"Albrecht","given":"Eva"},{"family":"Mangino","given":"Massimo"},{"family":"Deelen","given":"Joris"}</meta:user-defined>
    <meta:user-defined meta:name="ZOTERO_BREF_wAohZgoQFSo9_3" meta:value-type="string">iants in a further 10,739 individuals, we identified seven loci, including five novel loci, associated with mean LTL (P&lt;5x10−8). Five of the loci contain genes (TERC, TERT, NAF1, OBFC1, RTEL1) that are known to be involved in telomere biology. Lead SNPs a</meta:user-defined>
    <meta:user-defined meta:name="ZOTERO_BREF_wAohZgoQFSo9_30" meta:value-type="string">,{"family":"Buxton","given":"Jessica L."},{"family":"Jan Hottenga","given":"Jouke"},{"family":"Fischer","given":"Krista"},{"family":"Esko","given":"Tõnu"},{"family":"Surakka","given":"Ida"},{"family":"Broer","given":"Linda"},{"family":"Nyholt","given":"Da</meta:user-defined>
    <meta:user-defined meta:name="ZOTERO_BREF_wAohZgoQFSo9_31" meta:value-type="string">le R."},{"family":"Mateo Leach","given":"Irene"},{"family":"Salo","given":"Perttu"},{"family":"Hägg","given":"Sara"},{"family":"Matthews","given":"Mary K."},{"family":"Palmen","given":"Jutta"},{"family":"Norata","given":"Giuseppe D."},{"family":"O’Reilly"</meta:user-defined>
    <meta:user-defined meta:name="ZOTERO_BREF_wAohZgoQFSo9_32" meta:value-type="string">,"given":"Paul F."},{"family":"Saleheen","given":"Danish"},{"family":"Amin","given":"Najaf"},{"family":"Balmforth","given":"Anthony J."},{"family":"Beekman","given":"Marian"},{"family":"Boer","given":"Rudolf A.","non-dropping-particle":"de"},{"family":"Bö</meta:user-defined>
    <meta:user-defined meta:name="ZOTERO_BREF_wAohZgoQFSo9_33" meta:value-type="string">hringer","given":"Stefan"},{"family":"Braund","given":"Peter S."},{"family":"Burton","given":"Paul R."},{"family":"Craen","given":"Anton J. M.","non-dropping-particle":"de"},{"family":"Denniff","given":"Matthew"},{"family":"Dong","given":"Yanbin"},{"famil</meta:user-defined>
    <meta:user-defined meta:name="ZOTERO_BREF_wAohZgoQFSo9_34" meta:value-type="string">y":"Douroudis","given":"Konstantinos"},{"family":"Dubinina","given":"Elena"},{"family":"Eriksson","given":"Johan G."},{"family":"Garlaschelli","given":"Katia"},{"family":"Guo","given":"Dehuang"},{"family":"Hartikainen","given":"Anna-Liisa"},{"family":"Hen</meta:user-defined>
    <meta:user-defined meta:name="ZOTERO_BREF_wAohZgoQFSo9_35" meta:value-type="string">ders","given":"Anjali K."},{"family":"Houwing-Duistermaat","given":"Jeanine J."},{"family":"Kananen","given":"Laura"},{"family":"Karssen","given":"Lennart C."},{"family":"Kettunen","given":"Johannes"},{"family":"Klopp","given":"Norman"},{"family":"Lagou",</meta:user-defined>
    <meta:user-defined meta:name="ZOTERO_BREF_wAohZgoQFSo9_36" meta:value-type="string">"given":"Vasiliki"},{"family":"Leeuwen","given":"Elisabeth M.","non-dropping-particle":"van"},{"family":"Madden","given":"Pamela A."},{"family":"Mägi","given":"Reedik"},{"family":"Magnusson","given":"Patrik K.E."},{"family":"Männistö","given":"Satu"},{"fa</meta:user-defined>
    <meta:user-defined meta:name="ZOTERO_BREF_wAohZgoQFSo9_37" meta:value-type="string">mily":"McCarthy","given":"Mark I."},{"family":"Medland","given":"Sarah E."},{"family":"Mihailov","given":"Evelin"},{"family":"Montgomery","given":"Grant W."},{"family":"Oostra","given":"Ben A."},{"family":"Palotie","given":"Aarno"},{"family":"Peters","giv</meta:user-defined>
    <meta:user-defined meta:name="ZOTERO_BREF_wAohZgoQFSo9_38" meta:value-type="string">en":"Annette"},{"family":"Pollard","given":"Helen"},{"family":"Pouta","given":"Anneli"},{"family":"Prokopenko","given":"Inga"},{"family":"Ripatti","given":"Samuli"},{"family":"Salomaa","given":"Veikko"},{"family":"Suchiman","given":"H. Eka D."},{"family":</meta:user-defined>
    <meta:user-defined meta:name="ZOTERO_BREF_wAohZgoQFSo9_39" meta:value-type="string">"Valdes","given":"Ana M."},{"family":"Verweij","given":"Niek"},{"family":"Viñuela","given":"Ana"},{"family":"Wang","given":"Xiaoling"},{"family":"Wichmann","given":"H.-Erich"},{"family":"Widen","given":"Elisabeth"},{"family":"Willemsen","given":"Gonneke"}</meta:user-defined>
    <meta:user-defined meta:name="ZOTERO_BREF_wAohZgoQFSo9_4" meta:value-type="string">t two loci (TERC and TERT) associate with several cancers and other diseases, including idiopathic pulmonary fibrosis. Moreover, a genetic risk score analysis combining lead variants at all seven loci in 22,233 coronary artery disease cases and 64,762 con</meta:user-defined>
    <meta:user-defined meta:name="ZOTERO_BREF_wAohZgoQFSo9_40" meta:value-type="string">,{"family":"Wright","given":"Margaret J."},{"family":"Xia","given":"Kai"},{"family":"Xiao","given":"Xiangjun"},{"family":"Veldhuisen","given":"Dirk J.","non-dropping-particle":"van"},{"family":"Catapano","given":"Alberico L."},{"family":"Tobin","given":"M</meta:user-defined>
    <meta:user-defined meta:name="ZOTERO_BREF_wAohZgoQFSo9_41" meta:value-type="string">artin D."},{"family":"Hall","given":"Alistair S."},{"family":"Blakemore","given":"Alexandra I.F."},{"family":"Gilst","given":"Wiek H.","non-dropping-particle":"van"},{"family":"Zhu","given":"Haidong"},{"family":"Erdmann","given":"Jeanette"},{"family":"Rei</meta:user-defined>
    <meta:user-defined meta:name="ZOTERO_BREF_wAohZgoQFSo9_42" meta:value-type="string">lly","given":"Muredach P."},{"family":"Kathiresan","given":"Sekar"},{"family":"Schunkert","given":"Heribert"},{"family":"Talmud","given":"Philippa J."},{"family":"Pedersen","given":"Nancy L."},{"family":"Perola","given":"Markus"},{"family":"Ouwehand","giv</meta:user-defined>
    <meta:user-defined meta:name="ZOTERO_BREF_wAohZgoQFSo9_43" meta:value-type="string">en":"Willem"},{"family":"Kaprio","given":"Jaakko"},{"family":"Martin","given":"Nicholas G."},{"family":"Duijn","given":"Cornelia M.","non-dropping-particle":"van"},{"family":"Hovatta","given":"Iiris"},{"family":"Gieger","given":"Christian"},{"family":"Met</meta:user-defined>
    <meta:user-defined meta:name="ZOTERO_BREF_wAohZgoQFSo9_44" meta:value-type="string">spalu","given":"Andres"},{"family":"Boomsma","given":"Dorret I."},{"family":"Jarvelin","given":"Marjo-Riitta"},{"family":"Slagboom","given":"P. Eline"},{"family":"Thompson","given":"John R."},{"family":"Spector","given":"Tim D."},{"family":"Harst","given"</meta:user-defined>
    <meta:user-defined meta:name="ZOTERO_BREF_wAohZgoQFSo9_45" meta:value-type="string">:"Pim","non-dropping-particle":"van der"},{"family":"Samani","given":"Nilesh J."}],"issued":{"date-parts":[["2013",4]]}}},{"id":116,"uris":["http://zotero.org/users/local/WYtZaac4/items/CHFT9XW2"],"itemData":{"id":116,"type":"article-journal","abstract":"</meta:user-defined>
    <meta:user-defined meta:name="ZOTERO_BREF_wAohZgoQFSo9_46" meta:value-type="string">Importance\n              Most patients with pathogenic or likely pathogenic (P/LP) variants for breast cancer have not undergone genetic testing.\n            \n            \n              Objective\n              To identify patients meeting family hist</meta:user-defined>
    <meta:user-defined meta:name="ZOTERO_BREF_wAohZgoQFSo9_47" meta:value-type="string">ory criteria for genetic testing in the electronic health record (EHR).\n            \n            \n              Design, Setting, and Participants\n              This study included both cross-sectional (observation date, February 1, 2024) and retrospec</meta:user-defined>
    <meta:user-defined meta:name="ZOTERO_BREF_wAohZgoQFSo9_48" meta:value-type="string">tive cohort (observation period, January 1, 2018, to February 1, 2024) analyses. Participants included patients aged 18 to 79 years enrolled in Renown Health, a large health system in Northern Nevada. Genotype was known for 38 003 patients enrolled in Hea</meta:user-defined>
    <meta:user-defined meta:name="ZOTERO_BREF_wAohZgoQFSo9_49" meta:value-type="string">lthy Nevada Project (HNP), a population genomics study.\n            \n            \n              Exposure\n              An EHR indicating that a patient is positive for criteria according to the Seven-Question Family History Questionnaire (hereafter, F</meta:user-defined>
    <meta:user-defined meta:name="ZOTERO_BREF_wAohZgoQFSo9_5" meta:value-type="string">trols showed an association of the alleles associated with shorter LTL with increased risk of CAD (21% (95% CI: 5–35%) per standard deviation in LTL, p=0.014). Our findings support a causal role of telomere length variation in some age-related diseases.",</meta:user-defined>
    <meta:user-defined meta:name="ZOTERO_BREF_wAohZgoQFSo9_50" meta:value-type="string">HS7 positive) assessing familial risk for hereditary breast and ovarian cancer (HBOC).\n            \n            \n              Main Outcomes and Measures\n              \n                The primary outcomes were the presence of P/LP variants in the\n </meta:user-defined>
    <meta:user-defined meta:name="ZOTERO_BREF_wAohZgoQFSo9_51" meta:value-type="string">               ATM\n                ,\n                BRCA1\n                ,\n                BRCA2\n                ,\n                CHEK2\n                , or\n                PALB2\n                genes (cross-sectional analysis) or a diagnosis </meta:user-defined>
    <meta:user-defined meta:name="ZOTERO_BREF_wAohZgoQFSo9_52" meta:value-type="string">of cancer (cohort analysis). Age-adjusted cancer incidence rates per 100 000 patients per year were calculated using the 2020 US population as the standard. Hazard ratios (HRs) for cancer attributable to FHS7-positive status were estimated using cause-spe</meta:user-defined>
    <meta:user-defined meta:name="ZOTERO_BREF_wAohZgoQFSo9_53" meta:value-type="string">cific hazard models.\n              \n            \n            \n              Results\n              \n                Among 835 727 patients, 423 393 (50.7%) were female and 29 913 (3.6%) were FHS7 positive. Among those who were FHS7 positive, 24 535 (</meta:user-defined>
    <meta:user-defined meta:name="ZOTERO_BREF_wAohZgoQFSo9_54" meta:value-type="string">82.0%) had no evidence of prior genetic testing for HBOC in their EHR. Being FHS7 positive was associated with increased prevalence of P/LP variants in\n                BRCA1\n                /\n                BRCA2\n                (odds ratio [OR], 3.3</meta:user-defined>
    <meta:user-defined meta:name="ZOTERO_BREF_wAohZgoQFSo9_55" meta:value-type="string">4; 95% CI, 2.48-4.47),\n                CHEK2\n                (OR, 1.62; 95% CI, 1.05-2.43), and\n                PALB2\n                (OR, 2.84; 95% CI, 1.23-6.16) among HNP female individuals, and in\n                BRCA1\n                /\n       </meta:user-defined>
    <meta:user-defined meta:name="ZOTERO_BREF_wAohZgoQFSo9_56" meta:value-type="string">         BRCA2\n                (OR, 3.35; 95% CI, 1.93-5.56) among HNP male individuals. Being FHS7 positive was also associated with significantly increased risk of cancer among 131 622 non-HNP female individuals (HR, 1.44; 95% CI, 1.22-1.70) but not am</meta:user-defined>
    <meta:user-defined meta:name="ZOTERO_BREF_wAohZgoQFSo9_57" meta:value-type="string">ong 114 982 non-HNP male individuals (HR, 1.11; 95% CI, 0.87-1.42). Among 1527 HNP survey respondents, 352 of 383 EHR-FHS7 positive patients (91.9%) were survey-FHS7 positive, but only 352 of 883 survey-FHS7 positive patients (39.9%) were EHR-FHS7 positiv</meta:user-defined>
    <meta:user-defined meta:name="ZOTERO_BREF_wAohZgoQFSo9_58" meta:value-type="string">e. Of the 29 913 FHS7-positive patients, 19 764 (66.1%) were identified only after parsing free-text family history comments. Socioeconomic differences were also observed between EHR-FHS7-negative and EHR-FHS7-positive patients, suggesting disparities in </meta:user-defined>
    <meta:user-defined meta:name="ZOTERO_BREF_wAohZgoQFSo9_59" meta:value-type="string">recording family history.\n              \n            \n            \n              Conclusions and Relevance\n              In this cross-sectional study, EHR-derived FHS7 identified thousands of patients with familial risk for breast cancer, indicating</meta:user-defined>
    <meta:user-defined meta:name="ZOTERO_BREF_wAohZgoQFSo9_6" meta:value-type="string">"container-title":"Nature genetics","DOI":"10.1038/ng.2528","ISSN":"1061-4036","issue":"4","journalAbbreviation":"Nat Genet","page":"422-427e2","PMID":"23535734","PMCID":"PMC4006270","source":"PubMed Central","title":"Identification of seven loci affectin</meta:user-defined>
    <meta:user-defined meta:name="ZOTERO_BREF_wAohZgoQFSo9_60" meta:value-type="string"> a substantial gap in genetic testing. However, limitations in EHR family history data suggested that other identification methods, such as direct-to-patient questionnaires, are required to fully address this gap.","container-title":"JAMA Network Open","D</meta:user-defined>
    <meta:user-defined meta:name="ZOTERO_BREF_wAohZgoQFSo9_61" meta:value-type="string">OI":"10.1001/jamanetworkopen.2024.35901","ISSN":"2574-3805","issue":"9","journalAbbreviation":"JAMA Netw Open","language":"en","page":"e2435901","source":"DOI.org (Crossref)","title":"Screening Familial Risk for Hereditary Breast and Ovarian Cancer","volu</meta:user-defined>
    <meta:user-defined meta:name="ZOTERO_BREF_wAohZgoQFSo9_62" meta:value-type="string">me":"7","author":[{"family":"Kiser","given":"Daniel"},{"family":"Elhanan","given":"Gai"},{"family":"Bolze","given":"Alexandre"},{"family":"Neveux","given":"Iva"},{"family":"Schlauch","given":"Karen A."},{"family":"Metcalf","given":"William J."},{"family":</meta:user-defined>
    <meta:user-defined meta:name="ZOTERO_BREF_wAohZgoQFSo9_63" meta:value-type="string">"Cirulli","given":"Elizabeth T."},{"family":"McCarthy","given":"Catherine"},{"family":"Greenberg","given":"Leslie A."},{"family":"Grime","given":"Savanna"},{"family":"Blitstein","given":"Jamie M. Schnell"},{"family":"Plauth","given":"William"},{"family":"</meta:user-defined>
    <meta:user-defined meta:name="ZOTERO_BREF_wAohZgoQFSo9_64" meta:value-type="string">Grzymski","given":"Joseph J."}],"issued":{"date-parts":[["2024",9,25]]}}}],"schema":"https://github.com/citation-style-language/schema/raw/master/csl-citation.json"}</meta:user-defined>
    <meta:user-defined meta:name="ZOTERO_BREF_wAohZgoQFSo9_7" meta:value-type="string">g mean telomere length and their association with disease","volume":"45","author":[{"family":"Codd","given":"Veryan"},{"family":"Nelson","given":"Christopher P."},{"family":"Albrecht","given":"Eva"},{"family":"Mangino","given":"Massimo"},{"family":"Deelen</meta:user-defined>
    <meta:user-defined meta:name="ZOTERO_BREF_wAohZgoQFSo9_8" meta:value-type="string">","given":"Joris"},{"family":"Buxton","given":"Jessica L."},{"family":"Jan Hottenga","given":"Jouke"},{"family":"Fischer","given":"Krista"},{"family":"Esko","given":"Tõnu"},{"family":"Surakka","given":"Ida"},{"family":"Broer","given":"Linda"},{"family":"N</meta:user-defined>
    <meta:user-defined meta:name="ZOTERO_BREF_wAohZgoQFSo9_9" meta:value-type="string">yholt","given":"Dale R."},{"family":"Mateo Leach","given":"Irene"},{"family":"Salo","given":"Perttu"},{"family":"Hägg","given":"Sara"},{"family":"Matthews","given":"Mary K."},{"family":"Palmen","given":"Jutta"},{"family":"Norata","given":"Giuseppe D."},{"</meta:user-defined>
    <meta:user-defined meta:name="ZOTERO_BREF_xJzGpQMjfMH9_1" meta:value-type="string">ZOTERO_ITEM CSL_CITATION {"citationID":"1vwnQoHU","properties":{"formattedCitation":"(11\\uc0\\u8211{}13)","plainCitation":"(11–13)","noteIndex":0},"citationItems":[{"id":114,"uris":["http://zotero.org/users/local/WYtZaac4/items/DSEEG3N9"],"itemData":{"id</meta:user-defined>
    <meta:user-defined meta:name="ZOTERO_BREF_xJzGpQMjfMH9_10" meta:value-type="string">type 2 diabetes found non-significant associations with TL. One found longer TL from saliva. The remaining studies were of placental cells, buccal cells or sperm and all reported shorter TL associated with air pollution. Particulate matter (PM) was invest</meta:user-defined>
    <meta:user-defined meta:name="ZOTERO_BREF_xJzGpQMjfMH9_11" meta:value-type="string">igated in 8 articles, and the remainder assessed black carbon (BC), benzene, lead, cadmium and polycyclic aromatic hydrocarbon (PAH). Geographically, 11 studies were conducted in Europe, with 10 in Asia and 4 in North America. While all followed Cawthon’s</meta:user-defined>
    <meta:user-defined meta:name="ZOTERO_BREF_xJzGpQMjfMH9_12" meta:value-type="string"> protocol for TL assessment, discordance in the reporting formats did not allow us to perform a quantitative meta-analysis.\n\nConclusions\nMost of the studies support the association of shorter TL with air pollution. Uniform reporting format would be war</meta:user-defined>
    <meta:user-defined meta:name="ZOTERO_BREF_xJzGpQMjfMH9_13" meta:value-type="string">ranted for future studies to estimate true effect size of air pollution on TL.","container-title":"Cardiovascular Diagnosis and Therapy","DOI":"10.21037/cdt.2018.06.05","ISSN":"2223-3652","issue":"4","journalAbbreviation":"Cardiovasc Diagn Ther","page":"4</meta:user-defined>
    <meta:user-defined meta:name="ZOTERO_BREF_xJzGpQMjfMH9_14" meta:value-type="string">80-492","PMID":"30214863","PMCID":"PMC6129826","source":"PubMed Central","title":"Air pollution and telomere length: a systematic review of 12,058 subjects","title-short":"Air pollution and telomere length","volume":"8","author":[{"family":"Zhao","given":</meta:user-defined>
    <meta:user-defined meta:name="ZOTERO_BREF_xJzGpQMjfMH9_15" meta:value-type="string">"Bing"},{"family":"Vo","given":"Ha Q."},{"family":"Johnston","given":"Fay H."},{"family":"Negishi","given":"Kazuaki"}],"issued":{"date-parts":[["2018",8]]}}},{"id":112,"uris":["http://zotero.org/users/local/WYtZaac4/items/CQT4L6Z4"],"itemData":{"id":112,"</meta:user-defined>
    <meta:user-defined meta:name="ZOTERO_BREF_xJzGpQMjfMH9_16" meta:value-type="string">type":"article-journal","container-title":"American Journal of Respiratory and Critical Care Medicine","DOI":"10.1164/rccm.201110-1764ED","ISSN":"1535-4970","issue":"12","journalAbbreviation":"Am J Respir Crit Care Med","language":"eng","page":"1327-1329"</meta:user-defined>
    <meta:user-defined meta:name="ZOTERO_BREF_xJzGpQMjfMH9_17" meta:value-type="string">,"PMID":"22174110","source":"PubMed","title":"Aging, inflammation, and emphysema","volume":"184","author":[{"family":"MacNee","given":"William"}],"issued":{"date-parts":[["2011",12,15]]}}}],"schema":"https://github.com/citation-style-language/schema/raw/m</meta:user-defined>
    <meta:user-defined meta:name="ZOTERO_BREF_xJzGpQMjfMH9_18" meta:value-type="string">aster/csl-citation.json"}</meta:user-defined>
    <meta:user-defined meta:name="ZOTERO_BREF_xJzGpQMjfMH9_2" meta:value-type="string">":114,"type":"article-journal","container-title":"American Journal of Therapeutics","DOI":"10.1097/MJT.0b013e3181cf8ebb","ISSN":"1075-2765","issue":"6","language":"en","page":"e209-e226","source":"DOI.org (Crossref)","title":"Telomere Length is a Biomarke</meta:user-defined>
    <meta:user-defined meta:name="ZOTERO_BREF_xJzGpQMjfMH9_3" meta:value-type="string">r of Cumulative Oxidative Stress, Biologic Age, and an Independent Predictor of Survival and Therapeutic Treatment Requirement Associated With Smoking Behavior","volume":"18","author":[{"family":"Babizhayev","given":"Mark A"},{"family":"Savel'yeva","given</meta:user-defined>
    <meta:user-defined meta:name="ZOTERO_BREF_xJzGpQMjfMH9_4" meta:value-type="string">":"Ekaterina L"},{"family":"Moskvina","given":"Svetlana N"},{"family":"Yegorov","given":"Yegor E"}],"issued":{"date-parts":[["2011",11]]}}},{"id":34,"uris":["http://zotero.org/users/local/WYtZaac4/items/WARK2WCS"],"itemData":{"id":34,"type":"article-journ</meta:user-defined>
    <meta:user-defined meta:name="ZOTERO_BREF_xJzGpQMjfMH9_5" meta:value-type="string">al","abstract":"Background\nOver recent decades, adverse effects of ambient air pollution on the cardiovascular system have been clearly demonstrated. However, the underlying mechanisms are not fully elucidated. Air pollution may accelerates biological ag</meta:user-defined>
    <meta:user-defined meta:name="ZOTERO_BREF_xJzGpQMjfMH9_6" meta:value-type="string">ing and thereby the susceptibility to cardiovascular diseases (CVDs). Telomeres are tandem repetitive DNA complexes that play a critical role in maintaining chromosome stability. There are, however, heterogeneities among the reported effects of air pollut</meta:user-defined>
    <meta:user-defined meta:name="ZOTERO_BREF_xJzGpQMjfMH9_7" meta:value-type="string">ion on telomere. This study sought to evaluate the existing literature on the association between air pollution and telomere length (TL).\n\nMethods\nTwo reviewers independently searched on electronic databases including PUBMED, EMBASE, SCOPUS, WEB OF SCI</meta:user-defined>
    <meta:user-defined meta:name="ZOTERO_BREF_xJzGpQMjfMH9_8" meta:value-type="string">ENCE and Ovid. The key terms were “air pollution” and “telomere” without language restriction. Articles relating to tobacco smoke were excluded.\n\nResults\nA total of 12,058 subjects from 25 articles remained for final review. All were observational stud</meta:user-defined>
    <meta:user-defined meta:name="ZOTERO_BREF_xJzGpQMjfMH9_9" meta:value-type="string">ies: 14 cross-sectional, 6 cohort and 5 case-control studies. Nineteen (76%) assessed leukocyte telomere length (LTL) of which 15 found associations between air pollution and shorter TL, 2 with longer TL, 1 had mixed results, and a study of patients with </meta:user-defined>
    <meta:user-defined meta:name="ZOTERO_BREF_ypRpWa9hQMYo_1" meta:value-type="string">ZOTERO_ITEM CSL_CITATION {"citationID":"zX6RtBKm","properties":{"formattedCitation":"(38)","plainCitation":"(38)","noteIndex":0},"citationItems":[{"id":96,"uris":["http://zotero.org/users/local/WYtZaac4/items/A3ADNM2J"],"itemData":{"id":96,"type":"article</meta:user-defined>
    <meta:user-defined meta:name="ZOTERO_BREF_ypRpWa9hQMYo_2" meta:value-type="string">-journal","container-title":"The American Journal of Clinical Nutrition","DOI":"10.1093/ajcn/nqaa238","ISSN":"00029165","issue":"1","journalAbbreviation":"The American Journal of Clinical Nutrition","language":"en","page":"129-141","source":"DOI.org (Cros</meta:user-defined>
    <meta:user-defined meta:name="ZOTERO_BREF_ypRpWa9hQMYo_3" meta:value-type="string">sref)","title":"The obesity paradox for mid- and long-term mortality in older cancer patients: a prospective multicenter cohort study","title-short":"The obesity paradox for mid- and long-term mortality in older cancer patients","volume":"113","author":[{</meta:user-defined>
    <meta:user-defined meta:name="ZOTERO_BREF_ypRpWa9hQMYo_4" meta:value-type="string">"family":"Martinez-Tapia","given":"Claudia"},{"family":"Diot","given":"Thomas"},{"family":"Oubaya","given":"Nadia"},{"family":"Paillaud","given":"Elena"},{"family":"Poisson","given":"Johanne"},{"family":"Gisselbrecht","given":"Mathilde"},{"family":"Moriss</meta:user-defined>
    <meta:user-defined meta:name="ZOTERO_BREF_ypRpWa9hQMYo_5" meta:value-type="string">et","given":"Laure"},{"family":"Caillet","given":"Philippe"},{"family":"Baudin","given":"Aurélie"},{"family":"Pamoukdjian","given":"Fréderic"},{"family":"Broussier","given":"Amaury"},{"family":"Bastuji-Garin","given":"Sylvie"},{"family":"Laurent","given":</meta:user-defined>
    <meta:user-defined meta:name="ZOTERO_BREF_ypRpWa9hQMYo_6" meta:value-type="string">"Marie"},{"family":"Canouï-Poitrine","given":"Florence"}],"issued":{"date-parts":[["2021",1]]}}}],"schema":"https://github.com/citation-style-language/schema/raw/master/csl-citation.json"}</meta:user-defined>
    <meta:user-defined meta:name="ZOTERO_PREF_1" meta:value-type="string">&lt;data data-version="3" zotero-version="7.0.32"&gt;&lt;session id="pDVDDC3W"/&gt;&lt;style id="http://www.zotero.org/styles/chicago-author-date" locale="en-GB" hasBibliography="1" bibliographyStyleHasBeenSet="0"/&gt;&lt;prefs&gt;&lt;pref name="fieldType" value="ReferenceMark"/&gt;&lt;p</meta:user-defined>
    <meta:user-defined meta:name="ZOTERO_PREF_2" meta:value-type="string">ref name="delayCitationUpdates" value="true"/&gt;&lt;/prefs&gt;&lt;/data&gt;</meta:user-defined>
    <meta:template xlink:type="simple" xlink:actuate="onRequest" xlink:title="Normal.dotm" xlink:href=""/>
  </office:meta>
</office:document-meta>
</file>